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Pictures/100002E10000014A0000014A825FBE4ACE2B6D83.svg" manifest:media-type="image/svg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6_100" table:style-name="ta1">
        <table:shapes>
          <draw:frame draw:z-index="0" draw:style-name="gr1" draw:text-style-name="P1" svg:width="159.99mm" svg:height="89.99mm" svg:x="327.45mm" svg:y="4.53mm">
            <loext:p draw:notify-on-update-of-ranges="test6_100.B2:test6_100.B120 test6_100.C1:test6_100.C1 test6_100.C2:test6_100.C120 test6_100.D1:test6_100.D1 test6_100.D2:test6_100.D1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8.76mm" svg:height="89.99mm" svg:x="327.45mm" svg:y="92.72mm">
            <loext:p draw:notify-on-update-of-ranges="test6_100.B2:test6_100.B120 test6_100.G1:test6_100.G1 test6_100.G2:test6_100.G1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27.45mm" svg:y="198.7mm">
            <loext:p draw:notify-on-update-of-ranges="test6_100.B2:test6_100.B120 test6_100.C1:test6_100.C1 test6_100.C2:test6_100.C120 test6_100.D1:test6_100.D1 test6_100.D2:test6_100.D120 test6_100.E1:test6_100.E1 test6_100.E2:test6_100.E120 test6_100.G1:test6_100.G1 test6_100.G2:test6_100.G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59.99mm" svg:height="89.99mm" svg:x="140.71mm" svg:y="1mm">
            <loext:p draw:notify-on-update-of-ranges="test6_100.G2:test6_100.G120 test6_100.C1:test6_100.C1 test6_100.C2:test6_100.C120 test6_100.G2:test6_100.G120 test6_100.D1:test6_100.D1 test6_100.D2:test6_100.D120 test6_100.G2:test6_100.G120 test6_100.E1:test6_100.E1 test6_100.E2:test6_100.E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44mm" svg:y="87.32mm">
            <loext:p draw:notify-on-update-of-ranges="test6_100.G2:test6_100.G61 test6_100.E1:test6_100.E1 test6_100.E2:test6_100.E6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27.44mm" svg:y="293.52mm">
            <loext:p draw:notify-on-update-of-ranges="test6_100.B2:test6_100.B120 test6_100.F1:test6_100.F1 test6_100.F2:test6_100.F1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06</text:p>
          </table:table-cell>
          <table:table-cell office:value-type="float" office:value="5.1277" calcext:value-type="float">
            <text:p>5.1277</text:p>
          </table:table-cell>
          <table:table-cell office:value-type="float" office:value="0.128643" calcext:value-type="float">
            <text:p>0.128643</text:p>
          </table:table-cell>
          <table:table-cell office:value-type="float" office:value="5.256343" calcext:value-type="float">
            <text:p>5.256343</text:p>
          </table:table-cell>
          <table:table-cell office:value-type="float" office:value="73947" calcext:value-type="float">
            <text:p>7394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07</text:p>
          </table:table-cell>
          <table:table-cell office:value-type="float" office:value="11.203343" calcext:value-type="float">
            <text:p>11.203343</text:p>
          </table:table-cell>
          <table:table-cell office:value-type="float" office:value="0.433475" calcext:value-type="float">
            <text:p>0.433475</text:p>
          </table:table-cell>
          <table:table-cell office:value-type="float" office:value="11.636818" calcext:value-type="float">
            <text:p>11.636818</text:p>
          </table:table-cell>
          <table:table-cell office:value-type="float" office:value="253313" calcext:value-type="float">
            <text:p>2533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08</text:p>
          </table:table-cell>
          <table:table-cell office:value-type="float" office:value="2.677807" calcext:value-type="float">
            <text:p>2.677807</text:p>
          </table:table-cell>
          <table:table-cell office:value-type="float" office:value="0.571633" calcext:value-type="float">
            <text:p>0.571633</text:p>
          </table:table-cell>
          <table:table-cell office:value-type="float" office:value="3.24944" calcext:value-type="float">
            <text:p>3.24944</text:p>
          </table:table-cell>
          <table:table-cell office:value-type="float" office:value="748420" calcext:value-type="float">
            <text:p>74842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09</text:p>
          </table:table-cell>
          <table:table-cell office:value-type="float" office:value="0.963796" calcext:value-type="float">
            <text:p>0.963796</text:p>
          </table:table-cell>
          <table:table-cell office:value-type="float" office:value="0.100738" calcext:value-type="float">
            <text:p>0.100738</text:p>
          </table:table-cell>
          <table:table-cell office:value-type="float" office:value="1.064534" calcext:value-type="float">
            <text:p>1.064534</text:p>
          </table:table-cell>
          <table:table-cell office:value-type="float" office:value="430575" calcext:value-type="float">
            <text:p>43057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0</text:p>
          </table:table-cell>
          <table:table-cell office:value-type="float" office:value="1.187173" calcext:value-type="float">
            <text:p>1.187173</text:p>
          </table:table-cell>
          <table:table-cell office:value-type="float" office:value="0.214445" calcext:value-type="float">
            <text:p>0.214445</text:p>
          </table:table-cell>
          <table:table-cell office:value-type="float" office:value="1.401618" calcext:value-type="float">
            <text:p>1.401618</text:p>
          </table:table-cell>
          <table:table-cell office:value-type="float" office:value="382413" calcext:value-type="float">
            <text:p>38241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1</text:p>
          </table:table-cell>
          <table:table-cell office:value-type="float" office:value="1.475798" calcext:value-type="float">
            <text:p>1.475798</text:p>
          </table:table-cell>
          <table:table-cell office:value-type="float" office:value="0.242875" calcext:value-type="float">
            <text:p>0.242875</text:p>
          </table:table-cell>
          <table:table-cell office:value-type="float" office:value="1.718673" calcext:value-type="float">
            <text:p>1.718673</text:p>
          </table:table-cell>
          <table:table-cell office:value-type="float" office:value="712757" calcext:value-type="float">
            <text:p>71275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2</text:p>
          </table:table-cell>
          <table:table-cell office:value-type="float" office:value="1.087543" calcext:value-type="float">
            <text:p>1.087543</text:p>
          </table:table-cell>
          <table:table-cell office:value-type="float" office:value="0.121664" calcext:value-type="float">
            <text:p>0.121664</text:p>
          </table:table-cell>
          <table:table-cell office:value-type="float" office:value="1.209207" calcext:value-type="float">
            <text:p>1.209207</text:p>
          </table:table-cell>
          <table:table-cell office:value-type="float" office:value="237370" calcext:value-type="float">
            <text:p>23737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3</text:p>
          </table:table-cell>
          <table:table-cell office:value-type="float" office:value="1.097971" calcext:value-type="float">
            <text:p>1.097971</text:p>
          </table:table-cell>
          <table:table-cell office:value-type="float" office:value="0.223813" calcext:value-type="float">
            <text:p>0.223813</text:p>
          </table:table-cell>
          <table:table-cell office:value-type="float" office:value="1.321784" calcext:value-type="float">
            <text:p>1.321784</text:p>
          </table:table-cell>
          <table:table-cell office:value-type="float" office:value="289550" calcext:value-type="float">
            <text:p>28955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4</text:p>
          </table:table-cell>
          <table:table-cell office:value-type="float" office:value="1.057712" calcext:value-type="float">
            <text:p>1.057712</text:p>
          </table:table-cell>
          <table:table-cell office:value-type="float" office:value="0.158443" calcext:value-type="float">
            <text:p>0.158443</text:p>
          </table:table-cell>
          <table:table-cell office:value-type="float" office:value="1.216155" calcext:value-type="float">
            <text:p>1.216155</text:p>
          </table:table-cell>
          <table:table-cell office:value-type="float" office:value="201687" calcext:value-type="float">
            <text:p>20168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5</text:p>
          </table:table-cell>
          <table:table-cell office:value-type="float" office:value="0.961676" calcext:value-type="float">
            <text:p>0.961676</text:p>
          </table:table-cell>
          <table:table-cell office:value-type="float" office:value="0.253225" calcext:value-type="float">
            <text:p>0.253225</text:p>
          </table:table-cell>
          <table:table-cell office:value-type="float" office:value="1.214901" calcext:value-type="float">
            <text:p>1.214901</text:p>
          </table:table-cell>
          <table:table-cell office:value-type="float" office:value="414911" calcext:value-type="float">
            <text:p>41491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6</text:p>
          </table:table-cell>
          <table:table-cell office:value-type="float" office:value="1.305152" calcext:value-type="float">
            <text:p>1.305152</text:p>
          </table:table-cell>
          <table:table-cell office:value-type="float" office:value="0.438229" calcext:value-type="float">
            <text:p>0.438229</text:p>
          </table:table-cell>
          <table:table-cell office:value-type="float" office:value="1.743381" calcext:value-type="float">
            <text:p>1.743381</text:p>
          </table:table-cell>
          <table:table-cell office:value-type="float" office:value="891656" calcext:value-type="float">
            <text:p>891656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7</text:p>
          </table:table-cell>
          <table:table-cell office:value-type="float" office:value="1.957793" calcext:value-type="float">
            <text:p>1.957793</text:p>
          </table:table-cell>
          <table:table-cell office:value-type="float" office:value="0.379068" calcext:value-type="float">
            <text:p>0.379068</text:p>
          </table:table-cell>
          <table:table-cell office:value-type="float" office:value="2.336861" calcext:value-type="float">
            <text:p>2.336861</text:p>
          </table:table-cell>
          <table:table-cell office:value-type="float" office:value="833797" calcext:value-type="float">
            <text:p>833797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8</text:p>
          </table:table-cell>
          <table:table-cell office:value-type="float" office:value="1.951118" calcext:value-type="float">
            <text:p>1.951118</text:p>
          </table:table-cell>
          <table:table-cell office:value-type="float" office:value="0.245578" calcext:value-type="float">
            <text:p>0.245578</text:p>
          </table:table-cell>
          <table:table-cell office:value-type="float" office:value="2.196696" calcext:value-type="float">
            <text:p>2.196696</text:p>
          </table:table-cell>
          <table:table-cell office:value-type="float" office:value="715339" calcext:value-type="float">
            <text:p>715339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19</text:p>
          </table:table-cell>
          <table:table-cell office:value-type="float" office:value="1.980071" calcext:value-type="float">
            <text:p>1.980071</text:p>
          </table:table-cell>
          <table:table-cell office:value-type="float" office:value="0.316035" calcext:value-type="float">
            <text:p>0.316035</text:p>
          </table:table-cell>
          <table:table-cell office:value-type="float" office:value="2.296106" calcext:value-type="float">
            <text:p>2.296106</text:p>
          </table:table-cell>
          <table:table-cell office:value-type="float" office:value="804501" calcext:value-type="float">
            <text:p>80450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0</text:p>
          </table:table-cell>
          <table:table-cell office:value-type="float" office:value="2.143656" calcext:value-type="float">
            <text:p>2.143656</text:p>
          </table:table-cell>
          <table:table-cell office:value-type="float" office:value="0.502658" calcext:value-type="float">
            <text:p>0.502658</text:p>
          </table:table-cell>
          <table:table-cell office:value-type="float" office:value="2.646314" calcext:value-type="float">
            <text:p>2.646314</text:p>
          </table:table-cell>
          <table:table-cell office:value-type="float" office:value="1447782" calcext:value-type="float">
            <text:p>1447782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1</text:p>
          </table:table-cell>
          <table:table-cell office:value-type="float" office:value="2.200756" calcext:value-type="float">
            <text:p>2.200756</text:p>
          </table:table-cell>
          <table:table-cell office:value-type="float" office:value="0.967728" calcext:value-type="float">
            <text:p>0.967728</text:p>
          </table:table-cell>
          <table:table-cell office:value-type="float" office:value="3.168484" calcext:value-type="float">
            <text:p>3.168484</text:p>
          </table:table-cell>
          <table:table-cell office:value-type="float" office:value="2367170" calcext:value-type="float">
            <text:p>236717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2</text:p>
          </table:table-cell>
          <table:table-cell office:value-type="float" office:value="2.370216" calcext:value-type="float">
            <text:p>2.370216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2.717636" calcext:value-type="float">
            <text:p>2.717636</text:p>
          </table:table-cell>
          <table:table-cell office:value-type="float" office:value="1417961" calcext:value-type="float">
            <text:p>1417961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3</text:p>
          </table:table-cell>
          <table:table-cell office:value-type="float" office:value="2.01196" calcext:value-type="float">
            <text:p>2.01196</text:p>
          </table:table-cell>
          <table:table-cell office:value-type="float" office:value="0.113532" calcext:value-type="float">
            <text:p>0.113532</text:p>
          </table:table-cell>
          <table:table-cell office:value-type="float" office:value="2.125492" calcext:value-type="float">
            <text:p>2.125492</text:p>
          </table:table-cell>
          <table:table-cell office:value-type="float" office:value="349950" calcext:value-type="float">
            <text:p>349950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4</text:p>
          </table:table-cell>
          <table:table-cell office:value-type="float" office:value="1.93589" calcext:value-type="float">
            <text:p>1.93589</text:p>
          </table:table-cell>
          <table:table-cell office:value-type="float" office:value="0.362643" calcext:value-type="float">
            <text:p>0.362643</text:p>
          </table:table-cell>
          <table:table-cell office:value-type="float" office:value="2.298533" calcext:value-type="float">
            <text:p>2.298533</text:p>
          </table:table-cell>
          <table:table-cell office:value-type="float" office:value="808253" calcext:value-type="float">
            <text:p>808253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5</text:p>
          </table:table-cell>
          <table:table-cell office:value-type="float" office:value="2.404117" calcext:value-type="float">
            <text:p>2.404117</text:p>
          </table:table-cell>
          <table:table-cell office:value-type="float" office:value="1.603846" calcext:value-type="float">
            <text:p>1.603846</text:p>
          </table:table-cell>
          <table:table-cell office:value-type="float" office:value="4.007963" calcext:value-type="float">
            <text:p>4.007963</text:p>
          </table:table-cell>
          <table:table-cell office:value-type="float" office:value="5094305" calcext:value-type="float">
            <text:p>5094305</text:p>
          </table:table-cell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6</text:p>
          </table:table-cell>
          <table:table-cell office:value-type="float" office:value="3.848842" calcext:value-type="float">
            <text:p>3.848842</text:p>
          </table:table-cell>
          <table:table-cell office:value-type="float" office:value="0.943067" calcext:value-type="float">
            <text:p>0.943067</text:p>
          </table:table-cell>
          <table:table-cell office:value-type="float" office:value="4.791909" calcext:value-type="float">
            <text:p>4.791909</text:p>
          </table:table-cell>
          <table:table-cell office:value-type="float" office:value="2102284" calcext:value-type="float">
            <text:p>2102284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7</text:p>
          </table:table-cell>
          <table:table-cell office:value-type="float" office:value="3.010982" calcext:value-type="float">
            <text:p>3.010982</text:p>
          </table:table-cell>
          <table:table-cell office:value-type="float" office:value="0.178736" calcext:value-type="float">
            <text:p>0.178736</text:p>
          </table:table-cell>
          <table:table-cell office:value-type="float" office:value="3.189718" calcext:value-type="float">
            <text:p>3.189718</text:p>
          </table:table-cell>
          <table:table-cell office:value-type="float" office:value="915190" calcext:value-type="float">
            <text:p>915190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8</text:p>
          </table:table-cell>
          <table:table-cell office:value-type="float" office:value="3.045787" calcext:value-type="float">
            <text:p>3.045787</text:p>
          </table:table-cell>
          <table:table-cell office:value-type="float" office:value="0.523846" calcext:value-type="float">
            <text:p>0.523846</text:p>
          </table:table-cell>
          <table:table-cell office:value-type="float" office:value="3.569633" calcext:value-type="float">
            <text:p>3.569633</text:p>
          </table:table-cell>
          <table:table-cell office:value-type="float" office:value="1101451" calcext:value-type="float">
            <text:p>110145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29</text:p>
          </table:table-cell>
          <table:table-cell office:value-type="float" office:value="3.948091" calcext:value-type="float">
            <text:p>3.948091</text:p>
          </table:table-cell>
          <table:table-cell office:value-type="float" office:value="0.444611" calcext:value-type="float">
            <text:p>0.444611</text:p>
          </table:table-cell>
          <table:table-cell office:value-type="float" office:value="4.392702" calcext:value-type="float">
            <text:p>4.392702</text:p>
          </table:table-cell>
          <table:table-cell office:value-type="float" office:value="1173538" calcext:value-type="float">
            <text:p>1173538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0</text:p>
          </table:table-cell>
          <table:table-cell office:value-type="float" office:value="3.292651" calcext:value-type="float">
            <text:p>3.292651</text:p>
          </table:table-cell>
          <table:table-cell office:value-type="float" office:value="0.275323" calcext:value-type="float">
            <text:p>0.275323</text:p>
          </table:table-cell>
          <table:table-cell office:value-type="float" office:value="3.567974" calcext:value-type="float">
            <text:p>3.567974</text:p>
          </table:table-cell>
          <table:table-cell office:value-type="float" office:value="791481" calcext:value-type="float">
            <text:p>79148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1</text:p>
          </table:table-cell>
          <table:table-cell office:value-type="float" office:value="3.101396" calcext:value-type="float">
            <text:p>3.101396</text:p>
          </table:table-cell>
          <table:table-cell office:value-type="float" office:value="0.307638" calcext:value-type="float">
            <text:p>0.307638</text:p>
          </table:table-cell>
          <table:table-cell office:value-type="float" office:value="3.409034" calcext:value-type="float">
            <text:p>3.409034</text:p>
          </table:table-cell>
          <table:table-cell office:value-type="float" office:value="711667" calcext:value-type="float">
            <text:p>71166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2</text:p>
          </table:table-cell>
          <table:table-cell office:value-type="float" office:value="3.05032" calcext:value-type="float">
            <text:p>3.05032</text:p>
          </table:table-cell>
          <table:table-cell office:value-type="float" office:value="0.383465" calcext:value-type="float">
            <text:p>0.383465</text:p>
          </table:table-cell>
          <table:table-cell office:value-type="float" office:value="3.433785" calcext:value-type="float">
            <text:p>3.433785</text:p>
          </table:table-cell>
          <table:table-cell office:value-type="float" office:value="1310362" calcext:value-type="float">
            <text:p>1310362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3</text:p>
          </table:table-cell>
          <table:table-cell office:value-type="float" office:value="3.035132" calcext:value-type="float">
            <text:p>3.035132</text:p>
          </table:table-cell>
          <table:table-cell office:value-type="float" office:value="0.294166" calcext:value-type="float">
            <text:p>0.294166</text:p>
          </table:table-cell>
          <table:table-cell office:value-type="float" office:value="3.329298" calcext:value-type="float">
            <text:p>3.329298</text:p>
          </table:table-cell>
          <table:table-cell office:value-type="float" office:value="795905" calcext:value-type="float">
            <text:p>795905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4</text:p>
          </table:table-cell>
          <table:table-cell office:value-type="float" office:value="3.267312" calcext:value-type="float">
            <text:p>3.267312</text:p>
          </table:table-cell>
          <table:table-cell office:value-type="float" office:value="0.221213" calcext:value-type="float">
            <text:p>0.221213</text:p>
          </table:table-cell>
          <table:table-cell office:value-type="float" office:value="3.488525" calcext:value-type="float">
            <text:p>3.488525</text:p>
          </table:table-cell>
          <table:table-cell office:value-type="float" office:value="510577" calcext:value-type="float">
            <text:p>510577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5</text:p>
          </table:table-cell>
          <table:table-cell office:value-type="float" office:value="4.083518" calcext:value-type="float">
            <text:p>4.083518</text:p>
          </table:table-cell>
          <table:table-cell office:value-type="float" office:value="0.304854" calcext:value-type="float">
            <text:p>0.304854</text:p>
          </table:table-cell>
          <table:table-cell office:value-type="float" office:value="4.388372" calcext:value-type="float">
            <text:p>4.388372</text:p>
          </table:table-cell>
          <table:table-cell office:value-type="float" office:value="508139" calcext:value-type="float">
            <text:p>508139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6</text:p>
          </table:table-cell>
          <table:table-cell office:value-type="float" office:value="3.319254" calcext:value-type="float">
            <text:p>3.319254</text:p>
          </table:table-cell>
          <table:table-cell office:value-type="float" office:value="0.384572" calcext:value-type="float">
            <text:p>0.384572</text:p>
          </table:table-cell>
          <table:table-cell office:value-type="float" office:value="3.703826" calcext:value-type="float">
            <text:p>3.703826</text:p>
          </table:table-cell>
          <table:table-cell office:value-type="float" office:value="708187" calcext:value-type="float">
            <text:p>708187</text:p>
          </table:table-cell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7</text:p>
          </table:table-cell>
          <table:table-cell office:value-type="float" office:value="3.911664" calcext:value-type="float">
            <text:p>3.911664</text:p>
          </table:table-cell>
          <table:table-cell office:value-type="float" office:value="0.344054" calcext:value-type="float">
            <text:p>0.344054</text:p>
          </table:table-cell>
          <table:table-cell office:value-type="float" office:value="4.255718" calcext:value-type="float">
            <text:p>4.255718</text:p>
          </table:table-cell>
          <table:table-cell office:value-type="float" office:value="1076050" calcext:value-type="float">
            <text:p>107605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8</text:p>
          </table:table-cell>
          <table:table-cell office:value-type="float" office:value="4.097151" calcext:value-type="float">
            <text:p>4.097151</text:p>
          </table:table-cell>
          <table:table-cell office:value-type="float" office:value="0.328457" calcext:value-type="float">
            <text:p>0.328457</text:p>
          </table:table-cell>
          <table:table-cell office:value-type="float" office:value="4.425608" calcext:value-type="float">
            <text:p>4.425608</text:p>
          </table:table-cell>
          <table:table-cell office:value-type="float" office:value="1249774" calcext:value-type="float">
            <text:p>124977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39</text:p>
          </table:table-cell>
          <table:table-cell office:value-type="float" office:value="4.118141" calcext:value-type="float">
            <text:p>4.118141</text:p>
          </table:table-cell>
          <table:table-cell office:value-type="float" office:value="0.657661" calcext:value-type="float">
            <text:p>0.657661</text:p>
          </table:table-cell>
          <table:table-cell office:value-type="float" office:value="4.775802" calcext:value-type="float">
            <text:p>4.775802</text:p>
          </table:table-cell>
          <table:table-cell office:value-type="float" office:value="1547079" calcext:value-type="float">
            <text:p>1547079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0</text:p>
          </table:table-cell>
          <table:table-cell office:value-type="float" office:value="4.003315" calcext:value-type="float">
            <text:p>4.003315</text:p>
          </table:table-cell>
          <table:table-cell office:value-type="float" office:value="0.509517" calcext:value-type="float">
            <text:p>0.509517</text:p>
          </table:table-cell>
          <table:table-cell office:value-type="float" office:value="4.512832" calcext:value-type="float">
            <text:p>4.512832</text:p>
          </table:table-cell>
          <table:table-cell office:value-type="float" office:value="2358094" calcext:value-type="float">
            <text:p>235809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1</text:p>
          </table:table-cell>
          <table:table-cell office:value-type="float" office:value="5.230322" calcext:value-type="float">
            <text:p>5.230322</text:p>
          </table:table-cell>
          <table:table-cell office:value-type="float" office:value="1.24234" calcext:value-type="float">
            <text:p>1.24234</text:p>
          </table:table-cell>
          <table:table-cell office:value-type="float" office:value="6.472662" calcext:value-type="float">
            <text:p>6.472662</text:p>
          </table:table-cell>
          <table:table-cell office:value-type="float" office:value="1958898" calcext:value-type="float">
            <text:p>195889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2</text:p>
          </table:table-cell>
          <table:table-cell office:value-type="float" office:value="5.969247" calcext:value-type="float">
            <text:p>5.969247</text:p>
          </table:table-cell>
          <table:table-cell office:value-type="float" office:value="0.60914" calcext:value-type="float">
            <text:p>0.60914</text:p>
          </table:table-cell>
          <table:table-cell office:value-type="float" office:value="6.578387" calcext:value-type="float">
            <text:p>6.578387</text:p>
          </table:table-cell>
          <table:table-cell office:value-type="float" office:value="1322304" calcext:value-type="float">
            <text:p>132230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3</text:p>
          </table:table-cell>
          <table:table-cell office:value-type="float" office:value="4.102711" calcext:value-type="float">
            <text:p>4.102711</text:p>
          </table:table-cell>
          <table:table-cell office:value-type="float" office:value="0.351313" calcext:value-type="float">
            <text:p>0.351313</text:p>
          </table:table-cell>
          <table:table-cell office:value-type="float" office:value="4.454024" calcext:value-type="float">
            <text:p>4.454024</text:p>
          </table:table-cell>
          <table:table-cell office:value-type="float" office:value="1385159" calcext:value-type="float">
            <text:p>1385159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4</text:p>
          </table:table-cell>
          <table:table-cell office:value-type="float" office:value="4.457914" calcext:value-type="float">
            <text:p>4.457914</text:p>
          </table:table-cell>
          <table:table-cell office:value-type="float" office:value="0.77378" calcext:value-type="float">
            <text:p>0.77378</text:p>
          </table:table-cell>
          <table:table-cell office:value-type="float" office:value="5.231694" calcext:value-type="float">
            <text:p>5.231694</text:p>
          </table:table-cell>
          <table:table-cell office:value-type="float" office:value="1972010" calcext:value-type="float">
            <text:p>197201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5</text:p>
          </table:table-cell>
          <table:table-cell office:value-type="float" office:value="6.404949" calcext:value-type="float">
            <text:p>6.404949</text:p>
          </table:table-cell>
          <table:table-cell office:value-type="float" office:value="0.695714" calcext:value-type="float">
            <text:p>0.695714</text:p>
          </table:table-cell>
          <table:table-cell office:value-type="float" office:value="7.100663" calcext:value-type="float">
            <text:p>7.100663</text:p>
          </table:table-cell>
          <table:table-cell office:value-type="float" office:value="1095340" calcext:value-type="float">
            <text:p>109534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6</text:p>
          </table:table-cell>
          <table:table-cell office:value-type="float" office:value="6.184763" calcext:value-type="float">
            <text:p>6.184763</text:p>
          </table:table-cell>
          <table:table-cell office:value-type="float" office:value="1.04326" calcext:value-type="float">
            <text:p>1.04326</text:p>
          </table:table-cell>
          <table:table-cell office:value-type="float" office:value="7.228023" calcext:value-type="float">
            <text:p>7.228023</text:p>
          </table:table-cell>
          <table:table-cell office:value-type="float" office:value="1629371" calcext:value-type="float">
            <text:p>1629371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7</text:p>
          </table:table-cell>
          <table:table-cell office:value-type="float" office:value="6.395141" calcext:value-type="float">
            <text:p>6.395141</text:p>
          </table:table-cell>
          <table:table-cell office:value-type="float" office:value="1.207806" calcext:value-type="float">
            <text:p>1.207806</text:p>
          </table:table-cell>
          <table:table-cell office:value-type="float" office:value="7.602947" calcext:value-type="float">
            <text:p>7.602947</text:p>
          </table:table-cell>
          <table:table-cell office:value-type="float" office:value="2563655" calcext:value-type="float">
            <text:p>256365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8</text:p>
          </table:table-cell>
          <table:table-cell office:value-type="float" office:value="5.868312" calcext:value-type="float">
            <text:p>5.868312</text:p>
          </table:table-cell>
          <table:table-cell office:value-type="float" office:value="1.942818" calcext:value-type="float">
            <text:p>1.942818</text:p>
          </table:table-cell>
          <table:table-cell office:value-type="float" office:value="7.81113" calcext:value-type="float">
            <text:p>7.81113</text:p>
          </table:table-cell>
          <table:table-cell office:value-type="float" office:value="4776828" calcext:value-type="float">
            <text:p>4776828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49</text:p>
          </table:table-cell>
          <table:table-cell office:value-type="float" office:value="7.073044" calcext:value-type="float">
            <text:p>7.073044</text:p>
          </table:table-cell>
          <table:table-cell office:value-type="float" office:value="2.803035" calcext:value-type="float">
            <text:p>2.803035</text:p>
          </table:table-cell>
          <table:table-cell office:value-type="float" office:value="9.876079" calcext:value-type="float">
            <text:p>9.876079</text:p>
          </table:table-cell>
          <table:table-cell office:value-type="float" office:value="6252181" calcext:value-type="float">
            <text:p>625218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0</text:p>
          </table:table-cell>
          <table:table-cell office:value-type="float" office:value="5.956759" calcext:value-type="float">
            <text:p>5.956759</text:p>
          </table:table-cell>
          <table:table-cell office:value-type="float" office:value="1.590684" calcext:value-type="float">
            <text:p>1.590684</text:p>
          </table:table-cell>
          <table:table-cell office:value-type="float" office:value="7.547443" calcext:value-type="float">
            <text:p>7.547443</text:p>
          </table:table-cell>
          <table:table-cell office:value-type="float" office:value="5280744" calcext:value-type="float">
            <text:p>5280744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1</text:p>
          </table:table-cell>
          <table:table-cell office:value-type="float" office:value="5.972733" calcext:value-type="float">
            <text:p>5.972733</text:p>
          </table:table-cell>
          <table:table-cell office:value-type="float" office:value="1.101071" calcext:value-type="float">
            <text:p>1.101071</text:p>
          </table:table-cell>
          <table:table-cell office:value-type="float" office:value="7.073804" calcext:value-type="float">
            <text:p>7.073804</text:p>
          </table:table-cell>
          <table:table-cell office:value-type="float" office:value="2783473" calcext:value-type="float">
            <text:p>278347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2</text:p>
          </table:table-cell>
          <table:table-cell office:value-type="float" office:value="5.695157" calcext:value-type="float">
            <text:p>5.695157</text:p>
          </table:table-cell>
          <table:table-cell office:value-type="float" office:value="1.547412" calcext:value-type="float">
            <text:p>1.547412</text:p>
          </table:table-cell>
          <table:table-cell office:value-type="float" office:value="7.242569" calcext:value-type="float">
            <text:p>7.242569</text:p>
          </table:table-cell>
          <table:table-cell office:value-type="float" office:value="4130096" calcext:value-type="float">
            <text:p>413009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3</text:p>
          </table:table-cell>
          <table:table-cell office:value-type="float" office:value="7.365024" calcext:value-type="float">
            <text:p>7.365024</text:p>
          </table:table-cell>
          <table:table-cell office:value-type="float" office:value="0.627263" calcext:value-type="float">
            <text:p>0.627263</text:p>
          </table:table-cell>
          <table:table-cell office:value-type="float" office:value="7.992287" calcext:value-type="float">
            <text:p>7.992287</text:p>
          </table:table-cell>
          <table:table-cell office:value-type="float" office:value="1618963" calcext:value-type="float">
            <text:p>1618963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4</text:p>
          </table:table-cell>
          <table:table-cell office:value-type="float" office:value="5.287634" calcext:value-type="float">
            <text:p>5.287634</text:p>
          </table:table-cell>
          <table:table-cell office:value-type="float" office:value="0.857018" calcext:value-type="float">
            <text:p>0.857018</text:p>
          </table:table-cell>
          <table:table-cell office:value-type="float" office:value="6.144652" calcext:value-type="float">
            <text:p>6.144652</text:p>
          </table:table-cell>
          <table:table-cell office:value-type="float" office:value="1607325" calcext:value-type="float">
            <text:p>1607325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5</text:p>
          </table:table-cell>
          <table:table-cell office:value-type="float" office:value="5.263444" calcext:value-type="float">
            <text:p>5.263444</text:p>
          </table:table-cell>
          <table:table-cell office:value-type="float" office:value="0.511073" calcext:value-type="float">
            <text:p>0.511073</text:p>
          </table:table-cell>
          <table:table-cell office:value-type="float" office:value="5.774517" calcext:value-type="float">
            <text:p>5.774517</text:p>
          </table:table-cell>
          <table:table-cell office:value-type="float" office:value="1935941" calcext:value-type="float">
            <text:p>1935941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6</text:p>
          </table:table-cell>
          <table:table-cell office:value-type="float" office:value="5.382762" calcext:value-type="float">
            <text:p>5.382762</text:p>
          </table:table-cell>
          <table:table-cell office:value-type="float" office:value="0.802053" calcext:value-type="float">
            <text:p>0.802053</text:p>
          </table:table-cell>
          <table:table-cell office:value-type="float" office:value="6.184815" calcext:value-type="float">
            <text:p>6.184815</text:p>
          </table:table-cell>
          <table:table-cell office:value-type="float" office:value="2585207" calcext:value-type="float">
            <text:p>2585207</text:p>
          </table:table-cell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7</text:p>
          </table:table-cell>
          <table:table-cell office:value-type="float" office:value="5.858068" calcext:value-type="float">
            <text:p>5.858068</text:p>
          </table:table-cell>
          <table:table-cell office:value-type="float" office:value="0.394561" calcext:value-type="float">
            <text:p>0.394561</text:p>
          </table:table-cell>
          <table:table-cell office:value-type="float" office:value="6.252629" calcext:value-type="float">
            <text:p>6.252629</text:p>
          </table:table-cell>
          <table:table-cell office:value-type="float" office:value="1135795" calcext:value-type="float">
            <text:p>1135795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8</text:p>
          </table:table-cell>
          <table:table-cell office:value-type="float" office:value="6.09008" calcext:value-type="float">
            <text:p>6.09008</text:p>
          </table:table-cell>
          <table:table-cell office:value-type="float" office:value="0.268128" calcext:value-type="float">
            <text:p>0.268128</text:p>
          </table:table-cell>
          <table:table-cell office:value-type="float" office:value="6.358208" calcext:value-type="float">
            <text:p>6.358208</text:p>
          </table:table-cell>
          <table:table-cell office:value-type="float" office:value="890858" calcext:value-type="float">
            <text:p>890858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4:59:59</text:p>
          </table:table-cell>
          <table:table-cell office:value-type="float" office:value="6.168037" calcext:value-type="float">
            <text:p>6.168037</text:p>
          </table:table-cell>
          <table:table-cell office:value-type="float" office:value="0.594232" calcext:value-type="float">
            <text:p>0.594232</text:p>
          </table:table-cell>
          <table:table-cell office:value-type="float" office:value="6.762269" calcext:value-type="float">
            <text:p>6.762269</text:p>
          </table:table-cell>
          <table:table-cell office:value-type="float" office:value="1537596" calcext:value-type="float">
            <text:p>1537596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0</text:p>
          </table:table-cell>
          <table:table-cell office:value-type="float" office:value="9.150882" calcext:value-type="float">
            <text:p>9.150882</text:p>
          </table:table-cell>
          <table:table-cell office:value-type="float" office:value="1.119222" calcext:value-type="float">
            <text:p>1.119222</text:p>
          </table:table-cell>
          <table:table-cell office:value-type="float" office:value="10.270104" calcext:value-type="float">
            <text:p>10.270104</text:p>
          </table:table-cell>
          <table:table-cell office:value-type="float" office:value="1637231" calcext:value-type="float">
            <text:p>163723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1</text:p>
          </table:table-cell>
          <table:table-cell office:value-type="float" office:value="7.007489" calcext:value-type="float">
            <text:p>7.007489</text:p>
          </table:table-cell>
          <table:table-cell office:value-type="float" office:value="2.077181" calcext:value-type="float">
            <text:p>2.077181</text:p>
          </table:table-cell>
          <table:table-cell office:value-type="float" office:value="9.08467" calcext:value-type="float">
            <text:p>9.08467</text:p>
          </table:table-cell>
          <table:table-cell office:value-type="float" office:value="3565642" calcext:value-type="float">
            <text:p>3565642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2</text:p>
          </table:table-cell>
          <table:table-cell office:value-type="float" office:value="8.13182" calcext:value-type="float">
            <text:p>8.13182</text:p>
          </table:table-cell>
          <table:table-cell office:value-type="float" office:value="2.18015" calcext:value-type="float">
            <text:p>2.18015</text:p>
          </table:table-cell>
          <table:table-cell office:value-type="float" office:value="10.31197" calcext:value-type="float">
            <text:p>10.31197</text:p>
          </table:table-cell>
          <table:table-cell office:value-type="float" office:value="5479407" calcext:value-type="float">
            <text:p>5479407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3</text:p>
          </table:table-cell>
          <table:table-cell office:value-type="float" office:value="11.972371" calcext:value-type="float">
            <text:p>11.972371</text:p>
          </table:table-cell>
          <table:table-cell office:value-type="float" office:value="2.075595" calcext:value-type="float">
            <text:p>2.075595</text:p>
          </table:table-cell>
          <table:table-cell office:value-type="float" office:value="14.047966" calcext:value-type="float">
            <text:p>14.047966</text:p>
          </table:table-cell>
          <table:table-cell office:value-type="float" office:value="3263371" calcext:value-type="float">
            <text:p>326337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 table:visibility="collapse">
          <table:table-cell office:value-type="string" calcext:value-type="string">
            <text:p>2017-09-07</text:p>
          </table:table-cell>
          <table:table-cell office:value-type="string" calcext:value-type="string">
            <text:p>15:00:04</text:p>
          </table:table-cell>
          <table:table-cell office:value-type="float" office:value="55.815711" calcext:value-type="float">
            <text:p>55.815711</text:p>
          </table:table-cell>
          <table:table-cell office:value-type="float" office:value="0.212945" calcext:value-type="float">
            <text:p>0.212945</text:p>
          </table:table-cell>
          <table:table-cell office:value-type="float" office:value="56.028656" calcext:value-type="float">
            <text:p>56.028656</text:p>
          </table:table-cell>
          <table:table-cell office:value-type="float" office:value="737501" calcext:value-type="float">
            <text:p>737501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5</text:p>
          </table:table-cell>
          <table:table-cell office:value-type="float" office:value="8.443211" calcext:value-type="float">
            <text:p>8.443211</text:p>
          </table:table-cell>
          <table:table-cell office:value-type="float" office:value="3.890774" calcext:value-type="float">
            <text:p>3.890774</text:p>
          </table:table-cell>
          <table:table-cell office:value-type="float" office:value="12.333985" calcext:value-type="float">
            <text:p>12.333985</text:p>
          </table:table-cell>
          <table:table-cell office:value-type="float" office:value="6092570" calcext:value-type="float">
            <text:p>609257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6</text:p>
          </table:table-cell>
          <table:table-cell office:value-type="float" office:value="56.834385" calcext:value-type="float">
            <text:p>56.834385</text:p>
          </table:table-cell>
          <table:table-cell office:value-type="float" office:value="0.73043" calcext:value-type="float">
            <text:p>0.73043</text:p>
          </table:table-cell>
          <table:table-cell office:value-type="float" office:value="57.564815" calcext:value-type="float">
            <text:p>57.564815</text:p>
          </table:table-cell>
          <table:table-cell office:value-type="float" office:value="2076590" calcext:value-type="float">
            <text:p>207659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7</text:p>
          </table:table-cell>
          <table:table-cell office:value-type="float" office:value="59.862732" calcext:value-type="float">
            <text:p>59.862732</text:p>
          </table:table-cell>
          <table:table-cell office:value-type="float" office:value="4.911698" calcext:value-type="float">
            <text:p>4.911698</text:p>
          </table:table-cell>
          <table:table-cell office:value-type="float" office:value="64.77443" calcext:value-type="float">
            <text:p>64.77443</text:p>
          </table:table-cell>
          <table:table-cell office:value-type="float" office:value="5058191" calcext:value-type="float">
            <text:p>5058191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8</text:p>
          </table:table-cell>
          <table:table-cell office:value-type="float" office:value="124.184227" calcext:value-type="float">
            <text:p>124.184227</text:p>
          </table:table-cell>
          <table:table-cell office:value-type="float" office:value="5.284836" calcext:value-type="float">
            <text:p>5.284836</text:p>
          </table:table-cell>
          <table:table-cell office:value-type="float" office:value="129.469063" calcext:value-type="float">
            <text:p>129.469063</text:p>
          </table:table-cell>
          <table:table-cell office:value-type="float" office:value="4231642" calcext:value-type="float">
            <text:p>4231642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09</text:p>
          </table:table-cell>
          <table:table-cell office:value-type="float" office:value="70.355336" calcext:value-type="float">
            <text:p>70.355336</text:p>
          </table:table-cell>
          <table:table-cell office:value-type="float" office:value="6.806395" calcext:value-type="float">
            <text:p>6.806395</text:p>
          </table:table-cell>
          <table:table-cell office:value-type="float" office:value="77.161731" calcext:value-type="float">
            <text:p>77.161731</text:p>
          </table:table-cell>
          <table:table-cell office:value-type="float" office:value="4543217" calcext:value-type="float">
            <text:p>4543217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0</text:p>
          </table:table-cell>
          <table:table-cell office:value-type="float" office:value="26.422031" calcext:value-type="float">
            <text:p>26.422031</text:p>
          </table:table-cell>
          <table:table-cell office:value-type="float" office:value="2.360227" calcext:value-type="float">
            <text:p>2.360227</text:p>
          </table:table-cell>
          <table:table-cell office:value-type="float" office:value="28.782258" calcext:value-type="float">
            <text:p>28.782258</text:p>
          </table:table-cell>
          <table:table-cell office:value-type="float" office:value="1858630" calcext:value-type="float">
            <text:p>185863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1</text:p>
          </table:table-cell>
          <table:table-cell office:value-type="float" office:value="19.719643" calcext:value-type="float">
            <text:p>19.719643</text:p>
          </table:table-cell>
          <table:table-cell office:value-type="float" office:value="2.193545" calcext:value-type="float">
            <text:p>2.193545</text:p>
          </table:table-cell>
          <table:table-cell office:value-type="float" office:value="21.913188" calcext:value-type="float">
            <text:p>21.913188</text:p>
          </table:table-cell>
          <table:table-cell office:value-type="float" office:value="3561585" calcext:value-type="float">
            <text:p>3561585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2</text:p>
          </table:table-cell>
          <table:table-cell office:value-type="float" office:value="8.818126" calcext:value-type="float">
            <text:p>8.818126</text:p>
          </table:table-cell>
          <table:table-cell office:value-type="float" office:value="3.527157" calcext:value-type="float">
            <text:p>3.527157</text:p>
          </table:table-cell>
          <table:table-cell office:value-type="float" office:value="12.345283" calcext:value-type="float">
            <text:p>12.345283</text:p>
          </table:table-cell>
          <table:table-cell office:value-type="float" office:value="6595516" calcext:value-type="float">
            <text:p>6595516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3</text:p>
          </table:table-cell>
          <table:table-cell office:value-type="float" office:value="17.576166" calcext:value-type="float">
            <text:p>17.576166</text:p>
          </table:table-cell>
          <table:table-cell office:value-type="float" office:value="7.0419" calcext:value-type="float">
            <text:p>7.0419</text:p>
          </table:table-cell>
          <table:table-cell office:value-type="float" office:value="24.618066" calcext:value-type="float">
            <text:p>24.618066</text:p>
          </table:table-cell>
          <table:table-cell office:value-type="float" office:value="7207092" calcext:value-type="float">
            <text:p>7207092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4</text:p>
          </table:table-cell>
          <table:table-cell office:value-type="float" office:value="32.175654" calcext:value-type="float">
            <text:p>32.175654</text:p>
          </table:table-cell>
          <table:table-cell office:value-type="float" office:value="11.320988" calcext:value-type="float">
            <text:p>11.320988</text:p>
          </table:table-cell>
          <table:table-cell office:value-type="float" office:value="43.496642" calcext:value-type="float">
            <text:p>43.496642</text:p>
          </table:table-cell>
          <table:table-cell office:value-type="float" office:value="7724044" calcext:value-type="float">
            <text:p>772404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5</text:p>
          </table:table-cell>
          <table:table-cell office:value-type="float" office:value="17.188512" calcext:value-type="float">
            <text:p>17.188512</text:p>
          </table:table-cell>
          <table:table-cell office:value-type="float" office:value="7.972404" calcext:value-type="float">
            <text:p>7.972404</text:p>
          </table:table-cell>
          <table:table-cell office:value-type="float" office:value="25.160916" calcext:value-type="float">
            <text:p>25.160916</text:p>
          </table:table-cell>
          <table:table-cell office:value-type="float" office:value="9171604" calcext:value-type="float">
            <text:p>9171604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6</text:p>
          </table:table-cell>
          <table:table-cell office:value-type="float" office:value="17.844131" calcext:value-type="float">
            <text:p>17.844131</text:p>
          </table:table-cell>
          <table:table-cell office:value-type="float" office:value="7.316725" calcext:value-type="float">
            <text:p>7.316725</text:p>
          </table:table-cell>
          <table:table-cell office:value-type="float" office:value="25.160856" calcext:value-type="float">
            <text:p>25.160856</text:p>
          </table:table-cell>
          <table:table-cell office:value-type="float" office:value="6899358" calcext:value-type="float">
            <text:p>6899358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originals</text:p>
          </table:table-cell>
          <table:table-cell office:value-type="string" calcext:value-type="string">
            <text:p>At 50 TPS</text:p>
          </table:table-cell>
          <table:table-cell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7</text:p>
          </table:table-cell>
          <table:table-cell office:value-type="float" office:value="28.286761" calcext:value-type="float">
            <text:p>28.286761</text:p>
          </table:table-cell>
          <table:table-cell office:value-type="float" office:value="22.663282" calcext:value-type="float">
            <text:p>22.663282</text:p>
          </table:table-cell>
          <table:table-cell office:value-type="float" office:value="50.950043" calcext:value-type="float">
            <text:p>50.950043</text:p>
          </table:table-cell>
          <table:table-cell office:value-type="float" office:value="9959684" calcext:value-type="float">
            <text:p>995968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36037474" calcext:value-type="float">
            <text:p>36037474</text:p>
          </table:table-cell>
          <table:table-cell office:value-type="float" office:value="720749.48" calcext:value-type="float">
            <text:p>720749.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8</text:p>
          </table:table-cell>
          <table:table-cell office:value-type="float" office:value="66.123956" calcext:value-type="float">
            <text:p>66.123956</text:p>
          </table:table-cell>
          <table:table-cell office:value-type="float" office:value="33.179647" calcext:value-type="float">
            <text:p>33.179647</text:p>
          </table:table-cell>
          <table:table-cell office:value-type="float" office:value="99.303603" calcext:value-type="float">
            <text:p>99.303603</text:p>
          </table:table-cell>
          <table:table-cell office:value-type="float" office:value="9347705" calcext:value-type="float">
            <text:p>934770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2012.49" calcext:value-type="float">
            <text:p>12012.49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19</text:p>
          </table:table-cell>
          <table:table-cell office:value-type="float" office:value="36.117089" calcext:value-type="float">
            <text:p>36.117089</text:p>
          </table:table-cell>
          <table:table-cell office:value-type="float" office:value="7.643836" calcext:value-type="float">
            <text:p>7.643836</text:p>
          </table:table-cell>
          <table:table-cell office:value-type="float" office:value="43.760925" calcext:value-type="float">
            <text:p>43.760925</text:p>
          </table:table-cell>
          <table:table-cell office:value-type="float" office:value="4096777" calcext:value-type="float">
            <text:p>409677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200.21" calcext:value-type="float">
            <text:p>200.21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0</text:p>
          </table:table-cell>
          <table:table-cell office:value-type="float" office:value="14.626499" calcext:value-type="float">
            <text:p>14.626499</text:p>
          </table:table-cell>
          <table:table-cell office:value-type="float" office:value="0.69318" calcext:value-type="float">
            <text:p>0.69318</text:p>
          </table:table-cell>
          <table:table-cell office:value-type="float" office:value="15.319679" calcext:value-type="float">
            <text:p>15.319679</text:p>
          </table:table-cell>
          <table:table-cell office:value-type="float" office:value="1463413" calcext:value-type="float">
            <text:p>146341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.34" calcext:value-type="float">
            <text:p>8.34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1</text:p>
          </table:table-cell>
          <table:table-cell office:value-type="float" office:value="10.023289" calcext:value-type="float">
            <text:p>10.023289</text:p>
          </table:table-cell>
          <table:table-cell office:value-type="float" office:value="2.205647" calcext:value-type="float">
            <text:p>2.205647</text:p>
          </table:table-cell>
          <table:table-cell office:value-type="float" office:value="12.228936" calcext:value-type="float">
            <text:p>12.228936</text:p>
          </table:table-cell>
          <table:table-cell office:value-type="float" office:value="3657382" calcext:value-type="float">
            <text:p>3657382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2</text:p>
          </table:table-cell>
          <table:table-cell office:value-type="float" office:value="10.475084" calcext:value-type="float">
            <text:p>10.475084</text:p>
          </table:table-cell>
          <table:table-cell office:value-type="float" office:value="2.20364" calcext:value-type="float">
            <text:p>2.20364</text:p>
          </table:table-cell>
          <table:table-cell office:value-type="float" office:value="12.678724" calcext:value-type="float">
            <text:p>12.678724</text:p>
          </table:table-cell>
          <table:table-cell office:value-type="float" office:value="4643092" calcext:value-type="float">
            <text:p>4643092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3</text:p>
          </table:table-cell>
          <table:table-cell office:value-type="float" office:value="10.211923" calcext:value-type="float">
            <text:p>10.211923</text:p>
          </table:table-cell>
          <table:table-cell office:value-type="float" office:value="3.008446" calcext:value-type="float">
            <text:p>3.008446</text:p>
          </table:table-cell>
          <table:table-cell office:value-type="float" office:value="13.220369" calcext:value-type="float">
            <text:p>13.220369</text:p>
          </table:table-cell>
          <table:table-cell office:value-type="float" office:value="6335405" calcext:value-type="float">
            <text:p>6335405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4</text:p>
          </table:table-cell>
          <table:table-cell office:value-type="float" office:value="10.661629" calcext:value-type="float">
            <text:p>10.661629</text:p>
          </table:table-cell>
          <table:table-cell office:value-type="float" office:value="2.434669" calcext:value-type="float">
            <text:p>2.434669</text:p>
          </table:table-cell>
          <table:table-cell office:value-type="float" office:value="13.096298" calcext:value-type="float">
            <text:p>13.096298</text:p>
          </table:table-cell>
          <table:table-cell office:value-type="float" office:value="5712289" calcext:value-type="float">
            <text:p>5712289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5</text:p>
          </table:table-cell>
          <table:table-cell office:value-type="float" office:value="11.829866" calcext:value-type="float">
            <text:p>11.829866</text:p>
          </table:table-cell>
          <table:table-cell office:value-type="float" office:value="3.049993" calcext:value-type="float">
            <text:p>3.049993</text:p>
          </table:table-cell>
          <table:table-cell office:value-type="float" office:value="14.879859" calcext:value-type="float">
            <text:p>14.879859</text:p>
          </table:table-cell>
          <table:table-cell office:value-type="float" office:value="5427799" calcext:value-type="float">
            <text:p>5427799</text:p>
          </table:table-cell>
          <table:table-cell office:value-type="float" office:value="79" calcext:value-type="float">
            <text:p>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6</text:p>
          </table:table-cell>
          <table:table-cell office:value-type="float" office:value="11.545797" calcext:value-type="float">
            <text:p>11.545797</text:p>
          </table:table-cell>
          <table:table-cell office:value-type="float" office:value="4.771605" calcext:value-type="float">
            <text:p>4.771605</text:p>
          </table:table-cell>
          <table:table-cell office:value-type="float" office:value="16.317402" calcext:value-type="float">
            <text:p>16.317402</text:p>
          </table:table-cell>
          <table:table-cell office:value-type="float" office:value="8345589" calcext:value-type="float">
            <text:p>8345589</text:p>
          </table:table-cell>
          <table:table-cell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7</text:p>
          </table:table-cell>
          <table:table-cell office:value-type="float" office:value="10.92841" calcext:value-type="float">
            <text:p>10.92841</text:p>
          </table:table-cell>
          <table:table-cell office:value-type="float" office:value="1.651069" calcext:value-type="float">
            <text:p>1.651069</text:p>
          </table:table-cell>
          <table:table-cell office:value-type="float" office:value="12.579479" calcext:value-type="float">
            <text:p>12.579479</text:p>
          </table:table-cell>
          <table:table-cell office:value-type="float" office:value="4541290" calcext:value-type="float">
            <text:p>454129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8</text:p>
          </table:table-cell>
          <table:table-cell office:value-type="float" office:value="12.641711" calcext:value-type="float">
            <text:p>12.641711</text:p>
          </table:table-cell>
          <table:table-cell office:value-type="float" office:value="1.858182" calcext:value-type="float">
            <text:p>1.858182</text:p>
          </table:table-cell>
          <table:table-cell office:value-type="float" office:value="14.499893" calcext:value-type="float">
            <text:p>14.499893</text:p>
          </table:table-cell>
          <table:table-cell office:value-type="float" office:value="3999157" calcext:value-type="float">
            <text:p>3999157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29</text:p>
          </table:table-cell>
          <table:table-cell office:value-type="float" office:value="12.697211" calcext:value-type="float">
            <text:p>12.697211</text:p>
          </table:table-cell>
          <table:table-cell office:value-type="float" office:value="2.28804" calcext:value-type="float">
            <text:p>2.28804</text:p>
          </table:table-cell>
          <table:table-cell office:value-type="float" office:value="14.985251" calcext:value-type="float">
            <text:p>14.985251</text:p>
          </table:table-cell>
          <table:table-cell office:value-type="float" office:value="5417304" calcext:value-type="float">
            <text:p>5417304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0</text:p>
          </table:table-cell>
          <table:table-cell office:value-type="float" office:value="10.053025" calcext:value-type="float">
            <text:p>10.053025</text:p>
          </table:table-cell>
          <table:table-cell office:value-type="float" office:value="2.053994" calcext:value-type="float">
            <text:p>2.053994</text:p>
          </table:table-cell>
          <table:table-cell office:value-type="float" office:value="12.107019" calcext:value-type="float">
            <text:p>12.107019</text:p>
          </table:table-cell>
          <table:table-cell office:value-type="float" office:value="4345637" calcext:value-type="float">
            <text:p>4345637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1</text:p>
          </table:table-cell>
          <table:table-cell office:value-type="float" office:value="11.02441" calcext:value-type="float">
            <text:p>11.02441</text:p>
          </table:table-cell>
          <table:table-cell office:value-type="float" office:value="1.272984" calcext:value-type="float">
            <text:p>1.272984</text:p>
          </table:table-cell>
          <table:table-cell office:value-type="float" office:value="12.297394" calcext:value-type="float">
            <text:p>12.297394</text:p>
          </table:table-cell>
          <table:table-cell office:value-type="float" office:value="4019912" calcext:value-type="float">
            <text:p>4019912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2</text:p>
          </table:table-cell>
          <table:table-cell office:value-type="float" office:value="13.658459" calcext:value-type="float">
            <text:p>13.658459</text:p>
          </table:table-cell>
          <table:table-cell office:value-type="float" office:value="3.222642" calcext:value-type="float">
            <text:p>3.222642</text:p>
          </table:table-cell>
          <table:table-cell office:value-type="float" office:value="16.881101" calcext:value-type="float">
            <text:p>16.881101</text:p>
          </table:table-cell>
          <table:table-cell office:value-type="float" office:value="5899000" calcext:value-type="float">
            <text:p>5899000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3</text:p>
          </table:table-cell>
          <table:table-cell office:value-type="float" office:value="500.493569" calcext:value-type="float">
            <text:p>500.493569</text:p>
          </table:table-cell>
          <table:table-cell office:value-type="float" office:value="66.155963" calcext:value-type="float">
            <text:p>66.155963</text:p>
          </table:table-cell>
          <table:table-cell office:value-type="float" office:value="566.649532" calcext:value-type="float">
            <text:p>566.649532</text:p>
          </table:table-cell>
          <table:table-cell office:value-type="float" office:value="9009654" calcext:value-type="float">
            <text:p>9009654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4</text:p>
          </table:table-cell>
          <table:table-cell office:value-type="float" office:value="621.278751" calcext:value-type="float">
            <text:p>621.278751</text:p>
          </table:table-cell>
          <table:table-cell office:value-type="float" office:value="83.437377" calcext:value-type="float">
            <text:p>83.437377</text:p>
          </table:table-cell>
          <table:table-cell office:value-type="float" office:value="704.716128" calcext:value-type="float">
            <text:p>704.716128</text:p>
          </table:table-cell>
          <table:table-cell office:value-type="float" office:value="10443093" calcext:value-type="float">
            <text:p>1044309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5</text:p>
          </table:table-cell>
          <table:table-cell office:value-type="float" office:value="531.648897" calcext:value-type="float">
            <text:p>531.648897</text:p>
          </table:table-cell>
          <table:table-cell office:value-type="float" office:value="23.837357" calcext:value-type="float">
            <text:p>23.837357</text:p>
          </table:table-cell>
          <table:table-cell office:value-type="float" office:value="555.486254" calcext:value-type="float">
            <text:p>555.486254</text:p>
          </table:table-cell>
          <table:table-cell office:value-type="float" office:value="4091503" calcext:value-type="float">
            <text:p>4091503</text:p>
          </table:table-cell>
          <table:table-cell office:value-type="float" office:value="89" calcext:value-type="float">
            <text:p>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6</text:p>
          </table:table-cell>
          <table:table-cell office:value-type="float" office:value="308.281188" calcext:value-type="float">
            <text:p>308.281188</text:p>
          </table:table-cell>
          <table:table-cell office:value-type="float" office:value="0" calcext:value-type="float">
            <text:p>0</text:p>
          </table:table-cell>
          <table:table-cell office:value-type="float" office:value="308.281188" calcext:value-type="float">
            <text:p>308.28118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7</text:p>
          </table:table-cell>
          <table:table-cell office:value-type="float" office:value="245.108328" calcext:value-type="float">
            <text:p>245.108328</text:p>
          </table:table-cell>
          <table:table-cell office:value-type="float" office:value="0" calcext:value-type="float">
            <text:p>0</text:p>
          </table:table-cell>
          <table:table-cell office:value-type="float" office:value="245.108328" calcext:value-type="float">
            <text:p>245.1083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8</text:p>
          </table:table-cell>
          <table:table-cell office:value-type="float" office:value="149.984761" calcext:value-type="float">
            <text:p>149.984761</text:p>
          </table:table-cell>
          <table:table-cell office:value-type="float" office:value="0" calcext:value-type="float">
            <text:p>0</text:p>
          </table:table-cell>
          <table:table-cell office:value-type="float" office:value="149.984761" calcext:value-type="float">
            <text:p>149.98476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39</text:p>
          </table:table-cell>
          <table:table-cell office:value-type="float" office:value="54.473482" calcext:value-type="float">
            <text:p>54.473482</text:p>
          </table:table-cell>
          <table:table-cell office:value-type="float" office:value="0" calcext:value-type="float">
            <text:p>0</text:p>
          </table:table-cell>
          <table:table-cell office:value-type="float" office:value="54.473482" calcext:value-type="float">
            <text:p>54.47348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0</text:p>
          </table:table-cell>
          <table:table-cell office:value-type="float" office:value="57.054254" calcext:value-type="float">
            <text:p>57.054254</text:p>
          </table:table-cell>
          <table:table-cell office:value-type="float" office:value="8.655448" calcext:value-type="float">
            <text:p>8.655448</text:p>
          </table:table-cell>
          <table:table-cell office:value-type="float" office:value="65.709702" calcext:value-type="float">
            <text:p>65.709702</text:p>
          </table:table-cell>
          <table:table-cell office:value-type="float" office:value="1447105" calcext:value-type="float">
            <text:p>144710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1</text:p>
          </table:table-cell>
          <table:table-cell office:value-type="float" office:value="45.856772" calcext:value-type="float">
            <text:p>45.856772</text:p>
          </table:table-cell>
          <table:table-cell office:value-type="float" office:value="6.838252" calcext:value-type="float">
            <text:p>6.838252</text:p>
          </table:table-cell>
          <table:table-cell office:value-type="float" office:value="52.695024" calcext:value-type="float">
            <text:p>52.695024</text:p>
          </table:table-cell>
          <table:table-cell office:value-type="float" office:value="1470969" calcext:value-type="float">
            <text:p>1470969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2</text:p>
          </table:table-cell>
          <table:table-cell office:value-type="float" office:value="37.450458" calcext:value-type="float">
            <text:p>37.450458</text:p>
          </table:table-cell>
          <table:table-cell office:value-type="float" office:value="16.059875" calcext:value-type="float">
            <text:p>16.059875</text:p>
          </table:table-cell>
          <table:table-cell office:value-type="float" office:value="53.510333" calcext:value-type="float">
            <text:p>53.510333</text:p>
          </table:table-cell>
          <table:table-cell office:value-type="float" office:value="6464865" calcext:value-type="float">
            <text:p>646486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3</text:p>
          </table:table-cell>
          <table:table-cell office:value-type="float" office:value="17.79873" calcext:value-type="float">
            <text:p>17.79873</text:p>
          </table:table-cell>
          <table:table-cell office:value-type="float" office:value="4.857372" calcext:value-type="float">
            <text:p>4.857372</text:p>
          </table:table-cell>
          <table:table-cell office:value-type="float" office:value="22.656102" calcext:value-type="float">
            <text:p>22.656102</text:p>
          </table:table-cell>
          <table:table-cell office:value-type="float" office:value="5479474" calcext:value-type="float">
            <text:p>547947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4</text:p>
          </table:table-cell>
          <table:table-cell office:value-type="float" office:value="12.623096" calcext:value-type="float">
            <text:p>12.623096</text:p>
          </table:table-cell>
          <table:table-cell office:value-type="float" office:value="3.654852" calcext:value-type="float">
            <text:p>3.654852</text:p>
          </table:table-cell>
          <table:table-cell office:value-type="float" office:value="16.277948" calcext:value-type="float">
            <text:p>16.277948</text:p>
          </table:table-cell>
          <table:table-cell office:value-type="float" office:value="6017293" calcext:value-type="float">
            <text:p>601729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5</text:p>
          </table:table-cell>
          <table:table-cell office:value-type="float" office:value="14.405563" calcext:value-type="float">
            <text:p>14.405563</text:p>
          </table:table-cell>
          <table:table-cell office:value-type="float" office:value="3.710924" calcext:value-type="float">
            <text:p>3.710924</text:p>
          </table:table-cell>
          <table:table-cell office:value-type="float" office:value="18.116487" calcext:value-type="float">
            <text:p>18.116487</text:p>
          </table:table-cell>
          <table:table-cell office:value-type="float" office:value="6588737" calcext:value-type="float">
            <text:p>658873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6</text:p>
          </table:table-cell>
          <table:table-cell office:value-type="float" office:value="13.596766" calcext:value-type="float">
            <text:p>13.596766</text:p>
          </table:table-cell>
          <table:table-cell office:value-type="float" office:value="4.846274" calcext:value-type="float">
            <text:p>4.846274</text:p>
          </table:table-cell>
          <table:table-cell office:value-type="float" office:value="18.44304" calcext:value-type="float">
            <text:p>18.44304</text:p>
          </table:table-cell>
          <table:table-cell office:value-type="float" office:value="8356264" calcext:value-type="float">
            <text:p>835626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7</text:p>
          </table:table-cell>
          <table:table-cell office:value-type="float" office:value="12.537623" calcext:value-type="float">
            <text:p>12.537623</text:p>
          </table:table-cell>
          <table:table-cell office:value-type="float" office:value="2.198804" calcext:value-type="float">
            <text:p>2.198804</text:p>
          </table:table-cell>
          <table:table-cell office:value-type="float" office:value="14.736427" calcext:value-type="float">
            <text:p>14.736427</text:p>
          </table:table-cell>
          <table:table-cell office:value-type="float" office:value="5043870" calcext:value-type="float">
            <text:p>504387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8</text:p>
          </table:table-cell>
          <table:table-cell office:value-type="float" office:value="11.76041" calcext:value-type="float">
            <text:p>11.76041</text:p>
          </table:table-cell>
          <table:table-cell office:value-type="float" office:value="1.661756" calcext:value-type="float">
            <text:p>1.661756</text:p>
          </table:table-cell>
          <table:table-cell office:value-type="float" office:value="13.422166" calcext:value-type="float">
            <text:p>13.422166</text:p>
          </table:table-cell>
          <table:table-cell office:value-type="float" office:value="4271417" calcext:value-type="float">
            <text:p>4271417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49</text:p>
          </table:table-cell>
          <table:table-cell office:value-type="float" office:value="11.258917" calcext:value-type="float">
            <text:p>11.258917</text:p>
          </table:table-cell>
          <table:table-cell office:value-type="float" office:value="1.695649" calcext:value-type="float">
            <text:p>1.695649</text:p>
          </table:table-cell>
          <table:table-cell office:value-type="float" office:value="12.954566" calcext:value-type="float">
            <text:p>12.954566</text:p>
          </table:table-cell>
          <table:table-cell office:value-type="float" office:value="4204154" calcext:value-type="float">
            <text:p>4204154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0</text:p>
          </table:table-cell>
          <table:table-cell office:value-type="float" office:value="12.405526" calcext:value-type="float">
            <text:p>12.405526</text:p>
          </table:table-cell>
          <table:table-cell office:value-type="float" office:value="4.927151" calcext:value-type="float">
            <text:p>4.927151</text:p>
          </table:table-cell>
          <table:table-cell office:value-type="float" office:value="17.332677" calcext:value-type="float">
            <text:p>17.332677</text:p>
          </table:table-cell>
          <table:table-cell office:value-type="float" office:value="8522563" calcext:value-type="float">
            <text:p>8522563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1</text:p>
          </table:table-cell>
          <table:table-cell office:value-type="float" office:value="34.29811" calcext:value-type="float">
            <text:p>34.29811</text:p>
          </table:table-cell>
          <table:table-cell office:value-type="float" office:value="18.379812" calcext:value-type="float">
            <text:p>18.379812</text:p>
          </table:table-cell>
          <table:table-cell office:value-type="float" office:value="52.677922" calcext:value-type="float">
            <text:p>52.677922</text:p>
          </table:table-cell>
          <table:table-cell office:value-type="float" office:value="13397255" calcext:value-type="float">
            <text:p>1339725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2</text:p>
          </table:table-cell>
          <table:table-cell office:value-type="float" office:value="47.246222" calcext:value-type="float">
            <text:p>47.246222</text:p>
          </table:table-cell>
          <table:table-cell office:value-type="float" office:value="17.425644" calcext:value-type="float">
            <text:p>17.425644</text:p>
          </table:table-cell>
          <table:table-cell office:value-type="float" office:value="64.671866" calcext:value-type="float">
            <text:p>64.671866</text:p>
          </table:table-cell>
          <table:table-cell office:value-type="float" office:value="12931940" calcext:value-type="float">
            <text:p>1293194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3</text:p>
          </table:table-cell>
          <table:table-cell office:value-type="float" office:value="47.050065" calcext:value-type="float">
            <text:p>47.050065</text:p>
          </table:table-cell>
          <table:table-cell office:value-type="float" office:value="29.928993" calcext:value-type="float">
            <text:p>29.928993</text:p>
          </table:table-cell>
          <table:table-cell office:value-type="float" office:value="76.979058" calcext:value-type="float">
            <text:p>76.979058</text:p>
          </table:table-cell>
          <table:table-cell office:value-type="float" office:value="16564640" calcext:value-type="float">
            <text:p>16564640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4</text:p>
          </table:table-cell>
          <table:table-cell office:value-type="float" office:value="57.456242" calcext:value-type="float">
            <text:p>57.456242</text:p>
          </table:table-cell>
          <table:table-cell office:value-type="float" office:value="13.697046" calcext:value-type="float">
            <text:p>13.697046</text:p>
          </table:table-cell>
          <table:table-cell office:value-type="float" office:value="71.153288" calcext:value-type="float">
            <text:p>71.153288</text:p>
          </table:table-cell>
          <table:table-cell office:value-type="float" office:value="8828745" calcext:value-type="float">
            <text:p>8828745</text:p>
          </table:table-cell>
          <table:table-cell office:value-type="float" office:value="99" calcext:value-type="float">
            <text:p>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5</text:p>
          </table:table-cell>
          <table:table-cell office:value-type="float" office:value="25.846293" calcext:value-type="float">
            <text:p>25.846293</text:p>
          </table:table-cell>
          <table:table-cell office:value-type="float" office:value="3.264077" calcext:value-type="float">
            <text:p>3.264077</text:p>
          </table:table-cell>
          <table:table-cell office:value-type="float" office:value="29.11037" calcext:value-type="float">
            <text:p>29.11037</text:p>
          </table:table-cell>
          <table:table-cell office:value-type="float" office:value="3347836" calcext:value-type="float">
            <text:p>3347836</text:p>
          </table:table-cell>
          <table:table-cell office:value-type="float" office:value="93" calcext:value-type="float">
            <text:p>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6</text:p>
          </table:table-cell>
          <table:table-cell office:value-type="float" office:value="7.286542" calcext:value-type="float">
            <text:p>7.286542</text:p>
          </table:table-cell>
          <table:table-cell office:value-type="float" office:value="0.87379" calcext:value-type="float">
            <text:p>0.87379</text:p>
          </table:table-cell>
          <table:table-cell office:value-type="float" office:value="8.160332" calcext:value-type="float">
            <text:p>8.160332</text:p>
          </table:table-cell>
          <table:table-cell office:value-type="float" office:value="1311911" calcext:value-type="float">
            <text:p>131191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7</text:p>
          </table:table-cell>
          <table:table-cell office:value-type="float" office:value="3.819991" calcext:value-type="float">
            <text:p>3.819991</text:p>
          </table:table-cell>
          <table:table-cell office:value-type="float" office:value="1.208493" calcext:value-type="float">
            <text:p>1.208493</text:p>
          </table:table-cell>
          <table:table-cell office:value-type="float" office:value="5.028484" calcext:value-type="float">
            <text:p>5.028484</text:p>
          </table:table-cell>
          <table:table-cell office:value-type="float" office:value="1219859" calcext:value-type="float">
            <text:p>121985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8</text:p>
          </table:table-cell>
          <table:table-cell office:value-type="float" office:value="1.597657" calcext:value-type="float">
            <text:p>1.597657</text:p>
          </table:table-cell>
          <table:table-cell office:value-type="float" office:value="0.291685" calcext:value-type="float">
            <text:p>0.291685</text:p>
          </table:table-cell>
          <table:table-cell office:value-type="float" office:value="1.889342" calcext:value-type="float">
            <text:p>1.889342</text:p>
          </table:table-cell>
          <table:table-cell office:value-type="float" office:value="302282" calcext:value-type="float">
            <text:p>302282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0:59</text:p>
          </table:table-cell>
          <table:table-cell office:value-type="float" office:value="0.645892" calcext:value-type="float">
            <text:p>0.645892</text:p>
          </table:table-cell>
          <table:table-cell office:value-type="float" office:value="0.259264" calcext:value-type="float">
            <text:p>0.259264</text:p>
          </table:table-cell>
          <table:table-cell office:value-type="float" office:value="0.905156" calcext:value-type="float">
            <text:p>0.905156</text:p>
          </table:table-cell>
          <table:table-cell office:value-type="float" office:value="428612" calcext:value-type="float">
            <text:p>42861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1:00</text:p>
          </table:table-cell>
          <table:table-cell office:value-type="float" office:value="0.601113" calcext:value-type="float">
            <text:p>0.601113</text:p>
          </table:table-cell>
          <table:table-cell office:value-type="float" office:value="0.152315" calcext:value-type="float">
            <text:p>0.152315</text:p>
          </table:table-cell>
          <table:table-cell office:value-type="float" office:value="0.753428" calcext:value-type="float">
            <text:p>0.753428</text:p>
          </table:table-cell>
          <table:table-cell office:value-type="float" office:value="260917" calcext:value-type="float">
            <text:p>26091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1:01</text:p>
          </table:table-cell>
          <table:table-cell office:value-type="float" office:value="0.381464" calcext:value-type="float">
            <text:p>0.381464</text:p>
          </table:table-cell>
          <table:table-cell office:value-type="float" office:value="0.076134" calcext:value-type="float">
            <text:p>0.076134</text:p>
          </table:table-cell>
          <table:table-cell office:value-type="float" office:value="0.457598" calcext:value-type="float">
            <text:p>0.457598</text:p>
          </table:table-cell>
          <table:table-cell office:value-type="float" office:value="84551" calcext:value-type="float">
            <text:p>8455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1:02</text:p>
          </table:table-cell>
          <table:table-cell office:value-type="float" office:value="0.310982" calcext:value-type="float">
            <text:p>0.310982</text:p>
          </table:table-cell>
          <table:table-cell office:value-type="float" office:value="0.257231" calcext:value-type="float">
            <text:p>0.257231</text:p>
          </table:table-cell>
          <table:table-cell office:value-type="float" office:value="0.568213" calcext:value-type="float">
            <text:p>0.568213</text:p>
          </table:table-cell>
          <table:table-cell office:value-type="float" office:value="283170" calcext:value-type="float">
            <text:p>28317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1:03</text:p>
          </table:table-cell>
          <table:table-cell office:value-type="float" office:value="0.333918" calcext:value-type="float">
            <text:p>0.333918</text:p>
          </table:table-cell>
          <table:table-cell office:value-type="float" office:value="0.139598" calcext:value-type="float">
            <text:p>0.139598</text:p>
          </table:table-cell>
          <table:table-cell office:value-type="float" office:value="0.473516" calcext:value-type="float">
            <text:p>0.473516</text:p>
          </table:table-cell>
          <table:table-cell office:value-type="float" office:value="105793" calcext:value-type="float">
            <text:p>1057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string" calcext:value-type="string">
            <text:p>15:01:04</text:p>
          </table:table-cell>
          <table:table-cell office:value-type="float" office:value="0.106989" calcext:value-type="float">
            <text:p>0.106989</text:p>
          </table:table-cell>
          <table:table-cell office:value-type="float" office:value="0.105513" calcext:value-type="float">
            <text:p>0.105513</text:p>
          </table:table-cell>
          <table:table-cell office:value-type="float" office:value="0.212502" calcext:value-type="float">
            <text:p>0.212502</text:p>
          </table:table-cell>
          <table:table-cell office:value-type="float" office:value="76525" calcext:value-type="float">
            <text:p>7652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 style:data-style-name="N2" text:time-value="09:40:19.962994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08T10:16:02.677714191</dc:date>
    <meta:editing-duration>PT34M42S</meta:editing-duration>
    <meta:editing-cycles>3</meta:editing-cycles>
    <meta:document-statistic meta:table-count="1" meta:cell-count="85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56cm" style:legend-expansion="high" chart:style-name="ch2"/>
        <chart:plot-area chart:style-name="ch3" table:cell-range-address="test6_100.B2:test6_100.E120 test6_100.B1:test6_100.E1 test6_100.G1:test6_100.G120" chart:data-source-has-labels="both" svg:x="0.32cm" svg:y="0.18cm" svg:width="12.726cm" svg:height="8.64cm">
          <chartooo:coordinate-region svg:x="1.329cm" svg:y="0.18cm" svg:width="11.717cm" svg:height="7.037cm"/>
          <chart:axis chart:dimension="x" chart:name="primary-x" chart:style-name="ch4" chartooo:axis-type="auto">
            <chartooo:date-scale/>
            <chart:categories table:cell-range-address="test6_100.B2:test6_100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6_100.C2:test6_100.C120" chart:label-cell-address="test6_100.C1:test6_100.C1" chart:class="chart:bar">
            <chart:data-point chart:repeated="118"/>
          </chart:series>
          <chart:series chart:style-name="ch8" chart:values-cell-range-address="test6_100.D2:test6_100.D120" chart:label-cell-address="test6_100.D1:test6_100.D1" chart:class="chart:bar">
            <chart:data-point chart:repeated="118"/>
          </chart:series>
          <chart:series chart:style-name="ch9" chart:values-cell-range-address="test6_100.E2:test6_100.E120" chart:label-cell-address="test6_100.E1:test6_100.E1" chart:class="chart:bar">
            <chart:data-point chart:repeated="118"/>
          </chart:series>
          <chart:series chart:style-name="ch10" chart:values-cell-range-address="test6_100.G2:test6_100.G120" chart:label-cell-address="test6_100.G1:test6_100.G1" chart:class="chart:bar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6_100.C1:test6_100.C1</svg:desc>
                </draw:g>
              </table:table-cell>
              <table:table-cell office:value-type="string">
                <text:p>xfertime</text:p>
                <draw:g>
                  <svg:desc>test6_100.D1:test6_100.D1</svg:desc>
                </draw:g>
              </table:table-cell>
              <table:table-cell office:value-type="string">
                <text:p>RT</text:p>
                <draw:g>
                  <svg:desc>test6_100.E1:test6_100.E1</svg:desc>
                </draw:g>
              </table:table-cell>
              <table:table-cell office:value-type="string">
                <text:p>transactions</text:p>
                <draw:g>
                  <svg:desc>test6_100.G1:test6_1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59:06</text:p>
                <draw:g>
                  <svg:desc>test6_100.B2:test6_100.B120</svg:desc>
                </draw:g>
              </table:table-cell>
              <table:table-cell office:value-type="float" office:value="5.1277">
                <text:p>5.1277</text:p>
                <draw:g>
                  <svg:desc>test6_100.C2:test6_100.C120</svg:desc>
                </draw:g>
              </table:table-cell>
              <table:table-cell office:value-type="float" office:value="0.128643">
                <text:p>0.128643</text:p>
                <draw:g>
                  <svg:desc>test6_100.D2:test6_100.D120</svg:desc>
                </draw:g>
              </table:table-cell>
              <table:table-cell office:value-type="float" office:value="5.256343">
                <text:p>5.256343</text:p>
                <draw:g>
                  <svg:desc>test6_100.E2:test6_100.E120</svg:desc>
                </draw:g>
              </table:table-cell>
              <table:table-cell office:value-type="float" office:value="3">
                <text:p>3</text:p>
                <draw:g>
                  <svg:desc>test6_100.G2:test6_100.G120</svg:desc>
                </draw:g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11.203343">
                <text:p>11.203343</text:p>
              </table:table-cell>
              <table:table-cell office:value-type="float" office:value="0.433475">
                <text:p>0.433475</text:p>
              </table:table-cell>
              <table:table-cell office:value-type="float" office:value="11.636818">
                <text:p>11.6368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2.677807">
                <text:p>2.677807</text:p>
              </table:table-cell>
              <table:table-cell office:value-type="float" office:value="0.571633">
                <text:p>0.571633</text:p>
              </table:table-cell>
              <table:table-cell office:value-type="float" office:value="3.24944">
                <text:p>3.249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0.963796">
                <text:p>0.963796</text:p>
              </table:table-cell>
              <table:table-cell office:value-type="float" office:value="0.100738">
                <text:p>0.100738</text:p>
              </table:table-cell>
              <table:table-cell office:value-type="float" office:value="1.064534">
                <text:p>1.0645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1.187173">
                <text:p>1.187173</text:p>
              </table:table-cell>
              <table:table-cell office:value-type="float" office:value="0.214445">
                <text:p>0.214445</text:p>
              </table:table-cell>
              <table:table-cell office:value-type="float" office:value="1.401618">
                <text:p>1.4016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1.475798">
                <text:p>1.475798</text:p>
              </table:table-cell>
              <table:table-cell office:value-type="float" office:value="0.242875">
                <text:p>0.242875</text:p>
              </table:table-cell>
              <table:table-cell office:value-type="float" office:value="1.718673">
                <text:p>1.71867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1.087543">
                <text:p>1.087543</text:p>
              </table:table-cell>
              <table:table-cell office:value-type="float" office:value="0.121664">
                <text:p>0.121664</text:p>
              </table:table-cell>
              <table:table-cell office:value-type="float" office:value="1.209207">
                <text:p>1.2092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1.097971">
                <text:p>1.097971</text:p>
              </table:table-cell>
              <table:table-cell office:value-type="float" office:value="0.223813">
                <text:p>0.223813</text:p>
              </table:table-cell>
              <table:table-cell office:value-type="float" office:value="1.321784">
                <text:p>1.3217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1.057712">
                <text:p>1.057712</text:p>
              </table:table-cell>
              <table:table-cell office:value-type="float" office:value="0.158443">
                <text:p>0.158443</text:p>
              </table:table-cell>
              <table:table-cell office:value-type="float" office:value="1.216155">
                <text:p>1.2161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0.961676">
                <text:p>0.961676</text:p>
              </table:table-cell>
              <table:table-cell office:value-type="float" office:value="0.253225">
                <text:p>0.253225</text:p>
              </table:table-cell>
              <table:table-cell office:value-type="float" office:value="1.214901">
                <text:p>1.2149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1.305152">
                <text:p>1.305152</text:p>
              </table:table-cell>
              <table:table-cell office:value-type="float" office:value="0.438229">
                <text:p>0.438229</text:p>
              </table:table-cell>
              <table:table-cell office:value-type="float" office:value="1.743381">
                <text:p>1.7433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1.957793">
                <text:p>1.957793</text:p>
              </table:table-cell>
              <table:table-cell office:value-type="float" office:value="0.379068">
                <text:p>0.379068</text:p>
              </table:table-cell>
              <table:table-cell office:value-type="float" office:value="2.336861">
                <text:p>2.33686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1.951118">
                <text:p>1.951118</text:p>
              </table:table-cell>
              <table:table-cell office:value-type="float" office:value="0.245578">
                <text:p>0.245578</text:p>
              </table:table-cell>
              <table:table-cell office:value-type="float" office:value="2.196696">
                <text:p>2.1966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1.980071">
                <text:p>1.980071</text:p>
              </table:table-cell>
              <table:table-cell office:value-type="float" office:value="0.316035">
                <text:p>0.316035</text:p>
              </table:table-cell>
              <table:table-cell office:value-type="float" office:value="2.296106">
                <text:p>2.2961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2.143656">
                <text:p>2.143656</text:p>
              </table:table-cell>
              <table:table-cell office:value-type="float" office:value="0.502658">
                <text:p>0.502658</text:p>
              </table:table-cell>
              <table:table-cell office:value-type="float" office:value="2.646314">
                <text:p>2.6463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2.200756">
                <text:p>2.200756</text:p>
              </table:table-cell>
              <table:table-cell office:value-type="float" office:value="0.967728">
                <text:p>0.967728</text:p>
              </table:table-cell>
              <table:table-cell office:value-type="float" office:value="3.168484">
                <text:p>3.1684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2.370216">
                <text:p>2.370216</text:p>
              </table:table-cell>
              <table:table-cell office:value-type="float" office:value="0.34742">
                <text:p>0.34742</text:p>
              </table:table-cell>
              <table:table-cell office:value-type="float" office:value="2.717636">
                <text:p>2.71763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2.01196">
                <text:p>2.01196</text:p>
              </table:table-cell>
              <table:table-cell office:value-type="float" office:value="0.113532">
                <text:p>0.113532</text:p>
              </table:table-cell>
              <table:table-cell office:value-type="float" office:value="2.125492">
                <text:p>2.1254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1.93589">
                <text:p>1.93589</text:p>
              </table:table-cell>
              <table:table-cell office:value-type="float" office:value="0.362643">
                <text:p>0.362643</text:p>
              </table:table-cell>
              <table:table-cell office:value-type="float" office:value="2.298533">
                <text:p>2.29853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2.404117">
                <text:p>2.404117</text:p>
              </table:table-cell>
              <table:table-cell office:value-type="float" office:value="1.603846">
                <text:p>1.603846</text:p>
              </table:table-cell>
              <table:table-cell office:value-type="float" office:value="4.007963">
                <text:p>4.00796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3.848842">
                <text:p>3.848842</text:p>
              </table:table-cell>
              <table:table-cell office:value-type="float" office:value="0.943067">
                <text:p>0.943067</text:p>
              </table:table-cell>
              <table:table-cell office:value-type="float" office:value="4.791909">
                <text:p>4.7919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3.010982">
                <text:p>3.010982</text:p>
              </table:table-cell>
              <table:table-cell office:value-type="float" office:value="0.178736">
                <text:p>0.178736</text:p>
              </table:table-cell>
              <table:table-cell office:value-type="float" office:value="3.189718">
                <text:p>3.1897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3.045787">
                <text:p>3.045787</text:p>
              </table:table-cell>
              <table:table-cell office:value-type="float" office:value="0.523846">
                <text:p>0.523846</text:p>
              </table:table-cell>
              <table:table-cell office:value-type="float" office:value="3.569633">
                <text:p>3.5696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3.948091">
                <text:p>3.948091</text:p>
              </table:table-cell>
              <table:table-cell office:value-type="float" office:value="0.444611">
                <text:p>0.444611</text:p>
              </table:table-cell>
              <table:table-cell office:value-type="float" office:value="4.392702">
                <text:p>4.39270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3.292651">
                <text:p>3.292651</text:p>
              </table:table-cell>
              <table:table-cell office:value-type="float" office:value="0.275323">
                <text:p>0.275323</text:p>
              </table:table-cell>
              <table:table-cell office:value-type="float" office:value="3.567974">
                <text:p>3.5679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3.101396">
                <text:p>3.101396</text:p>
              </table:table-cell>
              <table:table-cell office:value-type="float" office:value="0.307638">
                <text:p>0.307638</text:p>
              </table:table-cell>
              <table:table-cell office:value-type="float" office:value="3.409034">
                <text:p>3.4090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3.05032">
                <text:p>3.05032</text:p>
              </table:table-cell>
              <table:table-cell office:value-type="float" office:value="0.383465">
                <text:p>0.383465</text:p>
              </table:table-cell>
              <table:table-cell office:value-type="float" office:value="3.433785">
                <text:p>3.4337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3.035132">
                <text:p>3.035132</text:p>
              </table:table-cell>
              <table:table-cell office:value-type="float" office:value="0.294166">
                <text:p>0.294166</text:p>
              </table:table-cell>
              <table:table-cell office:value-type="float" office:value="3.329298">
                <text:p>3.32929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3.267312">
                <text:p>3.267312</text:p>
              </table:table-cell>
              <table:table-cell office:value-type="float" office:value="0.221213">
                <text:p>0.221213</text:p>
              </table:table-cell>
              <table:table-cell office:value-type="float" office:value="3.488525">
                <text:p>3.4885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4.083518">
                <text:p>4.083518</text:p>
              </table:table-cell>
              <table:table-cell office:value-type="float" office:value="0.304854">
                <text:p>0.304854</text:p>
              </table:table-cell>
              <table:table-cell office:value-type="float" office:value="4.388372">
                <text:p>4.3883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3.319254">
                <text:p>3.319254</text:p>
              </table:table-cell>
              <table:table-cell office:value-type="float" office:value="0.384572">
                <text:p>0.384572</text:p>
              </table:table-cell>
              <table:table-cell office:value-type="float" office:value="3.703826">
                <text:p>3.7038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3.911664">
                <text:p>3.911664</text:p>
              </table:table-cell>
              <table:table-cell office:value-type="float" office:value="0.344054">
                <text:p>0.344054</text:p>
              </table:table-cell>
              <table:table-cell office:value-type="float" office:value="4.255718">
                <text:p>4.2557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4.097151">
                <text:p>4.097151</text:p>
              </table:table-cell>
              <table:table-cell office:value-type="float" office:value="0.328457">
                <text:p>0.328457</text:p>
              </table:table-cell>
              <table:table-cell office:value-type="float" office:value="4.425608">
                <text:p>4.42560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4.118141">
                <text:p>4.118141</text:p>
              </table:table-cell>
              <table:table-cell office:value-type="float" office:value="0.657661">
                <text:p>0.657661</text:p>
              </table:table-cell>
              <table:table-cell office:value-type="float" office:value="4.775802">
                <text:p>4.7758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4.003315">
                <text:p>4.003315</text:p>
              </table:table-cell>
              <table:table-cell office:value-type="float" office:value="0.509517">
                <text:p>0.509517</text:p>
              </table:table-cell>
              <table:table-cell office:value-type="float" office:value="4.512832">
                <text:p>4.51283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5.230322">
                <text:p>5.230322</text:p>
              </table:table-cell>
              <table:table-cell office:value-type="float" office:value="1.24234">
                <text:p>1.24234</text:p>
              </table:table-cell>
              <table:table-cell office:value-type="float" office:value="6.472662">
                <text:p>6.4726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5.969247">
                <text:p>5.969247</text:p>
              </table:table-cell>
              <table:table-cell office:value-type="float" office:value="0.60914">
                <text:p>0.60914</text:p>
              </table:table-cell>
              <table:table-cell office:value-type="float" office:value="6.578387">
                <text:p>6.5783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4.102711">
                <text:p>4.102711</text:p>
              </table:table-cell>
              <table:table-cell office:value-type="float" office:value="0.351313">
                <text:p>0.351313</text:p>
              </table:table-cell>
              <table:table-cell office:value-type="float" office:value="4.454024">
                <text:p>4.4540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4.457914">
                <text:p>4.457914</text:p>
              </table:table-cell>
              <table:table-cell office:value-type="float" office:value="0.77378">
                <text:p>0.77378</text:p>
              </table:table-cell>
              <table:table-cell office:value-type="float" office:value="5.231694">
                <text:p>5.2316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6.404949">
                <text:p>6.404949</text:p>
              </table:table-cell>
              <table:table-cell office:value-type="float" office:value="0.695714">
                <text:p>0.695714</text:p>
              </table:table-cell>
              <table:table-cell office:value-type="float" office:value="7.100663">
                <text:p>7.1006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6.184763">
                <text:p>6.184763</text:p>
              </table:table-cell>
              <table:table-cell office:value-type="float" office:value="1.04326">
                <text:p>1.04326</text:p>
              </table:table-cell>
              <table:table-cell office:value-type="float" office:value="7.228023">
                <text:p>7.2280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6.395141">
                <text:p>6.395141</text:p>
              </table:table-cell>
              <table:table-cell office:value-type="float" office:value="1.207806">
                <text:p>1.207806</text:p>
              </table:table-cell>
              <table:table-cell office:value-type="float" office:value="7.602947">
                <text:p>7.6029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5.868312">
                <text:p>5.868312</text:p>
              </table:table-cell>
              <table:table-cell office:value-type="float" office:value="1.942818">
                <text:p>1.942818</text:p>
              </table:table-cell>
              <table:table-cell office:value-type="float" office:value="7.81113">
                <text:p>7.811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7.073044">
                <text:p>7.073044</text:p>
              </table:table-cell>
              <table:table-cell office:value-type="float" office:value="2.803035">
                <text:p>2.803035</text:p>
              </table:table-cell>
              <table:table-cell office:value-type="float" office:value="9.876079">
                <text:p>9.87607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5.956759">
                <text:p>5.956759</text:p>
              </table:table-cell>
              <table:table-cell office:value-type="float" office:value="1.590684">
                <text:p>1.590684</text:p>
              </table:table-cell>
              <table:table-cell office:value-type="float" office:value="7.547443">
                <text:p>7.54744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5.972733">
                <text:p>5.972733</text:p>
              </table:table-cell>
              <table:table-cell office:value-type="float" office:value="1.101071">
                <text:p>1.101071</text:p>
              </table:table-cell>
              <table:table-cell office:value-type="float" office:value="7.073804">
                <text:p>7.07380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5.695157">
                <text:p>5.695157</text:p>
              </table:table-cell>
              <table:table-cell office:value-type="float" office:value="1.547412">
                <text:p>1.547412</text:p>
              </table:table-cell>
              <table:table-cell office:value-type="float" office:value="7.242569">
                <text:p>7.2425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7.365024">
                <text:p>7.365024</text:p>
              </table:table-cell>
              <table:table-cell office:value-type="float" office:value="0.627263">
                <text:p>0.627263</text:p>
              </table:table-cell>
              <table:table-cell office:value-type="float" office:value="7.992287">
                <text:p>7.9922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5.287634">
                <text:p>5.287634</text:p>
              </table:table-cell>
              <table:table-cell office:value-type="float" office:value="0.857018">
                <text:p>0.857018</text:p>
              </table:table-cell>
              <table:table-cell office:value-type="float" office:value="6.144652">
                <text:p>6.1446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5.263444">
                <text:p>5.263444</text:p>
              </table:table-cell>
              <table:table-cell office:value-type="float" office:value="0.511073">
                <text:p>0.511073</text:p>
              </table:table-cell>
              <table:table-cell office:value-type="float" office:value="5.774517">
                <text:p>5.7745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5.382762">
                <text:p>5.382762</text:p>
              </table:table-cell>
              <table:table-cell office:value-type="float" office:value="0.802053">
                <text:p>0.802053</text:p>
              </table:table-cell>
              <table:table-cell office:value-type="float" office:value="6.184815">
                <text:p>6.18481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5.858068">
                <text:p>5.858068</text:p>
              </table:table-cell>
              <table:table-cell office:value-type="float" office:value="0.394561">
                <text:p>0.394561</text:p>
              </table:table-cell>
              <table:table-cell office:value-type="float" office:value="6.252629">
                <text:p>6.2526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6.09008">
                <text:p>6.09008</text:p>
              </table:table-cell>
              <table:table-cell office:value-type="float" office:value="0.268128">
                <text:p>0.268128</text:p>
              </table:table-cell>
              <table:table-cell office:value-type="float" office:value="6.358208">
                <text:p>6.35820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6.168037">
                <text:p>6.168037</text:p>
              </table:table-cell>
              <table:table-cell office:value-type="float" office:value="0.594232">
                <text:p>0.594232</text:p>
              </table:table-cell>
              <table:table-cell office:value-type="float" office:value="6.762269">
                <text:p>6.76226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9.150882">
                <text:p>9.150882</text:p>
              </table:table-cell>
              <table:table-cell office:value-type="float" office:value="1.119222">
                <text:p>1.119222</text:p>
              </table:table-cell>
              <table:table-cell office:value-type="float" office:value="10.270104">
                <text:p>10.27010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7.007489">
                <text:p>7.007489</text:p>
              </table:table-cell>
              <table:table-cell office:value-type="float" office:value="2.077181">
                <text:p>2.077181</text:p>
              </table:table-cell>
              <table:table-cell office:value-type="float" office:value="9.08467">
                <text:p>9.0846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8.13182">
                <text:p>8.13182</text:p>
              </table:table-cell>
              <table:table-cell office:value-type="float" office:value="2.18015">
                <text:p>2.18015</text:p>
              </table:table-cell>
              <table:table-cell office:value-type="float" office:value="10.31197">
                <text:p>10.311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11.972371">
                <text:p>11.972371</text:p>
              </table:table-cell>
              <table:table-cell office:value-type="float" office:value="2.075595">
                <text:p>2.075595</text:p>
              </table:table-cell>
              <table:table-cell office:value-type="float" office:value="14.047966">
                <text:p>14.04796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8.443211">
                <text:p>8.443211</text:p>
              </table:table-cell>
              <table:table-cell office:value-type="float" office:value="3.890774">
                <text:p>3.890774</text:p>
              </table:table-cell>
              <table:table-cell office:value-type="float" office:value="12.333985">
                <text:p>12.3339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56.834385">
                <text:p>56.834385</text:p>
              </table:table-cell>
              <table:table-cell office:value-type="float" office:value="0.73043">
                <text:p>0.73043</text:p>
              </table:table-cell>
              <table:table-cell office:value-type="float" office:value="57.564815">
                <text:p>57.5648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59.862732">
                <text:p>59.862732</text:p>
              </table:table-cell>
              <table:table-cell office:value-type="float" office:value="4.911698">
                <text:p>4.911698</text:p>
              </table:table-cell>
              <table:table-cell office:value-type="float" office:value="64.77443">
                <text:p>64.774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124.184227">
                <text:p>124.184227</text:p>
              </table:table-cell>
              <table:table-cell office:value-type="float" office:value="5.284836">
                <text:p>5.284836</text:p>
              </table:table-cell>
              <table:table-cell office:value-type="float" office:value="129.469063">
                <text:p>129.46906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70.355336">
                <text:p>70.355336</text:p>
              </table:table-cell>
              <table:table-cell office:value-type="float" office:value="6.806395">
                <text:p>6.806395</text:p>
              </table:table-cell>
              <table:table-cell office:value-type="float" office:value="77.161731">
                <text:p>77.1617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26.422031">
                <text:p>26.422031</text:p>
              </table:table-cell>
              <table:table-cell office:value-type="float" office:value="2.360227">
                <text:p>2.360227</text:p>
              </table:table-cell>
              <table:table-cell office:value-type="float" office:value="28.782258">
                <text:p>28.78225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19.719643">
                <text:p>19.719643</text:p>
              </table:table-cell>
              <table:table-cell office:value-type="float" office:value="2.193545">
                <text:p>2.193545</text:p>
              </table:table-cell>
              <table:table-cell office:value-type="float" office:value="21.913188">
                <text:p>21.91318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8.818126">
                <text:p>8.818126</text:p>
              </table:table-cell>
              <table:table-cell office:value-type="float" office:value="3.527157">
                <text:p>3.527157</text:p>
              </table:table-cell>
              <table:table-cell office:value-type="float" office:value="12.345283">
                <text:p>12.34528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17.576166">
                <text:p>17.576166</text:p>
              </table:table-cell>
              <table:table-cell office:value-type="float" office:value="7.0419">
                <text:p>7.0419</text:p>
              </table:table-cell>
              <table:table-cell office:value-type="float" office:value="24.618066">
                <text:p>24.6180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32.175654">
                <text:p>32.175654</text:p>
              </table:table-cell>
              <table:table-cell office:value-type="float" office:value="11.320988">
                <text:p>11.320988</text:p>
              </table:table-cell>
              <table:table-cell office:value-type="float" office:value="43.496642">
                <text:p>43.4966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17.188512">
                <text:p>17.188512</text:p>
              </table:table-cell>
              <table:table-cell office:value-type="float" office:value="7.972404">
                <text:p>7.972404</text:p>
              </table:table-cell>
              <table:table-cell office:value-type="float" office:value="25.160916">
                <text:p>25.1609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17.844131">
                <text:p>17.844131</text:p>
              </table:table-cell>
              <table:table-cell office:value-type="float" office:value="7.316725">
                <text:p>7.316725</text:p>
              </table:table-cell>
              <table:table-cell office:value-type="float" office:value="25.160856">
                <text:p>25.160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28.286761">
                <text:p>28.286761</text:p>
              </table:table-cell>
              <table:table-cell office:value-type="float" office:value="22.663282">
                <text:p>22.663282</text:p>
              </table:table-cell>
              <table:table-cell office:value-type="float" office:value="50.950043">
                <text:p>50.95004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66.123956">
                <text:p>66.123956</text:p>
              </table:table-cell>
              <table:table-cell office:value-type="float" office:value="33.179647">
                <text:p>33.179647</text:p>
              </table:table-cell>
              <table:table-cell office:value-type="float" office:value="99.303603">
                <text:p>99.3036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36.117089">
                <text:p>36.117089</text:p>
              </table:table-cell>
              <table:table-cell office:value-type="float" office:value="7.643836">
                <text:p>7.643836</text:p>
              </table:table-cell>
              <table:table-cell office:value-type="float" office:value="43.760925">
                <text:p>43.7609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14.626499">
                <text:p>14.626499</text:p>
              </table:table-cell>
              <table:table-cell office:value-type="float" office:value="0.69318">
                <text:p>0.69318</text:p>
              </table:table-cell>
              <table:table-cell office:value-type="float" office:value="15.319679">
                <text:p>15.3196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10.023289">
                <text:p>10.023289</text:p>
              </table:table-cell>
              <table:table-cell office:value-type="float" office:value="2.205647">
                <text:p>2.205647</text:p>
              </table:table-cell>
              <table:table-cell office:value-type="float" office:value="12.228936">
                <text:p>12.2289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10.475084">
                <text:p>10.475084</text:p>
              </table:table-cell>
              <table:table-cell office:value-type="float" office:value="2.20364">
                <text:p>2.20364</text:p>
              </table:table-cell>
              <table:table-cell office:value-type="float" office:value="12.678724">
                <text:p>12.6787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10.211923">
                <text:p>10.211923</text:p>
              </table:table-cell>
              <table:table-cell office:value-type="float" office:value="3.008446">
                <text:p>3.008446</text:p>
              </table:table-cell>
              <table:table-cell office:value-type="float" office:value="13.220369">
                <text:p>13.22036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10.661629">
                <text:p>10.661629</text:p>
              </table:table-cell>
              <table:table-cell office:value-type="float" office:value="2.434669">
                <text:p>2.434669</text:p>
              </table:table-cell>
              <table:table-cell office:value-type="float" office:value="13.096298">
                <text:p>13.09629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11.829866">
                <text:p>11.829866</text:p>
              </table:table-cell>
              <table:table-cell office:value-type="float" office:value="3.049993">
                <text:p>3.049993</text:p>
              </table:table-cell>
              <table:table-cell office:value-type="float" office:value="14.879859">
                <text:p>14.8798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11.545797">
                <text:p>11.545797</text:p>
              </table:table-cell>
              <table:table-cell office:value-type="float" office:value="4.771605">
                <text:p>4.771605</text:p>
              </table:table-cell>
              <table:table-cell office:value-type="float" office:value="16.317402">
                <text:p>16.3174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10.92841">
                <text:p>10.92841</text:p>
              </table:table-cell>
              <table:table-cell office:value-type="float" office:value="1.651069">
                <text:p>1.651069</text:p>
              </table:table-cell>
              <table:table-cell office:value-type="float" office:value="12.579479">
                <text:p>12.5794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12.641711">
                <text:p>12.641711</text:p>
              </table:table-cell>
              <table:table-cell office:value-type="float" office:value="1.858182">
                <text:p>1.858182</text:p>
              </table:table-cell>
              <table:table-cell office:value-type="float" office:value="14.499893">
                <text:p>14.49989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12.697211">
                <text:p>12.697211</text:p>
              </table:table-cell>
              <table:table-cell office:value-type="float" office:value="2.28804">
                <text:p>2.28804</text:p>
              </table:table-cell>
              <table:table-cell office:value-type="float" office:value="14.985251">
                <text:p>14.9852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10.053025">
                <text:p>10.053025</text:p>
              </table:table-cell>
              <table:table-cell office:value-type="float" office:value="2.053994">
                <text:p>2.053994</text:p>
              </table:table-cell>
              <table:table-cell office:value-type="float" office:value="12.107019">
                <text:p>12.10701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11.02441">
                <text:p>11.02441</text:p>
              </table:table-cell>
              <table:table-cell office:value-type="float" office:value="1.272984">
                <text:p>1.272984</text:p>
              </table:table-cell>
              <table:table-cell office:value-type="float" office:value="12.297394">
                <text:p>12.2973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13.658459">
                <text:p>13.658459</text:p>
              </table:table-cell>
              <table:table-cell office:value-type="float" office:value="3.222642">
                <text:p>3.222642</text:p>
              </table:table-cell>
              <table:table-cell office:value-type="float" office:value="16.881101">
                <text:p>16.881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500.493569">
                <text:p>500.493569</text:p>
              </table:table-cell>
              <table:table-cell office:value-type="float" office:value="66.155963">
                <text:p>66.155963</text:p>
              </table:table-cell>
              <table:table-cell office:value-type="float" office:value="566.649532">
                <text:p>566.6495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621.278751">
                <text:p>621.278751</text:p>
              </table:table-cell>
              <table:table-cell office:value-type="float" office:value="83.437377">
                <text:p>83.437377</text:p>
              </table:table-cell>
              <table:table-cell office:value-type="float" office:value="704.716128">
                <text:p>704.7161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531.648897">
                <text:p>531.648897</text:p>
              </table:table-cell>
              <table:table-cell office:value-type="float" office:value="23.837357">
                <text:p>23.837357</text:p>
              </table:table-cell>
              <table:table-cell office:value-type="float" office:value="555.486254">
                <text:p>555.4862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308.281188">
                <text:p>308.281188</text:p>
              </table:table-cell>
              <table:table-cell office:value-type="float" office:value="0">
                <text:p>0</text:p>
              </table:table-cell>
              <table:table-cell office:value-type="float" office:value="308.281188">
                <text:p>308.2811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245.108328">
                <text:p>245.108328</text:p>
              </table:table-cell>
              <table:table-cell office:value-type="float" office:value="0">
                <text:p>0</text:p>
              </table:table-cell>
              <table:table-cell office:value-type="float" office:value="245.108328">
                <text:p>245.1083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149.984761">
                <text:p>149.984761</text:p>
              </table:table-cell>
              <table:table-cell office:value-type="float" office:value="0">
                <text:p>0</text:p>
              </table:table-cell>
              <table:table-cell office:value-type="float" office:value="149.984761">
                <text:p>149.9847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54.473482">
                <text:p>54.473482</text:p>
              </table:table-cell>
              <table:table-cell office:value-type="float" office:value="0">
                <text:p>0</text:p>
              </table:table-cell>
              <table:table-cell office:value-type="float" office:value="54.473482">
                <text:p>54.47348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57.054254">
                <text:p>57.054254</text:p>
              </table:table-cell>
              <table:table-cell office:value-type="float" office:value="8.655448">
                <text:p>8.655448</text:p>
              </table:table-cell>
              <table:table-cell office:value-type="float" office:value="65.709702">
                <text:p>65.7097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45.856772">
                <text:p>45.856772</text:p>
              </table:table-cell>
              <table:table-cell office:value-type="float" office:value="6.838252">
                <text:p>6.838252</text:p>
              </table:table-cell>
              <table:table-cell office:value-type="float" office:value="52.695024">
                <text:p>52.6950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37.450458">
                <text:p>37.450458</text:p>
              </table:table-cell>
              <table:table-cell office:value-type="float" office:value="16.059875">
                <text:p>16.059875</text:p>
              </table:table-cell>
              <table:table-cell office:value-type="float" office:value="53.510333">
                <text:p>53.5103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17.79873">
                <text:p>17.79873</text:p>
              </table:table-cell>
              <table:table-cell office:value-type="float" office:value="4.857372">
                <text:p>4.857372</text:p>
              </table:table-cell>
              <table:table-cell office:value-type="float" office:value="22.656102">
                <text:p>22.6561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12.623096">
                <text:p>12.623096</text:p>
              </table:table-cell>
              <table:table-cell office:value-type="float" office:value="3.654852">
                <text:p>3.654852</text:p>
              </table:table-cell>
              <table:table-cell office:value-type="float" office:value="16.277948">
                <text:p>16.2779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14.405563">
                <text:p>14.405563</text:p>
              </table:table-cell>
              <table:table-cell office:value-type="float" office:value="3.710924">
                <text:p>3.710924</text:p>
              </table:table-cell>
              <table:table-cell office:value-type="float" office:value="18.116487">
                <text:p>18.11648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13.596766">
                <text:p>13.596766</text:p>
              </table:table-cell>
              <table:table-cell office:value-type="float" office:value="4.846274">
                <text:p>4.846274</text:p>
              </table:table-cell>
              <table:table-cell office:value-type="float" office:value="18.44304">
                <text:p>18.443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12.537623">
                <text:p>12.537623</text:p>
              </table:table-cell>
              <table:table-cell office:value-type="float" office:value="2.198804">
                <text:p>2.198804</text:p>
              </table:table-cell>
              <table:table-cell office:value-type="float" office:value="14.736427">
                <text:p>14.7364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11.76041">
                <text:p>11.76041</text:p>
              </table:table-cell>
              <table:table-cell office:value-type="float" office:value="1.661756">
                <text:p>1.661756</text:p>
              </table:table-cell>
              <table:table-cell office:value-type="float" office:value="13.422166">
                <text:p>13.4221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11.258917">
                <text:p>11.258917</text:p>
              </table:table-cell>
              <table:table-cell office:value-type="float" office:value="1.695649">
                <text:p>1.695649</text:p>
              </table:table-cell>
              <table:table-cell office:value-type="float" office:value="12.954566">
                <text:p>12.9545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12.405526">
                <text:p>12.405526</text:p>
              </table:table-cell>
              <table:table-cell office:value-type="float" office:value="4.927151">
                <text:p>4.927151</text:p>
              </table:table-cell>
              <table:table-cell office:value-type="float" office:value="17.332677">
                <text:p>17.3326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34.29811">
                <text:p>34.29811</text:p>
              </table:table-cell>
              <table:table-cell office:value-type="float" office:value="18.379812">
                <text:p>18.379812</text:p>
              </table:table-cell>
              <table:table-cell office:value-type="float" office:value="52.677922">
                <text:p>52.6779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47.246222">
                <text:p>47.246222</text:p>
              </table:table-cell>
              <table:table-cell office:value-type="float" office:value="17.425644">
                <text:p>17.425644</text:p>
              </table:table-cell>
              <table:table-cell office:value-type="float" office:value="64.671866">
                <text:p>64.6718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47.050065">
                <text:p>47.050065</text:p>
              </table:table-cell>
              <table:table-cell office:value-type="float" office:value="29.928993">
                <text:p>29.928993</text:p>
              </table:table-cell>
              <table:table-cell office:value-type="float" office:value="76.979058">
                <text:p>76.9790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57.456242">
                <text:p>57.456242</text:p>
              </table:table-cell>
              <table:table-cell office:value-type="float" office:value="13.697046">
                <text:p>13.697046</text:p>
              </table:table-cell>
              <table:table-cell office:value-type="float" office:value="71.153288">
                <text:p>71.1532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25.846293">
                <text:p>25.846293</text:p>
              </table:table-cell>
              <table:table-cell office:value-type="float" office:value="3.264077">
                <text:p>3.264077</text:p>
              </table:table-cell>
              <table:table-cell office:value-type="float" office:value="29.11037">
                <text:p>29.110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7.286542">
                <text:p>7.286542</text:p>
              </table:table-cell>
              <table:table-cell office:value-type="float" office:value="0.87379">
                <text:p>0.87379</text:p>
              </table:table-cell>
              <table:table-cell office:value-type="float" office:value="8.160332">
                <text:p>8.16033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3.819991">
                <text:p>3.819991</text:p>
              </table:table-cell>
              <table:table-cell office:value-type="float" office:value="1.208493">
                <text:p>1.208493</text:p>
              </table:table-cell>
              <table:table-cell office:value-type="float" office:value="5.028484">
                <text:p>5.0284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1.597657">
                <text:p>1.597657</text:p>
              </table:table-cell>
              <table:table-cell office:value-type="float" office:value="0.291685">
                <text:p>0.291685</text:p>
              </table:table-cell>
              <table:table-cell office:value-type="float" office:value="1.889342">
                <text:p>1.8893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0.645892">
                <text:p>0.645892</text:p>
              </table:table-cell>
              <table:table-cell office:value-type="float" office:value="0.259264">
                <text:p>0.259264</text:p>
              </table:table-cell>
              <table:table-cell office:value-type="float" office:value="0.905156">
                <text:p>0.9051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0.601113">
                <text:p>0.601113</text:p>
              </table:table-cell>
              <table:table-cell office:value-type="float" office:value="0.152315">
                <text:p>0.152315</text:p>
              </table:table-cell>
              <table:table-cell office:value-type="float" office:value="0.753428">
                <text:p>0.753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0.381464">
                <text:p>0.381464</text:p>
              </table:table-cell>
              <table:table-cell office:value-type="float" office:value="0.076134">
                <text:p>0.076134</text:p>
              </table:table-cell>
              <table:table-cell office:value-type="float" office:value="0.457598">
                <text:p>0.457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0.310982">
                <text:p>0.310982</text:p>
              </table:table-cell>
              <table:table-cell office:value-type="float" office:value="0.257231">
                <text:p>0.257231</text:p>
              </table:table-cell>
              <table:table-cell office:value-type="float" office:value="0.568213">
                <text:p>0.568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0.333918">
                <text:p>0.333918</text:p>
              </table:table-cell>
              <table:table-cell office:value-type="float" office:value="0.139598">
                <text:p>0.139598</text:p>
              </table:table-cell>
              <table:table-cell office:value-type="float" office:value="0.473516">
                <text:p>0.473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0.106989">
                <text:p>0.106989</text:p>
              </table:table-cell>
              <table:table-cell office:value-type="float" office:value="0.105513">
                <text:p>0.105513</text:p>
              </table:table-cell>
              <table:table-cell office:value-type="float" office:value="0.212502">
                <text:p>0.2125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6_100.B1:test6_100.D120" chart:data-source-has-labels="both" svg:x="0.32cm" svg:y="0.18cm" svg:width="13.361cm" svg:height="8.64cm">
          <chartooo:coordinate-region svg:x="1.326cm" svg:y="0.18cm" svg:width="12.355cm" svg:height="7.037cm"/>
          <chart:axis chart:dimension="x" chart:name="primary-x" chart:style-name="ch4" chartooo:axis-type="auto">
            <chartooo:date-scale/>
            <chart:categories table:cell-range-address="test6_100.B2:test6_100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6_100.C2:test6_100.C120" chart:label-cell-address="test6_100.C1:test6_100.C1" chart:class="chart:bar">
            <chart:data-point chart:repeated="118"/>
          </chart:series>
          <chart:series chart:style-name="ch8" chart:values-cell-range-address="test6_100.D2:test6_100.D120" chart:label-cell-address="test6_100.D1:test6_100.D1" chart:class="chart:bar">
            <chart:data-point chart:repeated="1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6_100.C1:test6_100.C1</svg:desc>
                </draw:g>
              </table:table-cell>
              <table:table-cell office:value-type="string">
                <text:p>xfertime</text:p>
                <draw:g>
                  <svg:desc>test6_100.D1:test6_10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59:06</text:p>
                <draw:g>
                  <svg:desc>test6_100.B2:test6_100.B120</svg:desc>
                </draw:g>
              </table:table-cell>
              <table:table-cell office:value-type="float" office:value="5.1277">
                <text:p>5.1277</text:p>
                <draw:g>
                  <svg:desc>test6_100.C2:test6_100.C120</svg:desc>
                </draw:g>
              </table:table-cell>
              <table:table-cell office:value-type="float" office:value="0.128643">
                <text:p>0.128643</text:p>
                <draw:g>
                  <svg:desc>test6_100.D2:test6_100.D120</svg:desc>
                </draw:g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11.203343">
                <text:p>11.203343</text:p>
              </table:table-cell>
              <table:table-cell office:value-type="float" office:value="0.433475">
                <text:p>0.433475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2.677807">
                <text:p>2.677807</text:p>
              </table:table-cell>
              <table:table-cell office:value-type="float" office:value="0.571633">
                <text:p>0.571633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0.963796">
                <text:p>0.963796</text:p>
              </table:table-cell>
              <table:table-cell office:value-type="float" office:value="0.100738">
                <text:p>0.100738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1.187173">
                <text:p>1.187173</text:p>
              </table:table-cell>
              <table:table-cell office:value-type="float" office:value="0.214445">
                <text:p>0.214445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1.475798">
                <text:p>1.475798</text:p>
              </table:table-cell>
              <table:table-cell office:value-type="float" office:value="0.242875">
                <text:p>0.242875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1.087543">
                <text:p>1.087543</text:p>
              </table:table-cell>
              <table:table-cell office:value-type="float" office:value="0.121664">
                <text:p>0.121664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1.097971">
                <text:p>1.097971</text:p>
              </table:table-cell>
              <table:table-cell office:value-type="float" office:value="0.223813">
                <text:p>0.223813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1.057712">
                <text:p>1.057712</text:p>
              </table:table-cell>
              <table:table-cell office:value-type="float" office:value="0.158443">
                <text:p>0.158443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0.961676">
                <text:p>0.961676</text:p>
              </table:table-cell>
              <table:table-cell office:value-type="float" office:value="0.253225">
                <text:p>0.253225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1.305152">
                <text:p>1.305152</text:p>
              </table:table-cell>
              <table:table-cell office:value-type="float" office:value="0.438229">
                <text:p>0.438229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1.957793">
                <text:p>1.957793</text:p>
              </table:table-cell>
              <table:table-cell office:value-type="float" office:value="0.379068">
                <text:p>0.379068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1.951118">
                <text:p>1.951118</text:p>
              </table:table-cell>
              <table:table-cell office:value-type="float" office:value="0.245578">
                <text:p>0.245578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1.980071">
                <text:p>1.980071</text:p>
              </table:table-cell>
              <table:table-cell office:value-type="float" office:value="0.316035">
                <text:p>0.316035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2.143656">
                <text:p>2.143656</text:p>
              </table:table-cell>
              <table:table-cell office:value-type="float" office:value="0.502658">
                <text:p>0.502658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2.200756">
                <text:p>2.200756</text:p>
              </table:table-cell>
              <table:table-cell office:value-type="float" office:value="0.967728">
                <text:p>0.967728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2.370216">
                <text:p>2.370216</text:p>
              </table:table-cell>
              <table:table-cell office:value-type="float" office:value="0.34742">
                <text:p>0.34742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2.01196">
                <text:p>2.01196</text:p>
              </table:table-cell>
              <table:table-cell office:value-type="float" office:value="0.113532">
                <text:p>0.113532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1.93589">
                <text:p>1.93589</text:p>
              </table:table-cell>
              <table:table-cell office:value-type="float" office:value="0.362643">
                <text:p>0.362643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2.404117">
                <text:p>2.404117</text:p>
              </table:table-cell>
              <table:table-cell office:value-type="float" office:value="1.603846">
                <text:p>1.603846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3.848842">
                <text:p>3.848842</text:p>
              </table:table-cell>
              <table:table-cell office:value-type="float" office:value="0.943067">
                <text:p>0.943067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3.010982">
                <text:p>3.010982</text:p>
              </table:table-cell>
              <table:table-cell office:value-type="float" office:value="0.178736">
                <text:p>0.178736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3.045787">
                <text:p>3.045787</text:p>
              </table:table-cell>
              <table:table-cell office:value-type="float" office:value="0.523846">
                <text:p>0.523846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3.948091">
                <text:p>3.948091</text:p>
              </table:table-cell>
              <table:table-cell office:value-type="float" office:value="0.444611">
                <text:p>0.444611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3.292651">
                <text:p>3.292651</text:p>
              </table:table-cell>
              <table:table-cell office:value-type="float" office:value="0.275323">
                <text:p>0.275323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3.101396">
                <text:p>3.101396</text:p>
              </table:table-cell>
              <table:table-cell office:value-type="float" office:value="0.307638">
                <text:p>0.307638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3.05032">
                <text:p>3.05032</text:p>
              </table:table-cell>
              <table:table-cell office:value-type="float" office:value="0.383465">
                <text:p>0.383465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3.035132">
                <text:p>3.035132</text:p>
              </table:table-cell>
              <table:table-cell office:value-type="float" office:value="0.294166">
                <text:p>0.294166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3.267312">
                <text:p>3.267312</text:p>
              </table:table-cell>
              <table:table-cell office:value-type="float" office:value="0.221213">
                <text:p>0.221213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4.083518">
                <text:p>4.083518</text:p>
              </table:table-cell>
              <table:table-cell office:value-type="float" office:value="0.304854">
                <text:p>0.304854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3.319254">
                <text:p>3.319254</text:p>
              </table:table-cell>
              <table:table-cell office:value-type="float" office:value="0.384572">
                <text:p>0.384572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3.911664">
                <text:p>3.911664</text:p>
              </table:table-cell>
              <table:table-cell office:value-type="float" office:value="0.344054">
                <text:p>0.344054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4.097151">
                <text:p>4.097151</text:p>
              </table:table-cell>
              <table:table-cell office:value-type="float" office:value="0.328457">
                <text:p>0.328457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4.118141">
                <text:p>4.118141</text:p>
              </table:table-cell>
              <table:table-cell office:value-type="float" office:value="0.657661">
                <text:p>0.657661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4.003315">
                <text:p>4.003315</text:p>
              </table:table-cell>
              <table:table-cell office:value-type="float" office:value="0.509517">
                <text:p>0.509517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5.230322">
                <text:p>5.230322</text:p>
              </table:table-cell>
              <table:table-cell office:value-type="float" office:value="1.24234">
                <text:p>1.24234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5.969247">
                <text:p>5.969247</text:p>
              </table:table-cell>
              <table:table-cell office:value-type="float" office:value="0.60914">
                <text:p>0.60914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4.102711">
                <text:p>4.102711</text:p>
              </table:table-cell>
              <table:table-cell office:value-type="float" office:value="0.351313">
                <text:p>0.351313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4.457914">
                <text:p>4.457914</text:p>
              </table:table-cell>
              <table:table-cell office:value-type="float" office:value="0.77378">
                <text:p>0.77378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6.404949">
                <text:p>6.404949</text:p>
              </table:table-cell>
              <table:table-cell office:value-type="float" office:value="0.695714">
                <text:p>0.695714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6.184763">
                <text:p>6.184763</text:p>
              </table:table-cell>
              <table:table-cell office:value-type="float" office:value="1.04326">
                <text:p>1.04326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6.395141">
                <text:p>6.395141</text:p>
              </table:table-cell>
              <table:table-cell office:value-type="float" office:value="1.207806">
                <text:p>1.207806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5.868312">
                <text:p>5.868312</text:p>
              </table:table-cell>
              <table:table-cell office:value-type="float" office:value="1.942818">
                <text:p>1.942818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7.073044">
                <text:p>7.073044</text:p>
              </table:table-cell>
              <table:table-cell office:value-type="float" office:value="2.803035">
                <text:p>2.803035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5.956759">
                <text:p>5.956759</text:p>
              </table:table-cell>
              <table:table-cell office:value-type="float" office:value="1.590684">
                <text:p>1.590684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5.972733">
                <text:p>5.972733</text:p>
              </table:table-cell>
              <table:table-cell office:value-type="float" office:value="1.101071">
                <text:p>1.101071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5.695157">
                <text:p>5.695157</text:p>
              </table:table-cell>
              <table:table-cell office:value-type="float" office:value="1.547412">
                <text:p>1.547412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7.365024">
                <text:p>7.365024</text:p>
              </table:table-cell>
              <table:table-cell office:value-type="float" office:value="0.627263">
                <text:p>0.627263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5.287634">
                <text:p>5.287634</text:p>
              </table:table-cell>
              <table:table-cell office:value-type="float" office:value="0.857018">
                <text:p>0.857018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5.263444">
                <text:p>5.263444</text:p>
              </table:table-cell>
              <table:table-cell office:value-type="float" office:value="0.511073">
                <text:p>0.511073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5.382762">
                <text:p>5.382762</text:p>
              </table:table-cell>
              <table:table-cell office:value-type="float" office:value="0.802053">
                <text:p>0.802053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5.858068">
                <text:p>5.858068</text:p>
              </table:table-cell>
              <table:table-cell office:value-type="float" office:value="0.394561">
                <text:p>0.394561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6.09008">
                <text:p>6.09008</text:p>
              </table:table-cell>
              <table:table-cell office:value-type="float" office:value="0.268128">
                <text:p>0.268128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6.168037">
                <text:p>6.168037</text:p>
              </table:table-cell>
              <table:table-cell office:value-type="float" office:value="0.594232">
                <text:p>0.594232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9.150882">
                <text:p>9.150882</text:p>
              </table:table-cell>
              <table:table-cell office:value-type="float" office:value="1.119222">
                <text:p>1.119222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7.007489">
                <text:p>7.007489</text:p>
              </table:table-cell>
              <table:table-cell office:value-type="float" office:value="2.077181">
                <text:p>2.077181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8.13182">
                <text:p>8.13182</text:p>
              </table:table-cell>
              <table:table-cell office:value-type="float" office:value="2.18015">
                <text:p>2.18015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11.972371">
                <text:p>11.972371</text:p>
              </table:table-cell>
              <table:table-cell office:value-type="float" office:value="2.075595">
                <text:p>2.075595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8.443211">
                <text:p>8.443211</text:p>
              </table:table-cell>
              <table:table-cell office:value-type="float" office:value="3.890774">
                <text:p>3.890774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56.834385">
                <text:p>56.834385</text:p>
              </table:table-cell>
              <table:table-cell office:value-type="float" office:value="0.73043">
                <text:p>0.73043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59.862732">
                <text:p>59.862732</text:p>
              </table:table-cell>
              <table:table-cell office:value-type="float" office:value="4.911698">
                <text:p>4.911698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124.184227">
                <text:p>124.184227</text:p>
              </table:table-cell>
              <table:table-cell office:value-type="float" office:value="5.284836">
                <text:p>5.284836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70.355336">
                <text:p>70.355336</text:p>
              </table:table-cell>
              <table:table-cell office:value-type="float" office:value="6.806395">
                <text:p>6.806395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26.422031">
                <text:p>26.422031</text:p>
              </table:table-cell>
              <table:table-cell office:value-type="float" office:value="2.360227">
                <text:p>2.360227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19.719643">
                <text:p>19.719643</text:p>
              </table:table-cell>
              <table:table-cell office:value-type="float" office:value="2.193545">
                <text:p>2.193545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8.818126">
                <text:p>8.818126</text:p>
              </table:table-cell>
              <table:table-cell office:value-type="float" office:value="3.527157">
                <text:p>3.527157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17.576166">
                <text:p>17.576166</text:p>
              </table:table-cell>
              <table:table-cell office:value-type="float" office:value="7.0419">
                <text:p>7.0419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32.175654">
                <text:p>32.175654</text:p>
              </table:table-cell>
              <table:table-cell office:value-type="float" office:value="11.320988">
                <text:p>11.320988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17.188512">
                <text:p>17.188512</text:p>
              </table:table-cell>
              <table:table-cell office:value-type="float" office:value="7.972404">
                <text:p>7.972404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17.844131">
                <text:p>17.844131</text:p>
              </table:table-cell>
              <table:table-cell office:value-type="float" office:value="7.316725">
                <text:p>7.316725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28.286761">
                <text:p>28.286761</text:p>
              </table:table-cell>
              <table:table-cell office:value-type="float" office:value="22.663282">
                <text:p>22.663282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66.123956">
                <text:p>66.123956</text:p>
              </table:table-cell>
              <table:table-cell office:value-type="float" office:value="33.179647">
                <text:p>33.179647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36.117089">
                <text:p>36.117089</text:p>
              </table:table-cell>
              <table:table-cell office:value-type="float" office:value="7.643836">
                <text:p>7.643836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14.626499">
                <text:p>14.626499</text:p>
              </table:table-cell>
              <table:table-cell office:value-type="float" office:value="0.69318">
                <text:p>0.69318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10.023289">
                <text:p>10.023289</text:p>
              </table:table-cell>
              <table:table-cell office:value-type="float" office:value="2.205647">
                <text:p>2.205647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10.475084">
                <text:p>10.475084</text:p>
              </table:table-cell>
              <table:table-cell office:value-type="float" office:value="2.20364">
                <text:p>2.20364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10.211923">
                <text:p>10.211923</text:p>
              </table:table-cell>
              <table:table-cell office:value-type="float" office:value="3.008446">
                <text:p>3.008446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10.661629">
                <text:p>10.661629</text:p>
              </table:table-cell>
              <table:table-cell office:value-type="float" office:value="2.434669">
                <text:p>2.434669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11.829866">
                <text:p>11.829866</text:p>
              </table:table-cell>
              <table:table-cell office:value-type="float" office:value="3.049993">
                <text:p>3.049993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11.545797">
                <text:p>11.545797</text:p>
              </table:table-cell>
              <table:table-cell office:value-type="float" office:value="4.771605">
                <text:p>4.771605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10.92841">
                <text:p>10.92841</text:p>
              </table:table-cell>
              <table:table-cell office:value-type="float" office:value="1.651069">
                <text:p>1.651069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12.641711">
                <text:p>12.641711</text:p>
              </table:table-cell>
              <table:table-cell office:value-type="float" office:value="1.858182">
                <text:p>1.858182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12.697211">
                <text:p>12.697211</text:p>
              </table:table-cell>
              <table:table-cell office:value-type="float" office:value="2.28804">
                <text:p>2.28804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10.053025">
                <text:p>10.053025</text:p>
              </table:table-cell>
              <table:table-cell office:value-type="float" office:value="2.053994">
                <text:p>2.053994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11.02441">
                <text:p>11.02441</text:p>
              </table:table-cell>
              <table:table-cell office:value-type="float" office:value="1.272984">
                <text:p>1.272984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13.658459">
                <text:p>13.658459</text:p>
              </table:table-cell>
              <table:table-cell office:value-type="float" office:value="3.222642">
                <text:p>3.222642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500.493569">
                <text:p>500.493569</text:p>
              </table:table-cell>
              <table:table-cell office:value-type="float" office:value="66.155963">
                <text:p>66.155963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621.278751">
                <text:p>621.278751</text:p>
              </table:table-cell>
              <table:table-cell office:value-type="float" office:value="83.437377">
                <text:p>83.437377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531.648897">
                <text:p>531.648897</text:p>
              </table:table-cell>
              <table:table-cell office:value-type="float" office:value="23.837357">
                <text:p>23.837357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308.281188">
                <text:p>308.28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245.108328">
                <text:p>245.10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149.984761">
                <text:p>149.984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54.473482">
                <text:p>54.473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57.054254">
                <text:p>57.054254</text:p>
              </table:table-cell>
              <table:table-cell office:value-type="float" office:value="8.655448">
                <text:p>8.655448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45.856772">
                <text:p>45.856772</text:p>
              </table:table-cell>
              <table:table-cell office:value-type="float" office:value="6.838252">
                <text:p>6.838252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37.450458">
                <text:p>37.450458</text:p>
              </table:table-cell>
              <table:table-cell office:value-type="float" office:value="16.059875">
                <text:p>16.059875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17.79873">
                <text:p>17.79873</text:p>
              </table:table-cell>
              <table:table-cell office:value-type="float" office:value="4.857372">
                <text:p>4.857372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12.623096">
                <text:p>12.623096</text:p>
              </table:table-cell>
              <table:table-cell office:value-type="float" office:value="3.654852">
                <text:p>3.654852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14.405563">
                <text:p>14.405563</text:p>
              </table:table-cell>
              <table:table-cell office:value-type="float" office:value="3.710924">
                <text:p>3.710924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13.596766">
                <text:p>13.596766</text:p>
              </table:table-cell>
              <table:table-cell office:value-type="float" office:value="4.846274">
                <text:p>4.846274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12.537623">
                <text:p>12.537623</text:p>
              </table:table-cell>
              <table:table-cell office:value-type="float" office:value="2.198804">
                <text:p>2.198804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11.76041">
                <text:p>11.76041</text:p>
              </table:table-cell>
              <table:table-cell office:value-type="float" office:value="1.661756">
                <text:p>1.661756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11.258917">
                <text:p>11.258917</text:p>
              </table:table-cell>
              <table:table-cell office:value-type="float" office:value="1.695649">
                <text:p>1.695649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12.405526">
                <text:p>12.405526</text:p>
              </table:table-cell>
              <table:table-cell office:value-type="float" office:value="4.927151">
                <text:p>4.927151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34.29811">
                <text:p>34.29811</text:p>
              </table:table-cell>
              <table:table-cell office:value-type="float" office:value="18.379812">
                <text:p>18.379812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47.246222">
                <text:p>47.246222</text:p>
              </table:table-cell>
              <table:table-cell office:value-type="float" office:value="17.425644">
                <text:p>17.425644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47.050065">
                <text:p>47.050065</text:p>
              </table:table-cell>
              <table:table-cell office:value-type="float" office:value="29.928993">
                <text:p>29.928993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57.456242">
                <text:p>57.456242</text:p>
              </table:table-cell>
              <table:table-cell office:value-type="float" office:value="13.697046">
                <text:p>13.697046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25.846293">
                <text:p>25.846293</text:p>
              </table:table-cell>
              <table:table-cell office:value-type="float" office:value="3.264077">
                <text:p>3.264077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7.286542">
                <text:p>7.286542</text:p>
              </table:table-cell>
              <table:table-cell office:value-type="float" office:value="0.87379">
                <text:p>0.87379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3.819991">
                <text:p>3.819991</text:p>
              </table:table-cell>
              <table:table-cell office:value-type="float" office:value="1.208493">
                <text:p>1.208493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1.597657">
                <text:p>1.597657</text:p>
              </table:table-cell>
              <table:table-cell office:value-type="float" office:value="0.291685">
                <text:p>0.291685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0.645892">
                <text:p>0.645892</text:p>
              </table:table-cell>
              <table:table-cell office:value-type="float" office:value="0.259264">
                <text:p>0.259264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0.601113">
                <text:p>0.601113</text:p>
              </table:table-cell>
              <table:table-cell office:value-type="float" office:value="0.152315">
                <text:p>0.152315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0.381464">
                <text:p>0.381464</text:p>
              </table:table-cell>
              <table:table-cell office:value-type="float" office:value="0.076134">
                <text:p>0.076134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0.310982">
                <text:p>0.310982</text:p>
              </table:table-cell>
              <table:table-cell office:value-type="float" office:value="0.257231">
                <text:p>0.257231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0.333918">
                <text:p>0.333918</text:p>
              </table:table-cell>
              <table:table-cell office:value-type="float" office:value="0.139598">
                <text:p>0.139598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0.106989">
                <text:p>0.106989</text:p>
              </table:table-cell>
              <table:table-cell office:value-type="float" office:value="0.105513">
                <text:p>0.1055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877cm" svg:height="9cm" xlink:href=".." xlink:type="simple" chart:class="chart:bar" chart:style-name="ch1">
        <chart:legend chart:legend-position="end" svg:x="14.243cm" svg:y="4.227cm" style:legend-expansion="high" chart:style-name="ch2"/>
        <chart:plot-area chart:style-name="ch3" table:cell-range-address="test6_100.B2:test6_100.B120 test6_100.G1:test6_100.G120" chart:data-source-has-labels="both" svg:x="0.337cm" svg:y="0.18cm" svg:width="13.569cm" svg:height="8.64cm">
          <chartooo:coordinate-region svg:x="1.341cm" svg:y="0.18cm" svg:width="12.565cm" svg:height="7.038cm"/>
          <chart:axis chart:dimension="x" chart:name="primary-x" chart:style-name="ch4" chartooo:axis-type="auto">
            <chartooo:date-scale/>
            <chart:categories table:cell-range-address="test6_100.B2:test6_100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6_100.G2:test6_100.G120" chart:label-cell-address="test6_100.G1:test6_100.G1" chart:class="chart:bar"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6_100.G1:test6_100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59:06</text:p>
                <draw:g>
                  <svg:desc>test6_100.B2:test6_100.B120</svg:desc>
                </draw:g>
              </table:table-cell>
              <table:table-cell office:value-type="float" office:value="3">
                <text:p>3</text:p>
                <draw:g>
                  <svg:desc>test6_100.G2:test6_100.G120</svg:desc>
                </draw:g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cm" chart:symbol-height="0.2cm" chart:link-data-style-to-source="true">
        <chart:symbol-image xlink:href="Pictures/100002E10000014A0000014A825FBE4ACE2B6D83.svg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56cm" style:legend-expansion="high" chart:style-name="ch2"/>
        <chart:plot-area chart:style-name="ch3" table:cell-range-address="test6_100.G2:test6_100.G120 test6_100.C1:test6_100.E120" chart:data-source-has-labels="row" svg:x="0.32cm" svg:y="0.047cm" svg:width="12.323cm" svg:height="8.639cm">
          <chartooo:coordinate-region svg:x="1.127cm" svg:y="0.221cm" svg:width="11.236cm" svg:height="7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6_100.C2:test6_100.C120" chart:label-cell-address="test6_100.C1:test6_100.C1" chart:class="chart:scatter">
            <chart:domain table:cell-range-address="test6_100.G2:test6_100.G120"/>
            <chart:data-point chart:repeated="118"/>
          </chart:series>
          <chart:series chart:style-name="ch7" chart:values-cell-range-address="test6_100.D2:test6_100.D120" chart:label-cell-address="test6_100.D1:test6_100.D1" chart:class="chart:scatter">
            <chart:data-point chart:repeated="118"/>
          </chart:series>
          <chart:series chart:style-name="ch8" chart:values-cell-range-address="test6_100.E2:test6_100.E120" chart:label-cell-address="test6_100.E1:test6_100.E1" chart:class="chart:scatter">
            <chart:regression-curve chart:style-name="ch9"/>
            <chart:data-point chart:repeated="1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6_100.C1:test6_100.C1</svg:desc>
                </draw:g>
              </table:table-cell>
              <table:table-cell office:value-type="string">
                <text:p>xfertime</text:p>
                <draw:g>
                  <svg:desc>test6_100.D1:test6_100.D1</svg:desc>
                </draw:g>
              </table:table-cell>
              <table:table-cell office:value-type="string">
                <text:p>RT</text:p>
                <draw:g>
                  <svg:desc>test6_100.E1:test6_1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6_100.G2:test6_100.G120</svg:desc>
                </draw:g>
              </table:table-cell>
              <table:table-cell office:value-type="float" office:value="5.1277">
                <text:p>5.1277</text:p>
                <draw:g>
                  <svg:desc>test6_100.C2:test6_100.C120</svg:desc>
                </draw:g>
              </table:table-cell>
              <table:table-cell office:value-type="float" office:value="0.128643">
                <text:p>0.128643</text:p>
                <draw:g>
                  <svg:desc>test6_100.D2:test6_100.D120</svg:desc>
                </draw:g>
              </table:table-cell>
              <table:table-cell office:value-type="float" office:value="5.256343">
                <text:p>5.256343</text:p>
                <draw:g>
                  <svg:desc>test6_100.E2:test6_100.E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.203343">
                <text:p>11.203343</text:p>
              </table:table-cell>
              <table:table-cell office:value-type="float" office:value="0.433475">
                <text:p>0.433475</text:p>
              </table:table-cell>
              <table:table-cell office:value-type="float" office:value="11.636818">
                <text:p>11.636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.677807">
                <text:p>2.677807</text:p>
              </table:table-cell>
              <table:table-cell office:value-type="float" office:value="0.571633">
                <text:p>0.571633</text:p>
              </table:table-cell>
              <table:table-cell office:value-type="float" office:value="3.24944">
                <text:p>3.2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963796">
                <text:p>0.963796</text:p>
              </table:table-cell>
              <table:table-cell office:value-type="float" office:value="0.100738">
                <text:p>0.100738</text:p>
              </table:table-cell>
              <table:table-cell office:value-type="float" office:value="1.064534">
                <text:p>1.064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187173">
                <text:p>1.187173</text:p>
              </table:table-cell>
              <table:table-cell office:value-type="float" office:value="0.214445">
                <text:p>0.214445</text:p>
              </table:table-cell>
              <table:table-cell office:value-type="float" office:value="1.401618">
                <text:p>1.401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475798">
                <text:p>1.475798</text:p>
              </table:table-cell>
              <table:table-cell office:value-type="float" office:value="0.242875">
                <text:p>0.242875</text:p>
              </table:table-cell>
              <table:table-cell office:value-type="float" office:value="1.718673">
                <text:p>1.71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087543">
                <text:p>1.087543</text:p>
              </table:table-cell>
              <table:table-cell office:value-type="float" office:value="0.121664">
                <text:p>0.121664</text:p>
              </table:table-cell>
              <table:table-cell office:value-type="float" office:value="1.209207">
                <text:p>1.209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097971">
                <text:p>1.097971</text:p>
              </table:table-cell>
              <table:table-cell office:value-type="float" office:value="0.223813">
                <text:p>0.223813</text:p>
              </table:table-cell>
              <table:table-cell office:value-type="float" office:value="1.321784">
                <text:p>1.32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57712">
                <text:p>1.057712</text:p>
              </table:table-cell>
              <table:table-cell office:value-type="float" office:value="0.158443">
                <text:p>0.158443</text:p>
              </table:table-cell>
              <table:table-cell office:value-type="float" office:value="1.216155">
                <text:p>1.21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61676">
                <text:p>0.961676</text:p>
              </table:table-cell>
              <table:table-cell office:value-type="float" office:value="0.253225">
                <text:p>0.253225</text:p>
              </table:table-cell>
              <table:table-cell office:value-type="float" office:value="1.214901">
                <text:p>1.214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305152">
                <text:p>1.305152</text:p>
              </table:table-cell>
              <table:table-cell office:value-type="float" office:value="0.438229">
                <text:p>0.438229</text:p>
              </table:table-cell>
              <table:table-cell office:value-type="float" office:value="1.743381">
                <text:p>1.743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.957793">
                <text:p>1.957793</text:p>
              </table:table-cell>
              <table:table-cell office:value-type="float" office:value="0.379068">
                <text:p>0.379068</text:p>
              </table:table-cell>
              <table:table-cell office:value-type="float" office:value="2.336861">
                <text:p>2.336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.951118">
                <text:p>1.951118</text:p>
              </table:table-cell>
              <table:table-cell office:value-type="float" office:value="0.245578">
                <text:p>0.245578</text:p>
              </table:table-cell>
              <table:table-cell office:value-type="float" office:value="2.196696">
                <text:p>2.196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.980071">
                <text:p>1.980071</text:p>
              </table:table-cell>
              <table:table-cell office:value-type="float" office:value="0.316035">
                <text:p>0.316035</text:p>
              </table:table-cell>
              <table:table-cell office:value-type="float" office:value="2.296106">
                <text:p>2.296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.143656">
                <text:p>2.143656</text:p>
              </table:table-cell>
              <table:table-cell office:value-type="float" office:value="0.502658">
                <text:p>0.502658</text:p>
              </table:table-cell>
              <table:table-cell office:value-type="float" office:value="2.646314">
                <text:p>2.646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.200756">
                <text:p>2.200756</text:p>
              </table:table-cell>
              <table:table-cell office:value-type="float" office:value="0.967728">
                <text:p>0.967728</text:p>
              </table:table-cell>
              <table:table-cell office:value-type="float" office:value="3.168484">
                <text:p>3.168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370216">
                <text:p>2.370216</text:p>
              </table:table-cell>
              <table:table-cell office:value-type="float" office:value="0.34742">
                <text:p>0.34742</text:p>
              </table:table-cell>
              <table:table-cell office:value-type="float" office:value="2.717636">
                <text:p>2.71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01196">
                <text:p>2.01196</text:p>
              </table:table-cell>
              <table:table-cell office:value-type="float" office:value="0.113532">
                <text:p>0.113532</text:p>
              </table:table-cell>
              <table:table-cell office:value-type="float" office:value="2.125492">
                <text:p>2.125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93589">
                <text:p>1.93589</text:p>
              </table:table-cell>
              <table:table-cell office:value-type="float" office:value="0.362643">
                <text:p>0.362643</text:p>
              </table:table-cell>
              <table:table-cell office:value-type="float" office:value="2.298533">
                <text:p>2.298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.404117">
                <text:p>2.404117</text:p>
              </table:table-cell>
              <table:table-cell office:value-type="float" office:value="1.603846">
                <text:p>1.603846</text:p>
              </table:table-cell>
              <table:table-cell office:value-type="float" office:value="4.007963">
                <text:p>4.00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3.848842">
                <text:p>3.848842</text:p>
              </table:table-cell>
              <table:table-cell office:value-type="float" office:value="0.943067">
                <text:p>0.943067</text:p>
              </table:table-cell>
              <table:table-cell office:value-type="float" office:value="4.791909">
                <text:p>4.791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.010982">
                <text:p>3.010982</text:p>
              </table:table-cell>
              <table:table-cell office:value-type="float" office:value="0.178736">
                <text:p>0.178736</text:p>
              </table:table-cell>
              <table:table-cell office:value-type="float" office:value="3.189718">
                <text:p>3.189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.045787">
                <text:p>3.045787</text:p>
              </table:table-cell>
              <table:table-cell office:value-type="float" office:value="0.523846">
                <text:p>0.523846</text:p>
              </table:table-cell>
              <table:table-cell office:value-type="float" office:value="3.569633">
                <text:p>3.569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.948091">
                <text:p>3.948091</text:p>
              </table:table-cell>
              <table:table-cell office:value-type="float" office:value="0.444611">
                <text:p>0.444611</text:p>
              </table:table-cell>
              <table:table-cell office:value-type="float" office:value="4.392702">
                <text:p>4.392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.292651">
                <text:p>3.292651</text:p>
              </table:table-cell>
              <table:table-cell office:value-type="float" office:value="0.275323">
                <text:p>0.275323</text:p>
              </table:table-cell>
              <table:table-cell office:value-type="float" office:value="3.567974">
                <text:p>3.567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101396">
                <text:p>3.101396</text:p>
              </table:table-cell>
              <table:table-cell office:value-type="float" office:value="0.307638">
                <text:p>0.307638</text:p>
              </table:table-cell>
              <table:table-cell office:value-type="float" office:value="3.409034">
                <text:p>3.409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.05032">
                <text:p>3.05032</text:p>
              </table:table-cell>
              <table:table-cell office:value-type="float" office:value="0.383465">
                <text:p>0.383465</text:p>
              </table:table-cell>
              <table:table-cell office:value-type="float" office:value="3.433785">
                <text:p>3.433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.035132">
                <text:p>3.035132</text:p>
              </table:table-cell>
              <table:table-cell office:value-type="float" office:value="0.294166">
                <text:p>0.294166</text:p>
              </table:table-cell>
              <table:table-cell office:value-type="float" office:value="3.329298">
                <text:p>3.329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267312">
                <text:p>3.267312</text:p>
              </table:table-cell>
              <table:table-cell office:value-type="float" office:value="0.221213">
                <text:p>0.221213</text:p>
              </table:table-cell>
              <table:table-cell office:value-type="float" office:value="3.488525">
                <text:p>3.488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083518">
                <text:p>4.083518</text:p>
              </table:table-cell>
              <table:table-cell office:value-type="float" office:value="0.304854">
                <text:p>0.304854</text:p>
              </table:table-cell>
              <table:table-cell office:value-type="float" office:value="4.388372">
                <text:p>4.388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319254">
                <text:p>3.319254</text:p>
              </table:table-cell>
              <table:table-cell office:value-type="float" office:value="0.384572">
                <text:p>0.384572</text:p>
              </table:table-cell>
              <table:table-cell office:value-type="float" office:value="3.703826">
                <text:p>3.703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.911664">
                <text:p>3.911664</text:p>
              </table:table-cell>
              <table:table-cell office:value-type="float" office:value="0.344054">
                <text:p>0.344054</text:p>
              </table:table-cell>
              <table:table-cell office:value-type="float" office:value="4.255718">
                <text:p>4.255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.097151">
                <text:p>4.097151</text:p>
              </table:table-cell>
              <table:table-cell office:value-type="float" office:value="0.328457">
                <text:p>0.328457</text:p>
              </table:table-cell>
              <table:table-cell office:value-type="float" office:value="4.425608">
                <text:p>4.425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.118141">
                <text:p>4.118141</text:p>
              </table:table-cell>
              <table:table-cell office:value-type="float" office:value="0.657661">
                <text:p>0.657661</text:p>
              </table:table-cell>
              <table:table-cell office:value-type="float" office:value="4.775802">
                <text:p>4.775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.003315">
                <text:p>4.003315</text:p>
              </table:table-cell>
              <table:table-cell office:value-type="float" office:value="0.509517">
                <text:p>0.509517</text:p>
              </table:table-cell>
              <table:table-cell office:value-type="float" office:value="4.512832">
                <text:p>4.51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5.230322">
                <text:p>5.230322</text:p>
              </table:table-cell>
              <table:table-cell office:value-type="float" office:value="1.24234">
                <text:p>1.24234</text:p>
              </table:table-cell>
              <table:table-cell office:value-type="float" office:value="6.472662">
                <text:p>6.472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5.969247">
                <text:p>5.969247</text:p>
              </table:table-cell>
              <table:table-cell office:value-type="float" office:value="0.60914">
                <text:p>0.60914</text:p>
              </table:table-cell>
              <table:table-cell office:value-type="float" office:value="6.578387">
                <text:p>6.578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102711">
                <text:p>4.102711</text:p>
              </table:table-cell>
              <table:table-cell office:value-type="float" office:value="0.351313">
                <text:p>0.351313</text:p>
              </table:table-cell>
              <table:table-cell office:value-type="float" office:value="4.454024">
                <text:p>4.454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.457914">
                <text:p>4.457914</text:p>
              </table:table-cell>
              <table:table-cell office:value-type="float" office:value="0.77378">
                <text:p>0.77378</text:p>
              </table:table-cell>
              <table:table-cell office:value-type="float" office:value="5.231694">
                <text:p>5.23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.404949">
                <text:p>6.404949</text:p>
              </table:table-cell>
              <table:table-cell office:value-type="float" office:value="0.695714">
                <text:p>0.695714</text:p>
              </table:table-cell>
              <table:table-cell office:value-type="float" office:value="7.100663">
                <text:p>7.100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.184763">
                <text:p>6.184763</text:p>
              </table:table-cell>
              <table:table-cell office:value-type="float" office:value="1.04326">
                <text:p>1.04326</text:p>
              </table:table-cell>
              <table:table-cell office:value-type="float" office:value="7.228023">
                <text:p>7.228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6.395141">
                <text:p>6.395141</text:p>
              </table:table-cell>
              <table:table-cell office:value-type="float" office:value="1.207806">
                <text:p>1.207806</text:p>
              </table:table-cell>
              <table:table-cell office:value-type="float" office:value="7.602947">
                <text:p>7.602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5.868312">
                <text:p>5.868312</text:p>
              </table:table-cell>
              <table:table-cell office:value-type="float" office:value="1.942818">
                <text:p>1.942818</text:p>
              </table:table-cell>
              <table:table-cell office:value-type="float" office:value="7.81113">
                <text:p>7.81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7.073044">
                <text:p>7.073044</text:p>
              </table:table-cell>
              <table:table-cell office:value-type="float" office:value="2.803035">
                <text:p>2.803035</text:p>
              </table:table-cell>
              <table:table-cell office:value-type="float" office:value="9.876079">
                <text:p>9.876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.956759">
                <text:p>5.956759</text:p>
              </table:table-cell>
              <table:table-cell office:value-type="float" office:value="1.590684">
                <text:p>1.590684</text:p>
              </table:table-cell>
              <table:table-cell office:value-type="float" office:value="7.547443">
                <text:p>7.547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.972733">
                <text:p>5.972733</text:p>
              </table:table-cell>
              <table:table-cell office:value-type="float" office:value="1.101071">
                <text:p>1.101071</text:p>
              </table:table-cell>
              <table:table-cell office:value-type="float" office:value="7.073804">
                <text:p>7.073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.695157">
                <text:p>5.695157</text:p>
              </table:table-cell>
              <table:table-cell office:value-type="float" office:value="1.547412">
                <text:p>1.547412</text:p>
              </table:table-cell>
              <table:table-cell office:value-type="float" office:value="7.242569">
                <text:p>7.242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7.365024">
                <text:p>7.365024</text:p>
              </table:table-cell>
              <table:table-cell office:value-type="float" office:value="0.627263">
                <text:p>0.627263</text:p>
              </table:table-cell>
              <table:table-cell office:value-type="float" office:value="7.992287">
                <text:p>7.992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287634">
                <text:p>5.287634</text:p>
              </table:table-cell>
              <table:table-cell office:value-type="float" office:value="0.857018">
                <text:p>0.857018</text:p>
              </table:table-cell>
              <table:table-cell office:value-type="float" office:value="6.144652">
                <text:p>6.144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263444">
                <text:p>5.263444</text:p>
              </table:table-cell>
              <table:table-cell office:value-type="float" office:value="0.511073">
                <text:p>0.511073</text:p>
              </table:table-cell>
              <table:table-cell office:value-type="float" office:value="5.774517">
                <text:p>5.774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5.382762">
                <text:p>5.382762</text:p>
              </table:table-cell>
              <table:table-cell office:value-type="float" office:value="0.802053">
                <text:p>0.802053</text:p>
              </table:table-cell>
              <table:table-cell office:value-type="float" office:value="6.184815">
                <text:p>6.18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5.858068">
                <text:p>5.858068</text:p>
              </table:table-cell>
              <table:table-cell office:value-type="float" office:value="0.394561">
                <text:p>0.394561</text:p>
              </table:table-cell>
              <table:table-cell office:value-type="float" office:value="6.252629">
                <text:p>6.252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6.09008">
                <text:p>6.09008</text:p>
              </table:table-cell>
              <table:table-cell office:value-type="float" office:value="0.268128">
                <text:p>0.268128</text:p>
              </table:table-cell>
              <table:table-cell office:value-type="float" office:value="6.358208">
                <text:p>6.358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.168037">
                <text:p>6.168037</text:p>
              </table:table-cell>
              <table:table-cell office:value-type="float" office:value="0.594232">
                <text:p>0.594232</text:p>
              </table:table-cell>
              <table:table-cell office:value-type="float" office:value="6.762269">
                <text:p>6.762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9.150882">
                <text:p>9.150882</text:p>
              </table:table-cell>
              <table:table-cell office:value-type="float" office:value="1.119222">
                <text:p>1.119222</text:p>
              </table:table-cell>
              <table:table-cell office:value-type="float" office:value="10.270104">
                <text:p>10.270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7.007489">
                <text:p>7.007489</text:p>
              </table:table-cell>
              <table:table-cell office:value-type="float" office:value="2.077181">
                <text:p>2.077181</text:p>
              </table:table-cell>
              <table:table-cell office:value-type="float" office:value="9.08467">
                <text:p>9.08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8.13182">
                <text:p>8.13182</text:p>
              </table:table-cell>
              <table:table-cell office:value-type="float" office:value="2.18015">
                <text:p>2.18015</text:p>
              </table:table-cell>
              <table:table-cell office:value-type="float" office:value="10.31197">
                <text:p>10.31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1.972371">
                <text:p>11.972371</text:p>
              </table:table-cell>
              <table:table-cell office:value-type="float" office:value="2.075595">
                <text:p>2.075595</text:p>
              </table:table-cell>
              <table:table-cell office:value-type="float" office:value="14.047966">
                <text:p>14.047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443211">
                <text:p>8.443211</text:p>
              </table:table-cell>
              <table:table-cell office:value-type="float" office:value="3.890774">
                <text:p>3.890774</text:p>
              </table:table-cell>
              <table:table-cell office:value-type="float" office:value="12.333985">
                <text:p>12.3339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6.834385">
                <text:p>56.834385</text:p>
              </table:table-cell>
              <table:table-cell office:value-type="float" office:value="0.73043">
                <text:p>0.73043</text:p>
              </table:table-cell>
              <table:table-cell office:value-type="float" office:value="57.564815">
                <text:p>57.564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59.862732">
                <text:p>59.862732</text:p>
              </table:table-cell>
              <table:table-cell office:value-type="float" office:value="4.911698">
                <text:p>4.911698</text:p>
              </table:table-cell>
              <table:table-cell office:value-type="float" office:value="64.77443">
                <text:p>64.774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24.184227">
                <text:p>124.184227</text:p>
              </table:table-cell>
              <table:table-cell office:value-type="float" office:value="5.284836">
                <text:p>5.284836</text:p>
              </table:table-cell>
              <table:table-cell office:value-type="float" office:value="129.469063">
                <text:p>129.469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70.355336">
                <text:p>70.355336</text:p>
              </table:table-cell>
              <table:table-cell office:value-type="float" office:value="6.806395">
                <text:p>6.806395</text:p>
              </table:table-cell>
              <table:table-cell office:value-type="float" office:value="77.161731">
                <text:p>77.1617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26.422031">
                <text:p>26.422031</text:p>
              </table:table-cell>
              <table:table-cell office:value-type="float" office:value="2.360227">
                <text:p>2.360227</text:p>
              </table:table-cell>
              <table:table-cell office:value-type="float" office:value="28.782258">
                <text:p>28.7822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19.719643">
                <text:p>19.719643</text:p>
              </table:table-cell>
              <table:table-cell office:value-type="float" office:value="2.193545">
                <text:p>2.193545</text:p>
              </table:table-cell>
              <table:table-cell office:value-type="float" office:value="21.913188">
                <text:p>21.913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8.818126">
                <text:p>8.818126</text:p>
              </table:table-cell>
              <table:table-cell office:value-type="float" office:value="3.527157">
                <text:p>3.527157</text:p>
              </table:table-cell>
              <table:table-cell office:value-type="float" office:value="12.345283">
                <text:p>12.3452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17.576166">
                <text:p>17.576166</text:p>
              </table:table-cell>
              <table:table-cell office:value-type="float" office:value="7.0419">
                <text:p>7.0419</text:p>
              </table:table-cell>
              <table:table-cell office:value-type="float" office:value="24.618066">
                <text:p>24.6180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32.175654">
                <text:p>32.175654</text:p>
              </table:table-cell>
              <table:table-cell office:value-type="float" office:value="11.320988">
                <text:p>11.320988</text:p>
              </table:table-cell>
              <table:table-cell office:value-type="float" office:value="43.496642">
                <text:p>43.496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7.188512">
                <text:p>17.188512</text:p>
              </table:table-cell>
              <table:table-cell office:value-type="float" office:value="7.972404">
                <text:p>7.972404</text:p>
              </table:table-cell>
              <table:table-cell office:value-type="float" office:value="25.160916">
                <text:p>25.1609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.844131">
                <text:p>17.844131</text:p>
              </table:table-cell>
              <table:table-cell office:value-type="float" office:value="7.316725">
                <text:p>7.316725</text:p>
              </table:table-cell>
              <table:table-cell office:value-type="float" office:value="25.160856">
                <text:p>25.1608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28.286761">
                <text:p>28.286761</text:p>
              </table:table-cell>
              <table:table-cell office:value-type="float" office:value="22.663282">
                <text:p>22.663282</text:p>
              </table:table-cell>
              <table:table-cell office:value-type="float" office:value="50.950043">
                <text:p>50.950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">
                <text:p>78</text:p>
              </table:table-cell>
              <table:table-cell office:value-type="float" office:value="66.123956">
                <text:p>66.123956</text:p>
              </table:table-cell>
              <table:table-cell office:value-type="float" office:value="33.179647">
                <text:p>33.179647</text:p>
              </table:table-cell>
              <table:table-cell office:value-type="float" office:value="99.303603">
                <text:p>99.3036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36.117089">
                <text:p>36.117089</text:p>
              </table:table-cell>
              <table:table-cell office:value-type="float" office:value="7.643836">
                <text:p>7.643836</text:p>
              </table:table-cell>
              <table:table-cell office:value-type="float" office:value="43.760925">
                <text:p>43.760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14.626499">
                <text:p>14.626499</text:p>
              </table:table-cell>
              <table:table-cell office:value-type="float" office:value="0.69318">
                <text:p>0.69318</text:p>
              </table:table-cell>
              <table:table-cell office:value-type="float" office:value="15.319679">
                <text:p>15.319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10.023289">
                <text:p>10.023289</text:p>
              </table:table-cell>
              <table:table-cell office:value-type="float" office:value="2.205647">
                <text:p>2.205647</text:p>
              </table:table-cell>
              <table:table-cell office:value-type="float" office:value="12.228936">
                <text:p>12.2289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0.475084">
                <text:p>10.475084</text:p>
              </table:table-cell>
              <table:table-cell office:value-type="float" office:value="2.20364">
                <text:p>2.20364</text:p>
              </table:table-cell>
              <table:table-cell office:value-type="float" office:value="12.678724">
                <text:p>12.6787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">
                <text:p>79</text:p>
              </table:table-cell>
              <table:table-cell office:value-type="float" office:value="10.211923">
                <text:p>10.211923</text:p>
              </table:table-cell>
              <table:table-cell office:value-type="float" office:value="3.008446">
                <text:p>3.008446</text:p>
              </table:table-cell>
              <table:table-cell office:value-type="float" office:value="13.220369">
                <text:p>13.2203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10.661629">
                <text:p>10.661629</text:p>
              </table:table-cell>
              <table:table-cell office:value-type="float" office:value="2.434669">
                <text:p>2.434669</text:p>
              </table:table-cell>
              <table:table-cell office:value-type="float" office:value="13.096298">
                <text:p>13.0962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1.829866">
                <text:p>11.829866</text:p>
              </table:table-cell>
              <table:table-cell office:value-type="float" office:value="3.049993">
                <text:p>3.049993</text:p>
              </table:table-cell>
              <table:table-cell office:value-type="float" office:value="14.879859">
                <text:p>14.8798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11.545797">
                <text:p>11.545797</text:p>
              </table:table-cell>
              <table:table-cell office:value-type="float" office:value="4.771605">
                <text:p>4.771605</text:p>
              </table:table-cell>
              <table:table-cell office:value-type="float" office:value="16.317402">
                <text:p>16.3174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9">
                <text:p>89</text:p>
              </table:table-cell>
              <table:table-cell office:value-type="float" office:value="10.92841">
                <text:p>10.92841</text:p>
              </table:table-cell>
              <table:table-cell office:value-type="float" office:value="1.651069">
                <text:p>1.651069</text:p>
              </table:table-cell>
              <table:table-cell office:value-type="float" office:value="12.579479">
                <text:p>12.579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12.641711">
                <text:p>12.641711</text:p>
              </table:table-cell>
              <table:table-cell office:value-type="float" office:value="1.858182">
                <text:p>1.858182</text:p>
              </table:table-cell>
              <table:table-cell office:value-type="float" office:value="14.499893">
                <text:p>14.4998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">
                <text:p>89</text:p>
              </table:table-cell>
              <table:table-cell office:value-type="float" office:value="12.697211">
                <text:p>12.697211</text:p>
              </table:table-cell>
              <table:table-cell office:value-type="float" office:value="2.28804">
                <text:p>2.28804</text:p>
              </table:table-cell>
              <table:table-cell office:value-type="float" office:value="14.985251">
                <text:p>14.985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10.053025">
                <text:p>10.053025</text:p>
              </table:table-cell>
              <table:table-cell office:value-type="float" office:value="2.053994">
                <text:p>2.053994</text:p>
              </table:table-cell>
              <table:table-cell office:value-type="float" office:value="12.107019">
                <text:p>12.107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11.02441">
                <text:p>11.02441</text:p>
              </table:table-cell>
              <table:table-cell office:value-type="float" office:value="1.272984">
                <text:p>1.272984</text:p>
              </table:table-cell>
              <table:table-cell office:value-type="float" office:value="12.297394">
                <text:p>12.2973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13.658459">
                <text:p>13.658459</text:p>
              </table:table-cell>
              <table:table-cell office:value-type="float" office:value="3.222642">
                <text:p>3.222642</text:p>
              </table:table-cell>
              <table:table-cell office:value-type="float" office:value="16.881101">
                <text:p>16.881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500.493569">
                <text:p>500.493569</text:p>
              </table:table-cell>
              <table:table-cell office:value-type="float" office:value="66.155963">
                <text:p>66.155963</text:p>
              </table:table-cell>
              <table:table-cell office:value-type="float" office:value="566.649532">
                <text:p>566.6495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621.278751">
                <text:p>621.278751</text:p>
              </table:table-cell>
              <table:table-cell office:value-type="float" office:value="83.437377">
                <text:p>83.437377</text:p>
              </table:table-cell>
              <table:table-cell office:value-type="float" office:value="704.716128">
                <text:p>704.716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531.648897">
                <text:p>531.648897</text:p>
              </table:table-cell>
              <table:table-cell office:value-type="float" office:value="23.837357">
                <text:p>23.837357</text:p>
              </table:table-cell>
              <table:table-cell office:value-type="float" office:value="555.486254">
                <text:p>555.4862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08.281188">
                <text:p>308.281188</text:p>
              </table:table-cell>
              <table:table-cell office:value-type="float" office:value="0">
                <text:p>0</text:p>
              </table:table-cell>
              <table:table-cell office:value-type="float" office:value="308.281188">
                <text:p>308.2811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245.108328">
                <text:p>245.108328</text:p>
              </table:table-cell>
              <table:table-cell office:value-type="float" office:value="0">
                <text:p>0</text:p>
              </table:table-cell>
              <table:table-cell office:value-type="float" office:value="245.108328">
                <text:p>245.1083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49.984761">
                <text:p>149.984761</text:p>
              </table:table-cell>
              <table:table-cell office:value-type="float" office:value="0">
                <text:p>0</text:p>
              </table:table-cell>
              <table:table-cell office:value-type="float" office:value="149.984761">
                <text:p>149.984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54.473482">
                <text:p>54.473482</text:p>
              </table:table-cell>
              <table:table-cell office:value-type="float" office:value="0">
                <text:p>0</text:p>
              </table:table-cell>
              <table:table-cell office:value-type="float" office:value="54.473482">
                <text:p>54.4734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57.054254">
                <text:p>57.054254</text:p>
              </table:table-cell>
              <table:table-cell office:value-type="float" office:value="8.655448">
                <text:p>8.655448</text:p>
              </table:table-cell>
              <table:table-cell office:value-type="float" office:value="65.709702">
                <text:p>65.7097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45.856772">
                <text:p>45.856772</text:p>
              </table:table-cell>
              <table:table-cell office:value-type="float" office:value="6.838252">
                <text:p>6.838252</text:p>
              </table:table-cell>
              <table:table-cell office:value-type="float" office:value="52.695024">
                <text:p>52.695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37.450458">
                <text:p>37.450458</text:p>
              </table:table-cell>
              <table:table-cell office:value-type="float" office:value="16.059875">
                <text:p>16.059875</text:p>
              </table:table-cell>
              <table:table-cell office:value-type="float" office:value="53.510333">
                <text:p>53.510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7.79873">
                <text:p>17.79873</text:p>
              </table:table-cell>
              <table:table-cell office:value-type="float" office:value="4.857372">
                <text:p>4.857372</text:p>
              </table:table-cell>
              <table:table-cell office:value-type="float" office:value="22.656102">
                <text:p>22.656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2.623096">
                <text:p>12.623096</text:p>
              </table:table-cell>
              <table:table-cell office:value-type="float" office:value="3.654852">
                <text:p>3.654852</text:p>
              </table:table-cell>
              <table:table-cell office:value-type="float" office:value="16.277948">
                <text:p>16.2779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4.405563">
                <text:p>14.405563</text:p>
              </table:table-cell>
              <table:table-cell office:value-type="float" office:value="3.710924">
                <text:p>3.710924</text:p>
              </table:table-cell>
              <table:table-cell office:value-type="float" office:value="18.116487">
                <text:p>18.1164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3.596766">
                <text:p>13.596766</text:p>
              </table:table-cell>
              <table:table-cell office:value-type="float" office:value="4.846274">
                <text:p>4.846274</text:p>
              </table:table-cell>
              <table:table-cell office:value-type="float" office:value="18.44304">
                <text:p>18.4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12.537623">
                <text:p>12.537623</text:p>
              </table:table-cell>
              <table:table-cell office:value-type="float" office:value="2.198804">
                <text:p>2.198804</text:p>
              </table:table-cell>
              <table:table-cell office:value-type="float" office:value="14.736427">
                <text:p>14.736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">
                <text:p>99</text:p>
              </table:table-cell>
              <table:table-cell office:value-type="float" office:value="11.76041">
                <text:p>11.76041</text:p>
              </table:table-cell>
              <table:table-cell office:value-type="float" office:value="1.661756">
                <text:p>1.661756</text:p>
              </table:table-cell>
              <table:table-cell office:value-type="float" office:value="13.422166">
                <text:p>13.4221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11.258917">
                <text:p>11.258917</text:p>
              </table:table-cell>
              <table:table-cell office:value-type="float" office:value="1.695649">
                <text:p>1.695649</text:p>
              </table:table-cell>
              <table:table-cell office:value-type="float" office:value="12.954566">
                <text:p>12.9545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">
                <text:p>99</text:p>
              </table:table-cell>
              <table:table-cell office:value-type="float" office:value="12.405526">
                <text:p>12.405526</text:p>
              </table:table-cell>
              <table:table-cell office:value-type="float" office:value="4.927151">
                <text:p>4.927151</text:p>
              </table:table-cell>
              <table:table-cell office:value-type="float" office:value="17.332677">
                <text:p>17.332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">
                <text:p>99</text:p>
              </table:table-cell>
              <table:table-cell office:value-type="float" office:value="34.29811">
                <text:p>34.29811</text:p>
              </table:table-cell>
              <table:table-cell office:value-type="float" office:value="18.379812">
                <text:p>18.379812</text:p>
              </table:table-cell>
              <table:table-cell office:value-type="float" office:value="52.677922">
                <text:p>52.677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">
                <text:p>99</text:p>
              </table:table-cell>
              <table:table-cell office:value-type="float" office:value="47.246222">
                <text:p>47.246222</text:p>
              </table:table-cell>
              <table:table-cell office:value-type="float" office:value="17.425644">
                <text:p>17.425644</text:p>
              </table:table-cell>
              <table:table-cell office:value-type="float" office:value="64.671866">
                <text:p>64.6718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">
                <text:p>99</text:p>
              </table:table-cell>
              <table:table-cell office:value-type="float" office:value="47.050065">
                <text:p>47.050065</text:p>
              </table:table-cell>
              <table:table-cell office:value-type="float" office:value="29.928993">
                <text:p>29.928993</text:p>
              </table:table-cell>
              <table:table-cell office:value-type="float" office:value="76.979058">
                <text:p>76.9790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">
                <text:p>99</text:p>
              </table:table-cell>
              <table:table-cell office:value-type="float" office:value="57.456242">
                <text:p>57.456242</text:p>
              </table:table-cell>
              <table:table-cell office:value-type="float" office:value="13.697046">
                <text:p>13.697046</text:p>
              </table:table-cell>
              <table:table-cell office:value-type="float" office:value="71.153288">
                <text:p>71.1532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3">
                <text:p>93</text:p>
              </table:table-cell>
              <table:table-cell office:value-type="float" office:value="25.846293">
                <text:p>25.846293</text:p>
              </table:table-cell>
              <table:table-cell office:value-type="float" office:value="3.264077">
                <text:p>3.264077</text:p>
              </table:table-cell>
              <table:table-cell office:value-type="float" office:value="29.11037">
                <text:p>29.110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7.286542">
                <text:p>7.286542</text:p>
              </table:table-cell>
              <table:table-cell office:value-type="float" office:value="0.87379">
                <text:p>0.87379</text:p>
              </table:table-cell>
              <table:table-cell office:value-type="float" office:value="8.160332">
                <text:p>8.1603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">
                <text:p>21</text:p>
              </table:table-cell>
              <table:table-cell office:value-type="float" office:value="3.819991">
                <text:p>3.819991</text:p>
              </table:table-cell>
              <table:table-cell office:value-type="float" office:value="1.208493">
                <text:p>1.208493</text:p>
              </table:table-cell>
              <table:table-cell office:value-type="float" office:value="5.028484">
                <text:p>5.028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1.597657">
                <text:p>1.597657</text:p>
              </table:table-cell>
              <table:table-cell office:value-type="float" office:value="0.291685">
                <text:p>0.291685</text:p>
              </table:table-cell>
              <table:table-cell office:value-type="float" office:value="1.889342">
                <text:p>1.889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0.645892">
                <text:p>0.645892</text:p>
              </table:table-cell>
              <table:table-cell office:value-type="float" office:value="0.259264">
                <text:p>0.259264</text:p>
              </table:table-cell>
              <table:table-cell office:value-type="float" office:value="0.905156">
                <text:p>0.9051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">
                <text:p>5</text:p>
              </table:table-cell>
              <table:table-cell office:value-type="float" office:value="0.601113">
                <text:p>0.601113</text:p>
              </table:table-cell>
              <table:table-cell office:value-type="float" office:value="0.152315">
                <text:p>0.152315</text:p>
              </table:table-cell>
              <table:table-cell office:value-type="float" office:value="0.753428">
                <text:p>0.7534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0.381464">
                <text:p>0.381464</text:p>
              </table:table-cell>
              <table:table-cell office:value-type="float" office:value="0.076134">
                <text:p>0.076134</text:p>
              </table:table-cell>
              <table:table-cell office:value-type="float" office:value="0.457598">
                <text:p>0.4575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0.310982">
                <text:p>0.310982</text:p>
              </table:table-cell>
              <table:table-cell office:value-type="float" office:value="0.257231">
                <text:p>0.257231</text:p>
              </table:table-cell>
              <table:table-cell office:value-type="float" office:value="0.568213">
                <text:p>0.5682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.333918">
                <text:p>0.333918</text:p>
              </table:table-cell>
              <table:table-cell office:value-type="float" office:value="0.139598">
                <text:p>0.139598</text:p>
              </table:table-cell>
              <table:table-cell office:value-type="float" office:value="0.473516">
                <text:p>0.4735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106989">
                <text:p>0.106989</text:p>
              </table:table-cell>
              <table:table-cell office:value-type="float" office:value="0.105513">
                <text:p>0.105513</text:p>
              </table:table-cell>
              <table:table-cell office:value-type="float" office:value="0.212502">
                <text:p>0.212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005cm" style:legend-expansion="high" chart:style-name="ch2"/>
        <chart:plot-area chart:style-name="ch3" table:cell-range-address="test6_100.G2:test6_100.G61 test6_100.E1:test6_100.E61" chart:data-source-has-labels="row" svg:x="0.32cm" svg:y="0.18cm" svg:width="12.323cm" svg:height="8.64cm">
          <chartooo:coordinate-region svg:x="0.756cm" svg:y="0.353cm" svg:width="11.515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6_100.E2:test6_100.E61" chart:label-cell-address="test6_100.E1:test6_100.E1" chart:class="chart:scatter">
            <chart:domain table:cell-range-address="test6_100.G2:test6_100.G61"/>
            <chart:regression-curve chart:style-name="ch7"/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RT</text:p>
                <draw:g>
                  <svg:desc>test6_100.E1:test6_100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est6_100.G2:test6_100.G61</svg:desc>
                </draw:g>
              </table:table-cell>
              <table:table-cell office:value-type="float" office:value="5.256343">
                <text:p>5.256343</text:p>
                <draw:g>
                  <svg:desc>test6_100.E2:test6_100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.636818">
                <text:p>11.636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.24944">
                <text:p>3.2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064534">
                <text:p>1.0645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401618">
                <text:p>1.4016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.718673">
                <text:p>1.71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.209207">
                <text:p>1.209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.321784">
                <text:p>1.321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216155">
                <text:p>1.2161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214901">
                <text:p>1.2149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743381">
                <text:p>1.743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.336861">
                <text:p>2.336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2.196696">
                <text:p>2.196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.296106">
                <text:p>2.2961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2.646314">
                <text:p>2.6463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3.168484">
                <text:p>3.168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.717636">
                <text:p>2.717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.125492">
                <text:p>2.125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298533">
                <text:p>2.298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.007963">
                <text:p>4.007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4.791909">
                <text:p>4.7919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.189718">
                <text:p>3.1897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.569633">
                <text:p>3.569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4.392702">
                <text:p>4.392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3.567974">
                <text:p>3.5679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.409034">
                <text:p>3.4090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.433785">
                <text:p>3.4337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.329298">
                <text:p>3.3292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488525">
                <text:p>3.4885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388372">
                <text:p>4.388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703826">
                <text:p>3.7038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4.255718">
                <text:p>4.255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4.425608">
                <text:p>4.4256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4.775802">
                <text:p>4.7758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4.512832">
                <text:p>4.5128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6.472662">
                <text:p>6.472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6.578387">
                <text:p>6.578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454024">
                <text:p>4.4540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231694">
                <text:p>5.23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.100663">
                <text:p>7.1006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7.228023">
                <text:p>7.2280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7.602947">
                <text:p>7.602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7.81113">
                <text:p>7.81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9.876079">
                <text:p>9.876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7.547443">
                <text:p>7.5474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7.073804">
                <text:p>7.0738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7.242569">
                <text:p>7.242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7.992287">
                <text:p>7.992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144652">
                <text:p>6.1446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.774517">
                <text:p>5.774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">
                <text:p>53</text:p>
              </table:table-cell>
              <table:table-cell office:value-type="float" office:value="6.184815">
                <text:p>6.184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6.252629">
                <text:p>6.252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6.358208">
                <text:p>6.3582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.762269">
                <text:p>6.762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10.270104">
                <text:p>10.270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9.08467">
                <text:p>9.084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10.31197">
                <text:p>10.311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4.047966">
                <text:p>14.0479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333985">
                <text:p>12.3339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6_100.B2:test6_100.B120 test6_100.F1:test6_100.F120" chart:data-source-has-labels="both" svg:x="0.32cm" svg:y="0.18cm" svg:width="13.758cm" svg:height="8.64cm">
          <chartooo:coordinate-region svg:x="2.053cm" svg:y="0.18cm" svg:width="12.025cm" svg:height="7.038cm"/>
          <chart:axis chart:dimension="x" chart:name="primary-x" chart:style-name="ch4" chartooo:axis-type="auto">
            <chartooo:date-scale/>
            <chart:categories table:cell-range-address="test6_100.B2:test6_100.B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6_100.F2:test6_100.F120" chart:label-cell-address="test6_100.F1:test6_100.F1" chart:class="chart:bar">
            <chart:data-point chart:repeated="1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6_100.F1:test6_1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:59:06</text:p>
                <draw:g>
                  <svg:desc>test6_100.B2:test6_100.B120</svg:desc>
                </draw:g>
              </table:table-cell>
              <table:table-cell office:value-type="float" office:value="73947">
                <text:p>73947</text:p>
                <draw:g>
                  <svg:desc>test6_100.F2:test6_100.F120</svg:desc>
                </draw:g>
              </table:table-cell>
            </table:table-row>
            <table:table-row>
              <table:table-cell office:value-type="string">
                <text:p>14:59:07</text:p>
              </table:table-cell>
              <table:table-cell office:value-type="float" office:value="253313">
                <text:p>253313</text:p>
              </table:table-cell>
            </table:table-row>
            <table:table-row>
              <table:table-cell office:value-type="string">
                <text:p>14:59:08</text:p>
              </table:table-cell>
              <table:table-cell office:value-type="float" office:value="748420">
                <text:p>748420</text:p>
              </table:table-cell>
            </table:table-row>
            <table:table-row>
              <table:table-cell office:value-type="string">
                <text:p>14:59:09</text:p>
              </table:table-cell>
              <table:table-cell office:value-type="float" office:value="430575">
                <text:p>430575</text:p>
              </table:table-cell>
            </table:table-row>
            <table:table-row>
              <table:table-cell office:value-type="string">
                <text:p>14:59:10</text:p>
              </table:table-cell>
              <table:table-cell office:value-type="float" office:value="382413">
                <text:p>382413</text:p>
              </table:table-cell>
            </table:table-row>
            <table:table-row>
              <table:table-cell office:value-type="string">
                <text:p>14:59:11</text:p>
              </table:table-cell>
              <table:table-cell office:value-type="float" office:value="712757">
                <text:p>712757</text:p>
              </table:table-cell>
            </table:table-row>
            <table:table-row>
              <table:table-cell office:value-type="string">
                <text:p>14:59:12</text:p>
              </table:table-cell>
              <table:table-cell office:value-type="float" office:value="237370">
                <text:p>237370</text:p>
              </table:table-cell>
            </table:table-row>
            <table:table-row>
              <table:table-cell office:value-type="string">
                <text:p>14:59:13</text:p>
              </table:table-cell>
              <table:table-cell office:value-type="float" office:value="289550">
                <text:p>289550</text:p>
              </table:table-cell>
            </table:table-row>
            <table:table-row>
              <table:table-cell office:value-type="string">
                <text:p>14:59:14</text:p>
              </table:table-cell>
              <table:table-cell office:value-type="float" office:value="201687">
                <text:p>201687</text:p>
              </table:table-cell>
            </table:table-row>
            <table:table-row>
              <table:table-cell office:value-type="string">
                <text:p>14:59:15</text:p>
              </table:table-cell>
              <table:table-cell office:value-type="float" office:value="414911">
                <text:p>414911</text:p>
              </table:table-cell>
            </table:table-row>
            <table:table-row>
              <table:table-cell office:value-type="string">
                <text:p>14:59:16</text:p>
              </table:table-cell>
              <table:table-cell office:value-type="float" office:value="891656">
                <text:p>891656</text:p>
              </table:table-cell>
            </table:table-row>
            <table:table-row>
              <table:table-cell office:value-type="string">
                <text:p>14:59:17</text:p>
              </table:table-cell>
              <table:table-cell office:value-type="float" office:value="833797">
                <text:p>833797</text:p>
              </table:table-cell>
            </table:table-row>
            <table:table-row>
              <table:table-cell office:value-type="string">
                <text:p>14:59:18</text:p>
              </table:table-cell>
              <table:table-cell office:value-type="float" office:value="715339">
                <text:p>715339</text:p>
              </table:table-cell>
            </table:table-row>
            <table:table-row>
              <table:table-cell office:value-type="string">
                <text:p>14:59:19</text:p>
              </table:table-cell>
              <table:table-cell office:value-type="float" office:value="804501">
                <text:p>804501</text:p>
              </table:table-cell>
            </table:table-row>
            <table:table-row>
              <table:table-cell office:value-type="string">
                <text:p>14:59:20</text:p>
              </table:table-cell>
              <table:table-cell office:value-type="float" office:value="1447782">
                <text:p>1447782</text:p>
              </table:table-cell>
            </table:table-row>
            <table:table-row>
              <table:table-cell office:value-type="string">
                <text:p>14:59:21</text:p>
              </table:table-cell>
              <table:table-cell office:value-type="float" office:value="2367170">
                <text:p>2367170</text:p>
              </table:table-cell>
            </table:table-row>
            <table:table-row>
              <table:table-cell office:value-type="string">
                <text:p>14:59:22</text:p>
              </table:table-cell>
              <table:table-cell office:value-type="float" office:value="1417961">
                <text:p>1417961</text:p>
              </table:table-cell>
            </table:table-row>
            <table:table-row>
              <table:table-cell office:value-type="string">
                <text:p>14:59:23</text:p>
              </table:table-cell>
              <table:table-cell office:value-type="float" office:value="349950">
                <text:p>349950</text:p>
              </table:table-cell>
            </table:table-row>
            <table:table-row>
              <table:table-cell office:value-type="string">
                <text:p>14:59:24</text:p>
              </table:table-cell>
              <table:table-cell office:value-type="float" office:value="808253">
                <text:p>808253</text:p>
              </table:table-cell>
            </table:table-row>
            <table:table-row>
              <table:table-cell office:value-type="string">
                <text:p>14:59:25</text:p>
              </table:table-cell>
              <table:table-cell office:value-type="float" office:value="5094305">
                <text:p>5094305</text:p>
              </table:table-cell>
            </table:table-row>
            <table:table-row>
              <table:table-cell office:value-type="string">
                <text:p>14:59:26</text:p>
              </table:table-cell>
              <table:table-cell office:value-type="float" office:value="2102284">
                <text:p>2102284</text:p>
              </table:table-cell>
            </table:table-row>
            <table:table-row>
              <table:table-cell office:value-type="string">
                <text:p>14:59:27</text:p>
              </table:table-cell>
              <table:table-cell office:value-type="float" office:value="915190">
                <text:p>915190</text:p>
              </table:table-cell>
            </table:table-row>
            <table:table-row>
              <table:table-cell office:value-type="string">
                <text:p>14:59:28</text:p>
              </table:table-cell>
              <table:table-cell office:value-type="float" office:value="1101451">
                <text:p>1101451</text:p>
              </table:table-cell>
            </table:table-row>
            <table:table-row>
              <table:table-cell office:value-type="string">
                <text:p>14:59:29</text:p>
              </table:table-cell>
              <table:table-cell office:value-type="float" office:value="1173538">
                <text:p>1173538</text:p>
              </table:table-cell>
            </table:table-row>
            <table:table-row>
              <table:table-cell office:value-type="string">
                <text:p>14:59:30</text:p>
              </table:table-cell>
              <table:table-cell office:value-type="float" office:value="791481">
                <text:p>791481</text:p>
              </table:table-cell>
            </table:table-row>
            <table:table-row>
              <table:table-cell office:value-type="string">
                <text:p>14:59:31</text:p>
              </table:table-cell>
              <table:table-cell office:value-type="float" office:value="711667">
                <text:p>711667</text:p>
              </table:table-cell>
            </table:table-row>
            <table:table-row>
              <table:table-cell office:value-type="string">
                <text:p>14:59:32</text:p>
              </table:table-cell>
              <table:table-cell office:value-type="float" office:value="1310362">
                <text:p>1310362</text:p>
              </table:table-cell>
            </table:table-row>
            <table:table-row>
              <table:table-cell office:value-type="string">
                <text:p>14:59:33</text:p>
              </table:table-cell>
              <table:table-cell office:value-type="float" office:value="795905">
                <text:p>795905</text:p>
              </table:table-cell>
            </table:table-row>
            <table:table-row>
              <table:table-cell office:value-type="string">
                <text:p>14:59:34</text:p>
              </table:table-cell>
              <table:table-cell office:value-type="float" office:value="510577">
                <text:p>510577</text:p>
              </table:table-cell>
            </table:table-row>
            <table:table-row>
              <table:table-cell office:value-type="string">
                <text:p>14:59:35</text:p>
              </table:table-cell>
              <table:table-cell office:value-type="float" office:value="508139">
                <text:p>508139</text:p>
              </table:table-cell>
            </table:table-row>
            <table:table-row>
              <table:table-cell office:value-type="string">
                <text:p>14:59:36</text:p>
              </table:table-cell>
              <table:table-cell office:value-type="float" office:value="708187">
                <text:p>708187</text:p>
              </table:table-cell>
            </table:table-row>
            <table:table-row>
              <table:table-cell office:value-type="string">
                <text:p>14:59:37</text:p>
              </table:table-cell>
              <table:table-cell office:value-type="float" office:value="1076050">
                <text:p>1076050</text:p>
              </table:table-cell>
            </table:table-row>
            <table:table-row>
              <table:table-cell office:value-type="string">
                <text:p>14:59:38</text:p>
              </table:table-cell>
              <table:table-cell office:value-type="float" office:value="1249774">
                <text:p>1249774</text:p>
              </table:table-cell>
            </table:table-row>
            <table:table-row>
              <table:table-cell office:value-type="string">
                <text:p>14:59:39</text:p>
              </table:table-cell>
              <table:table-cell office:value-type="float" office:value="1547079">
                <text:p>1547079</text:p>
              </table:table-cell>
            </table:table-row>
            <table:table-row>
              <table:table-cell office:value-type="string">
                <text:p>14:59:40</text:p>
              </table:table-cell>
              <table:table-cell office:value-type="float" office:value="2358094">
                <text:p>2358094</text:p>
              </table:table-cell>
            </table:table-row>
            <table:table-row>
              <table:table-cell office:value-type="string">
                <text:p>14:59:41</text:p>
              </table:table-cell>
              <table:table-cell office:value-type="float" office:value="1958898">
                <text:p>1958898</text:p>
              </table:table-cell>
            </table:table-row>
            <table:table-row>
              <table:table-cell office:value-type="string">
                <text:p>14:59:42</text:p>
              </table:table-cell>
              <table:table-cell office:value-type="float" office:value="1322304">
                <text:p>1322304</text:p>
              </table:table-cell>
            </table:table-row>
            <table:table-row>
              <table:table-cell office:value-type="string">
                <text:p>14:59:43</text:p>
              </table:table-cell>
              <table:table-cell office:value-type="float" office:value="1385159">
                <text:p>1385159</text:p>
              </table:table-cell>
            </table:table-row>
            <table:table-row>
              <table:table-cell office:value-type="string">
                <text:p>14:59:44</text:p>
              </table:table-cell>
              <table:table-cell office:value-type="float" office:value="1972010">
                <text:p>1972010</text:p>
              </table:table-cell>
            </table:table-row>
            <table:table-row>
              <table:table-cell office:value-type="string">
                <text:p>14:59:45</text:p>
              </table:table-cell>
              <table:table-cell office:value-type="float" office:value="1095340">
                <text:p>1095340</text:p>
              </table:table-cell>
            </table:table-row>
            <table:table-row>
              <table:table-cell office:value-type="string">
                <text:p>14:59:46</text:p>
              </table:table-cell>
              <table:table-cell office:value-type="float" office:value="1629371">
                <text:p>1629371</text:p>
              </table:table-cell>
            </table:table-row>
            <table:table-row>
              <table:table-cell office:value-type="string">
                <text:p>14:59:47</text:p>
              </table:table-cell>
              <table:table-cell office:value-type="float" office:value="2563655">
                <text:p>2563655</text:p>
              </table:table-cell>
            </table:table-row>
            <table:table-row>
              <table:table-cell office:value-type="string">
                <text:p>14:59:48</text:p>
              </table:table-cell>
              <table:table-cell office:value-type="float" office:value="4776828">
                <text:p>4776828</text:p>
              </table:table-cell>
            </table:table-row>
            <table:table-row>
              <table:table-cell office:value-type="string">
                <text:p>14:59:49</text:p>
              </table:table-cell>
              <table:table-cell office:value-type="float" office:value="6252181">
                <text:p>6252181</text:p>
              </table:table-cell>
            </table:table-row>
            <table:table-row>
              <table:table-cell office:value-type="string">
                <text:p>14:59:50</text:p>
              </table:table-cell>
              <table:table-cell office:value-type="float" office:value="5280744">
                <text:p>5280744</text:p>
              </table:table-cell>
            </table:table-row>
            <table:table-row>
              <table:table-cell office:value-type="string">
                <text:p>14:59:51</text:p>
              </table:table-cell>
              <table:table-cell office:value-type="float" office:value="2783473">
                <text:p>2783473</text:p>
              </table:table-cell>
            </table:table-row>
            <table:table-row>
              <table:table-cell office:value-type="string">
                <text:p>14:59:52</text:p>
              </table:table-cell>
              <table:table-cell office:value-type="float" office:value="4130096">
                <text:p>4130096</text:p>
              </table:table-cell>
            </table:table-row>
            <table:table-row>
              <table:table-cell office:value-type="string">
                <text:p>14:59:53</text:p>
              </table:table-cell>
              <table:table-cell office:value-type="float" office:value="1618963">
                <text:p>1618963</text:p>
              </table:table-cell>
            </table:table-row>
            <table:table-row>
              <table:table-cell office:value-type="string">
                <text:p>14:59:54</text:p>
              </table:table-cell>
              <table:table-cell office:value-type="float" office:value="1607325">
                <text:p>1607325</text:p>
              </table:table-cell>
            </table:table-row>
            <table:table-row>
              <table:table-cell office:value-type="string">
                <text:p>14:59:55</text:p>
              </table:table-cell>
              <table:table-cell office:value-type="float" office:value="1935941">
                <text:p>1935941</text:p>
              </table:table-cell>
            </table:table-row>
            <table:table-row>
              <table:table-cell office:value-type="string">
                <text:p>14:59:56</text:p>
              </table:table-cell>
              <table:table-cell office:value-type="float" office:value="2585207">
                <text:p>2585207</text:p>
              </table:table-cell>
            </table:table-row>
            <table:table-row>
              <table:table-cell office:value-type="string">
                <text:p>14:59:57</text:p>
              </table:table-cell>
              <table:table-cell office:value-type="float" office:value="1135795">
                <text:p>1135795</text:p>
              </table:table-cell>
            </table:table-row>
            <table:table-row>
              <table:table-cell office:value-type="string">
                <text:p>14:59:58</text:p>
              </table:table-cell>
              <table:table-cell office:value-type="float" office:value="890858">
                <text:p>890858</text:p>
              </table:table-cell>
            </table:table-row>
            <table:table-row>
              <table:table-cell office:value-type="string">
                <text:p>14:59:59</text:p>
              </table:table-cell>
              <table:table-cell office:value-type="float" office:value="1537596">
                <text:p>1537596</text:p>
              </table:table-cell>
            </table:table-row>
            <table:table-row>
              <table:table-cell office:value-type="string">
                <text:p>15:00:00</text:p>
              </table:table-cell>
              <table:table-cell office:value-type="float" office:value="1637231">
                <text:p>1637231</text:p>
              </table:table-cell>
            </table:table-row>
            <table:table-row>
              <table:table-cell office:value-type="string">
                <text:p>15:00:01</text:p>
              </table:table-cell>
              <table:table-cell office:value-type="float" office:value="3565642">
                <text:p>3565642</text:p>
              </table:table-cell>
            </table:table-row>
            <table:table-row>
              <table:table-cell office:value-type="string">
                <text:p>15:00:02</text:p>
              </table:table-cell>
              <table:table-cell office:value-type="float" office:value="5479407">
                <text:p>5479407</text:p>
              </table:table-cell>
            </table:table-row>
            <table:table-row>
              <table:table-cell office:value-type="string">
                <text:p>15:00:03</text:p>
              </table:table-cell>
              <table:table-cell office:value-type="float" office:value="3263371">
                <text:p>3263371</text:p>
              </table:table-cell>
            </table:table-row>
            <table:table-row>
              <table:table-cell office:value-type="string">
                <text:p>15:00:05</text:p>
              </table:table-cell>
              <table:table-cell office:value-type="float" office:value="6092570">
                <text:p>6092570</text:p>
              </table:table-cell>
            </table:table-row>
            <table:table-row>
              <table:table-cell office:value-type="string">
                <text:p>15:00:06</text:p>
              </table:table-cell>
              <table:table-cell office:value-type="float" office:value="2076590">
                <text:p>2076590</text:p>
              </table:table-cell>
            </table:table-row>
            <table:table-row>
              <table:table-cell office:value-type="string">
                <text:p>15:00:07</text:p>
              </table:table-cell>
              <table:table-cell office:value-type="float" office:value="5058191">
                <text:p>5058191</text:p>
              </table:table-cell>
            </table:table-row>
            <table:table-row>
              <table:table-cell office:value-type="string">
                <text:p>15:00:08</text:p>
              </table:table-cell>
              <table:table-cell office:value-type="float" office:value="4231642">
                <text:p>4231642</text:p>
              </table:table-cell>
            </table:table-row>
            <table:table-row>
              <table:table-cell office:value-type="string">
                <text:p>15:00:09</text:p>
              </table:table-cell>
              <table:table-cell office:value-type="float" office:value="4543217">
                <text:p>4543217</text:p>
              </table:table-cell>
            </table:table-row>
            <table:table-row>
              <table:table-cell office:value-type="string">
                <text:p>15:00:10</text:p>
              </table:table-cell>
              <table:table-cell office:value-type="float" office:value="1858630">
                <text:p>1858630</text:p>
              </table:table-cell>
            </table:table-row>
            <table:table-row>
              <table:table-cell office:value-type="string">
                <text:p>15:00:11</text:p>
              </table:table-cell>
              <table:table-cell office:value-type="float" office:value="3561585">
                <text:p>3561585</text:p>
              </table:table-cell>
            </table:table-row>
            <table:table-row>
              <table:table-cell office:value-type="string">
                <text:p>15:00:12</text:p>
              </table:table-cell>
              <table:table-cell office:value-type="float" office:value="6595516">
                <text:p>6595516</text:p>
              </table:table-cell>
            </table:table-row>
            <table:table-row>
              <table:table-cell office:value-type="string">
                <text:p>15:00:13</text:p>
              </table:table-cell>
              <table:table-cell office:value-type="float" office:value="7207092">
                <text:p>7207092</text:p>
              </table:table-cell>
            </table:table-row>
            <table:table-row>
              <table:table-cell office:value-type="string">
                <text:p>15:00:14</text:p>
              </table:table-cell>
              <table:table-cell office:value-type="float" office:value="7724044">
                <text:p>7724044</text:p>
              </table:table-cell>
            </table:table-row>
            <table:table-row>
              <table:table-cell office:value-type="string">
                <text:p>15:00:15</text:p>
              </table:table-cell>
              <table:table-cell office:value-type="float" office:value="9171604">
                <text:p>9171604</text:p>
              </table:table-cell>
            </table:table-row>
            <table:table-row>
              <table:table-cell office:value-type="string">
                <text:p>15:00:16</text:p>
              </table:table-cell>
              <table:table-cell office:value-type="float" office:value="6899358">
                <text:p>6899358</text:p>
              </table:table-cell>
            </table:table-row>
            <table:table-row>
              <table:table-cell office:value-type="string">
                <text:p>15:00:17</text:p>
              </table:table-cell>
              <table:table-cell office:value-type="float" office:value="9959684">
                <text:p>9959684</text:p>
              </table:table-cell>
            </table:table-row>
            <table:table-row>
              <table:table-cell office:value-type="string">
                <text:p>15:00:18</text:p>
              </table:table-cell>
              <table:table-cell office:value-type="float" office:value="9347705">
                <text:p>9347705</text:p>
              </table:table-cell>
            </table:table-row>
            <table:table-row>
              <table:table-cell office:value-type="string">
                <text:p>15:00:19</text:p>
              </table:table-cell>
              <table:table-cell office:value-type="float" office:value="4096777">
                <text:p>4096777</text:p>
              </table:table-cell>
            </table:table-row>
            <table:table-row>
              <table:table-cell office:value-type="string">
                <text:p>15:00:20</text:p>
              </table:table-cell>
              <table:table-cell office:value-type="float" office:value="1463413">
                <text:p>1463413</text:p>
              </table:table-cell>
            </table:table-row>
            <table:table-row>
              <table:table-cell office:value-type="string">
                <text:p>15:00:21</text:p>
              </table:table-cell>
              <table:table-cell office:value-type="float" office:value="3657382">
                <text:p>3657382</text:p>
              </table:table-cell>
            </table:table-row>
            <table:table-row>
              <table:table-cell office:value-type="string">
                <text:p>15:00:22</text:p>
              </table:table-cell>
              <table:table-cell office:value-type="float" office:value="4643092">
                <text:p>4643092</text:p>
              </table:table-cell>
            </table:table-row>
            <table:table-row>
              <table:table-cell office:value-type="string">
                <text:p>15:00:23</text:p>
              </table:table-cell>
              <table:table-cell office:value-type="float" office:value="6335405">
                <text:p>6335405</text:p>
              </table:table-cell>
            </table:table-row>
            <table:table-row>
              <table:table-cell office:value-type="string">
                <text:p>15:00:24</text:p>
              </table:table-cell>
              <table:table-cell office:value-type="float" office:value="5712289">
                <text:p>5712289</text:p>
              </table:table-cell>
            </table:table-row>
            <table:table-row>
              <table:table-cell office:value-type="string">
                <text:p>15:00:25</text:p>
              </table:table-cell>
              <table:table-cell office:value-type="float" office:value="5427799">
                <text:p>5427799</text:p>
              </table:table-cell>
            </table:table-row>
            <table:table-row>
              <table:table-cell office:value-type="string">
                <text:p>15:00:26</text:p>
              </table:table-cell>
              <table:table-cell office:value-type="float" office:value="8345589">
                <text:p>8345589</text:p>
              </table:table-cell>
            </table:table-row>
            <table:table-row>
              <table:table-cell office:value-type="string">
                <text:p>15:00:27</text:p>
              </table:table-cell>
              <table:table-cell office:value-type="float" office:value="4541290">
                <text:p>4541290</text:p>
              </table:table-cell>
            </table:table-row>
            <table:table-row>
              <table:table-cell office:value-type="string">
                <text:p>15:00:28</text:p>
              </table:table-cell>
              <table:table-cell office:value-type="float" office:value="3999157">
                <text:p>3999157</text:p>
              </table:table-cell>
            </table:table-row>
            <table:table-row>
              <table:table-cell office:value-type="string">
                <text:p>15:00:29</text:p>
              </table:table-cell>
              <table:table-cell office:value-type="float" office:value="5417304">
                <text:p>5417304</text:p>
              </table:table-cell>
            </table:table-row>
            <table:table-row>
              <table:table-cell office:value-type="string">
                <text:p>15:00:30</text:p>
              </table:table-cell>
              <table:table-cell office:value-type="float" office:value="4345637">
                <text:p>4345637</text:p>
              </table:table-cell>
            </table:table-row>
            <table:table-row>
              <table:table-cell office:value-type="string">
                <text:p>15:00:31</text:p>
              </table:table-cell>
              <table:table-cell office:value-type="float" office:value="4019912">
                <text:p>4019912</text:p>
              </table:table-cell>
            </table:table-row>
            <table:table-row>
              <table:table-cell office:value-type="string">
                <text:p>15:00:32</text:p>
              </table:table-cell>
              <table:table-cell office:value-type="float" office:value="5899000">
                <text:p>5899000</text:p>
              </table:table-cell>
            </table:table-row>
            <table:table-row>
              <table:table-cell office:value-type="string">
                <text:p>15:00:33</text:p>
              </table:table-cell>
              <table:table-cell office:value-type="float" office:value="9009654">
                <text:p>9009654</text:p>
              </table:table-cell>
            </table:table-row>
            <table:table-row>
              <table:table-cell office:value-type="string">
                <text:p>15:00:34</text:p>
              </table:table-cell>
              <table:table-cell office:value-type="float" office:value="10443093">
                <text:p>10443093</text:p>
              </table:table-cell>
            </table:table-row>
            <table:table-row>
              <table:table-cell office:value-type="string">
                <text:p>15:00:35</text:p>
              </table:table-cell>
              <table:table-cell office:value-type="float" office:value="4091503">
                <text:p>4091503</text:p>
              </table:table-cell>
            </table:table-row>
            <table:table-row>
              <table:table-cell office:value-type="string">
                <text:p>15:00: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00:40</text:p>
              </table:table-cell>
              <table:table-cell office:value-type="float" office:value="1447105">
                <text:p>1447105</text:p>
              </table:table-cell>
            </table:table-row>
            <table:table-row>
              <table:table-cell office:value-type="string">
                <text:p>15:00:41</text:p>
              </table:table-cell>
              <table:table-cell office:value-type="float" office:value="1470969">
                <text:p>1470969</text:p>
              </table:table-cell>
            </table:table-row>
            <table:table-row>
              <table:table-cell office:value-type="string">
                <text:p>15:00:42</text:p>
              </table:table-cell>
              <table:table-cell office:value-type="float" office:value="6464865">
                <text:p>6464865</text:p>
              </table:table-cell>
            </table:table-row>
            <table:table-row>
              <table:table-cell office:value-type="string">
                <text:p>15:00:43</text:p>
              </table:table-cell>
              <table:table-cell office:value-type="float" office:value="5479474">
                <text:p>5479474</text:p>
              </table:table-cell>
            </table:table-row>
            <table:table-row>
              <table:table-cell office:value-type="string">
                <text:p>15:00:44</text:p>
              </table:table-cell>
              <table:table-cell office:value-type="float" office:value="6017293">
                <text:p>6017293</text:p>
              </table:table-cell>
            </table:table-row>
            <table:table-row>
              <table:table-cell office:value-type="string">
                <text:p>15:00:45</text:p>
              </table:table-cell>
              <table:table-cell office:value-type="float" office:value="6588737">
                <text:p>6588737</text:p>
              </table:table-cell>
            </table:table-row>
            <table:table-row>
              <table:table-cell office:value-type="string">
                <text:p>15:00:46</text:p>
              </table:table-cell>
              <table:table-cell office:value-type="float" office:value="8356264">
                <text:p>8356264</text:p>
              </table:table-cell>
            </table:table-row>
            <table:table-row>
              <table:table-cell office:value-type="string">
                <text:p>15:00:47</text:p>
              </table:table-cell>
              <table:table-cell office:value-type="float" office:value="5043870">
                <text:p>5043870</text:p>
              </table:table-cell>
            </table:table-row>
            <table:table-row>
              <table:table-cell office:value-type="string">
                <text:p>15:00:48</text:p>
              </table:table-cell>
              <table:table-cell office:value-type="float" office:value="4271417">
                <text:p>4271417</text:p>
              </table:table-cell>
            </table:table-row>
            <table:table-row>
              <table:table-cell office:value-type="string">
                <text:p>15:00:49</text:p>
              </table:table-cell>
              <table:table-cell office:value-type="float" office:value="4204154">
                <text:p>4204154</text:p>
              </table:table-cell>
            </table:table-row>
            <table:table-row>
              <table:table-cell office:value-type="string">
                <text:p>15:00:50</text:p>
              </table:table-cell>
              <table:table-cell office:value-type="float" office:value="8522563">
                <text:p>8522563</text:p>
              </table:table-cell>
            </table:table-row>
            <table:table-row>
              <table:table-cell office:value-type="string">
                <text:p>15:00:51</text:p>
              </table:table-cell>
              <table:table-cell office:value-type="float" office:value="13397255">
                <text:p>13397255</text:p>
              </table:table-cell>
            </table:table-row>
            <table:table-row>
              <table:table-cell office:value-type="string">
                <text:p>15:00:52</text:p>
              </table:table-cell>
              <table:table-cell office:value-type="float" office:value="12931940">
                <text:p>12931940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16564640">
                <text:p>16564640</text:p>
              </table:table-cell>
            </table:table-row>
            <table:table-row>
              <table:table-cell office:value-type="string">
                <text:p>15:00:54</text:p>
              </table:table-cell>
              <table:table-cell office:value-type="float" office:value="8828745">
                <text:p>8828745</text:p>
              </table:table-cell>
            </table:table-row>
            <table:table-row>
              <table:table-cell office:value-type="string">
                <text:p>15:00:55</text:p>
              </table:table-cell>
              <table:table-cell office:value-type="float" office:value="3347836">
                <text:p>3347836</text:p>
              </table:table-cell>
            </table:table-row>
            <table:table-row>
              <table:table-cell office:value-type="string">
                <text:p>15:00:56</text:p>
              </table:table-cell>
              <table:table-cell office:value-type="float" office:value="1311911">
                <text:p>1311911</text:p>
              </table:table-cell>
            </table:table-row>
            <table:table-row>
              <table:table-cell office:value-type="string">
                <text:p>15:00:57</text:p>
              </table:table-cell>
              <table:table-cell office:value-type="float" office:value="1219859">
                <text:p>1219859</text:p>
              </table:table-cell>
            </table:table-row>
            <table:table-row>
              <table:table-cell office:value-type="string">
                <text:p>15:00:58</text:p>
              </table:table-cell>
              <table:table-cell office:value-type="float" office:value="302282">
                <text:p>302282</text:p>
              </table:table-cell>
            </table:table-row>
            <table:table-row>
              <table:table-cell office:value-type="string">
                <text:p>15:00:59</text:p>
              </table:table-cell>
              <table:table-cell office:value-type="float" office:value="428612">
                <text:p>428612</text:p>
              </table:table-cell>
            </table:table-row>
            <table:table-row>
              <table:table-cell office:value-type="string">
                <text:p>15:01:00</text:p>
              </table:table-cell>
              <table:table-cell office:value-type="float" office:value="260917">
                <text:p>260917</text:p>
              </table:table-cell>
            </table:table-row>
            <table:table-row>
              <table:table-cell office:value-type="string">
                <text:p>15:01:01</text:p>
              </table:table-cell>
              <table:table-cell office:value-type="float" office:value="84551">
                <text:p>84551</text:p>
              </table:table-cell>
            </table:table-row>
            <table:table-row>
              <table:table-cell office:value-type="string">
                <text:p>15:01:02</text:p>
              </table:table-cell>
              <table:table-cell office:value-type="float" office:value="283170">
                <text:p>283170</text:p>
              </table:table-cell>
            </table:table-row>
            <table:table-row>
              <table:table-cell office:value-type="string">
                <text:p>15:01:03</text:p>
              </table:table-cell>
              <table:table-cell office:value-type="float" office:value="105793">
                <text:p>105793</text:p>
              </table:table-cell>
            </table:table-row>
            <table:table-row>
              <table:table-cell office:value-type="string">
                <text:p>15:01:04</text:p>
              </table:table-cell>
              <table:table-cell office:value-type="float" office:value="76525">
                <text:p>765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